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31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12.081cm"/>
    </style:style>
    <style:style style:name="co5" style:family="table-column">
      <style:table-column-properties fo:break-before="auto" style:column-width="6.7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9e8e7" style:text-align-source="fix" style:repeat-content="false" fo:wrap-option="wrap"/>
      <style:paragraph-properties fo:text-align="start"/>
      <style:text-properties fo:color="#0950a7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wrap-option="wrap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wrap-option="wrap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http://www.culture.gouv.fr/icons/joconde/notice.gif" draw:style-name="gr1" draw:text-style-name="P1" svg:width="0.422cm" svg:height="0.422cm" svg:x="0cm" svg:y="0.453cm">
            <draw:image xlink:href="http://www.culture.gouv.fr/icons/joconde/notice.gif" xlink:type="simple" xlink:show="embed" xlink:actuate="onLoad">
              <text:p/>
            </draw:image>
          </draw:frame>
          <draw:frame draw:z-index="1" draw:name="http://www.culture.gouv.fr/icons/joconde/notice.gif" draw:style-name="gr1" draw:text-style-name="P1" svg:width="0.422cm" svg:height="0.422cm" svg:x="0cm" svg:y="0.906cm">
            <draw:image xlink:href="http://www.culture.gouv.fr/icons/joconde/notice.gif" xlink:type="simple" xlink:show="embed" xlink:actuate="onLoad">
              <text:p/>
            </draw:image>
          </draw:frame>
          <draw:frame draw:z-index="2" draw:name="http://www.culture.gouv.fr/icons/joconde/notice.gif" draw:style-name="gr1" draw:text-style-name="P1" svg:width="0.422cm" svg:height="0.422cm" svg:x="0cm" svg:y="1.359cm">
            <draw:image xlink:href="http://www.culture.gouv.fr/icons/joconde/notice.gif" xlink:type="simple" xlink:show="embed" xlink:actuate="onLoad">
              <text:p/>
            </draw:image>
          </draw:frame>
          <draw:frame draw:z-index="3" draw:name="http://www.culture.gouv.fr/icons/joconde/notice.gif" draw:style-name="gr1" draw:text-style-name="P1" svg:width="0.422cm" svg:height="0.422cm" svg:x="0cm" svg:y="1.813cm">
            <draw:image xlink:href="http://www.culture.gouv.fr/icons/joconde/notice.gif" xlink:type="simple" xlink:show="embed" xlink:actuate="onLoad">
              <text:p/>
            </draw:image>
          </draw:frame>
          <draw:frame draw:z-index="4" draw:name="http://www.culture.gouv.fr/icons/joconde/notice.gif" draw:style-name="gr1" draw:text-style-name="P1" svg:width="0.422cm" svg:height="0.422cm" svg:x="0cm" svg:y="2.266cm">
            <draw:image xlink:href="http://www.culture.gouv.fr/icons/joconde/notice.gif" xlink:type="simple" xlink:show="embed" xlink:actuate="onLoad">
              <text:p/>
            </draw:image>
          </draw:frame>
          <draw:frame draw:z-index="5" draw:name="http://www.culture.gouv.fr/icons/joconde/notice.gif" draw:style-name="gr1" draw:text-style-name="P1" svg:width="0.422cm" svg:height="0.422cm" svg:x="0cm" svg:y="2.719cm">
            <draw:image xlink:href="http://www.culture.gouv.fr/icons/joconde/notice.gif" xlink:type="simple" xlink:show="embed" xlink:actuate="onLoad">
              <text:p/>
            </draw:image>
          </draw:frame>
          <draw:frame draw:z-index="6" draw:name="http://www.culture.gouv.fr/icons/joconde/notice.gif" draw:style-name="gr1" draw:text-style-name="P1" svg:width="0.422cm" svg:height="0.422cm" svg:x="0cm" svg:y="3.173cm">
            <draw:image xlink:href="http://www.culture.gouv.fr/icons/joconde/notice.gif" xlink:type="simple" xlink:show="embed" xlink:actuate="onLoad">
              <text:p/>
            </draw:image>
          </draw:frame>
          <draw:frame draw:z-index="7" draw:name="http://www.culture.gouv.fr/icons/joconde/notice.gif" draw:style-name="gr1" draw:text-style-name="P1" svg:width="0.422cm" svg:height="0.422cm" svg:x="0cm" svg:y="3.626cm">
            <draw:image xlink:href="http://www.culture.gouv.fr/icons/joconde/notice.gif" xlink:type="simple" xlink:show="embed" xlink:actuate="onLoad">
              <text:p/>
            </draw:image>
          </draw:frame>
          <draw:frame draw:z-index="8" draw:name="http://www.culture.gouv.fr/icons/joconde/notice.gif" draw:style-name="gr1" draw:text-style-name="P1" svg:width="0.422cm" svg:height="0.422cm" svg:x="0cm" svg:y="4.079cm">
            <draw:image xlink:href="http://www.culture.gouv.fr/icons/joconde/notice.gif" xlink:type="simple" xlink:show="embed" xlink:actuate="onLoad">
              <text:p/>
            </draw:image>
          </draw:frame>
          <draw:frame draw:z-index="9" draw:name="http://www.culture.gouv.fr/icons/joconde/notice.gif" draw:style-name="gr1" draw:text-style-name="P1" svg:width="0.422cm" svg:height="0.422cm" svg:x="0cm" svg:y="4.533cm">
            <draw:image xlink:href="http://www.culture.gouv.fr/icons/joconde/notice.gif" xlink:type="simple" xlink:show="embed" xlink:actuate="onLoad">
              <text:p/>
            </draw:image>
          </draw:frame>
          <draw:frame draw:z-index="10" draw:name="http://www.culture.gouv.fr/icons/joconde/notice.gif" draw:style-name="gr1" draw:text-style-name="P1" svg:width="0.422cm" svg:height="0.422cm" svg:x="0cm" svg:y="4.986cm">
            <draw:image xlink:href="http://www.culture.gouv.fr/icons/joconde/notice.gif" xlink:type="simple" xlink:show="embed" xlink:actuate="onLoad">
              <text:p/>
            </draw:image>
          </draw:frame>
          <draw:frame draw:z-index="11" draw:name="http://www.culture.gouv.fr/icons/joconde/notice.gif" draw:style-name="gr1" draw:text-style-name="P1" svg:width="0.422cm" svg:height="0.422cm" svg:x="0cm" svg:y="5.439cm">
            <draw:image xlink:href="http://www.culture.gouv.fr/icons/joconde/notice.gif" xlink:type="simple" xlink:show="embed" xlink:actuate="onLoad">
              <text:p/>
            </draw:image>
          </draw:frame>
          <draw:frame draw:z-index="12" draw:name="http://www.culture.gouv.fr/icons/joconde/notice.gif" draw:style-name="gr1" draw:text-style-name="P1" svg:width="0.422cm" svg:height="0.422cm" svg:x="0cm" svg:y="5.893cm">
            <draw:image xlink:href="http://www.culture.gouv.fr/icons/joconde/notice.gif" xlink:type="simple" xlink:show="embed" xlink:actuate="onLoad">
              <text:p/>
            </draw:image>
          </draw:frame>
          <draw:frame draw:z-index="13" draw:name="http://www.culture.gouv.fr/icons/joconde/notice.gif" draw:style-name="gr1" draw:text-style-name="P1" svg:width="0.422cm" svg:height="0.422cm" svg:x="0cm" svg:y="6.346cm">
            <draw:image xlink:href="http://www.culture.gouv.fr/icons/joconde/notice.gif" xlink:type="simple" xlink:show="embed" xlink:actuate="onLoad">
              <text:p/>
            </draw:image>
          </draw:frame>
          <draw:frame draw:z-index="14" draw:name="http://www.culture.gouv.fr/icons/joconde/notice.gif" draw:style-name="gr1" draw:text-style-name="P1" svg:width="0.422cm" svg:height="0.422cm" svg:x="0cm" svg:y="6.799cm">
            <draw:image xlink:href="http://www.culture.gouv.fr/icons/joconde/notice.gif" xlink:type="simple" xlink:show="embed" xlink:actuate="onLoad">
              <text:p/>
            </draw:image>
          </draw:frame>
          <draw:frame draw:z-index="15" draw:name="http://www.culture.gouv.fr/icons/joconde/notice.gif" draw:style-name="gr1" draw:text-style-name="P1" svg:width="0.422cm" svg:height="0.422cm" svg:x="0cm" svg:y="7.253cm">
            <draw:image xlink:href="http://www.culture.gouv.fr/icons/joconde/notice.gif" xlink:type="simple" xlink:show="embed" xlink:actuate="onLoad">
              <text:p/>
            </draw:image>
          </draw:frame>
          <draw:frame draw:z-index="16" draw:name="http://www.culture.gouv.fr/icons/joconde/notice.gif" draw:style-name="gr1" draw:text-style-name="P1" svg:width="0.422cm" svg:height="0.422cm" svg:x="0cm" svg:y="7.706cm">
            <draw:image xlink:href="http://www.culture.gouv.fr/icons/joconde/notice.gif" xlink:type="simple" xlink:show="embed" xlink:actuate="onLoad">
              <text:p/>
            </draw:image>
          </draw:frame>
          <draw:frame draw:z-index="17" draw:name="http://www.culture.gouv.fr/icons/joconde/notice.gif" draw:style-name="gr1" draw:text-style-name="P1" svg:width="0.422cm" svg:height="0.422cm" svg:x="0cm" svg:y="8.159cm">
            <draw:image xlink:href="http://www.culture.gouv.fr/icons/joconde/notice.gif" xlink:type="simple" xlink:show="embed" xlink:actuate="onLoad">
              <text:p/>
            </draw:image>
          </draw:frame>
          <draw:frame draw:z-index="18" draw:name="http://www.culture.gouv.fr/icons/joconde/notice.gif" draw:style-name="gr1" draw:text-style-name="P1" svg:width="0.422cm" svg:height="0.422cm" svg:x="0cm" svg:y="8.613cm">
            <draw:image xlink:href="http://www.culture.gouv.fr/icons/joconde/notice.gif" xlink:type="simple" xlink:show="embed" xlink:actuate="onLoad">
              <text:p/>
            </draw:image>
          </draw:frame>
          <draw:frame draw:z-index="19" draw:name="http://www.culture.gouv.fr/icons/joconde/notice.gif" draw:style-name="gr1" draw:text-style-name="P1" svg:width="0.422cm" svg:height="0.422cm" svg:x="0cm" svg:y="9.066cm">
            <draw:image xlink:href="http://www.culture.gouv.fr/icons/joconde/notice.gif" xlink:type="simple" xlink:show="embed" xlink:actuate="onLoad">
              <text:p/>
            </draw:image>
          </draw:frame>
          <draw:frame draw:z-index="20" draw:name="http://www.culture.gouv.fr/icons/joconde/notice.gif" draw:style-name="gr1" draw:text-style-name="P1" svg:width="0.422cm" svg:height="0.422cm" svg:x="0cm" svg:y="9.519cm">
            <draw:image xlink:href="http://www.culture.gouv.fr/icons/joconde/notice.gif" xlink:type="simple" xlink:show="embed" xlink:actuate="onLoad">
              <text:p/>
            </draw:image>
          </draw:frame>
          <draw:frame draw:z-index="21" draw:name="http://www.culture.gouv.fr/icons/joconde/notice.gif" draw:style-name="gr1" draw:text-style-name="P1" svg:width="0.422cm" svg:height="0.422cm" svg:x="0cm" svg:y="9.973cm">
            <draw:image xlink:href="http://www.culture.gouv.fr/icons/joconde/notice.gif" xlink:type="simple" xlink:show="embed" xlink:actuate="onLoad">
              <text:p/>
            </draw:image>
          </draw:frame>
          <draw:frame draw:z-index="22" draw:name="http://www.culture.gouv.fr/icons/joconde/notice.gif" draw:style-name="gr1" draw:text-style-name="P1" svg:width="0.422cm" svg:height="0.422cm" svg:x="0cm" svg:y="10.426cm">
            <draw:image xlink:href="http://www.culture.gouv.fr/icons/joconde/notice.gif" xlink:type="simple" xlink:show="embed" xlink:actuate="onLoad">
              <text:p/>
            </draw:image>
          </draw:frame>
          <draw:frame draw:z-index="23" draw:name="http://www.culture.gouv.fr/icons/joconde/notice.gif" draw:style-name="gr1" draw:text-style-name="P1" svg:width="0.422cm" svg:height="0.422cm" svg:x="0cm" svg:y="10.879cm">
            <draw:image xlink:href="http://www.culture.gouv.fr/icons/joconde/notice.gif" xlink:type="simple" xlink:show="embed" xlink:actuate="onLoad">
              <text:p/>
            </draw:image>
          </draw:frame>
          <draw:frame draw:z-index="24" draw:name="http://www.culture.gouv.fr/icons/joconde/notice.gif" draw:style-name="gr1" draw:text-style-name="P1" svg:width="0.422cm" svg:height="0.422cm" svg:x="0cm" svg:y="11.332cm">
            <draw:image xlink:href="http://www.culture.gouv.fr/icons/joconde/notice.gif" xlink:type="simple" xlink:show="embed" xlink:actuate="onLoad">
              <text:p/>
            </draw:image>
          </draw:frame>
          <draw:frame draw:z-index="25" draw:name="http://www.culture.gouv.fr/icons/joconde/notice.gif" draw:style-name="gr1" draw:text-style-name="P1" svg:width="0.422cm" svg:height="0.422cm" svg:x="0cm" svg:y="11.786cm">
            <draw:image xlink:href="http://www.culture.gouv.fr/icons/joconde/notice.gif" xlink:type="simple" xlink:show="embed" xlink:actuate="onLoad">
              <text:p/>
            </draw:image>
          </draw:frame>
          <draw:frame draw:z-index="26" draw:name="http://www.culture.gouv.fr/icons/joconde/notice.gif" draw:style-name="gr1" draw:text-style-name="P1" svg:width="0.422cm" svg:height="0.422cm" svg:x="0cm" svg:y="12.239cm">
            <draw:image xlink:href="http://www.culture.gouv.fr/icons/joconde/notice.gif" xlink:type="simple" xlink:show="embed" xlink:actuate="onLoad">
              <text:p/>
            </draw:image>
          </draw:frame>
          <draw:frame draw:z-index="27" draw:name="http://www.culture.gouv.fr/icons/joconde/notice.gif" draw:style-name="gr1" draw:text-style-name="P1" svg:width="0.422cm" svg:height="0.422cm" svg:x="0cm" svg:y="12.692cm">
            <draw:image xlink:href="http://www.culture.gouv.fr/icons/joconde/notice.gif" xlink:type="simple" xlink:show="embed" xlink:actuate="onLoad">
              <text:p/>
            </draw:image>
          </draw:frame>
          <draw:frame draw:z-index="28" draw:name="http://www.culture.gouv.fr/icons/joconde/notice.gif" draw:style-name="gr1" draw:text-style-name="P1" svg:width="0.422cm" svg:height="0.422cm" svg:x="0cm" svg:y="13.146cm">
            <draw:image xlink:href="http://www.culture.gouv.fr/icons/joconde/notice.gif" xlink:type="simple" xlink:show="embed" xlink:actuate="onLoad">
              <text:p/>
            </draw:image>
          </draw:frame>
          <draw:frame draw:z-index="29" draw:name="http://www.culture.gouv.fr/icons/joconde/notice.gif" draw:style-name="gr1" draw:text-style-name="P1" svg:width="0.422cm" svg:height="0.422cm" svg:x="0cm" svg:y="13.599cm">
            <draw:image xlink:href="http://www.culture.gouv.fr/icons/joconde/notice.gif" xlink:type="simple" xlink:show="embed" xlink:actuate="onLoad">
              <text:p/>
            </draw:image>
          </draw:frame>
          <draw:frame draw:z-index="30" draw:name="http://www.culture.gouv.fr/icons/joconde/notice.gif" draw:style-name="gr1" draw:text-style-name="P1" svg:width="0.422cm" svg:height="0.422cm" svg:x="0cm" svg:y="14.052cm">
            <draw:image xlink:href="http://www.culture.gouv.fr/icons/joconde/notice.gif" xlink:type="simple" xlink:show="embed" xlink:actuate="onLoad">
              <text:p/>
            </draw:image>
          </draw:frame>
          <draw:frame draw:z-index="31" draw:name="http://www.culture.gouv.fr/icons/joconde/notice.gif" draw:style-name="gr1" draw:text-style-name="P1" svg:width="0.422cm" svg:height="0.422cm" svg:x="0cm" svg:y="14.506cm">
            <draw:image xlink:href="http://www.culture.gouv.fr/icons/joconde/notice.gif" xlink:type="simple" xlink:show="embed" xlink:actuate="onLoad">
              <text:p/>
            </draw:image>
          </draw:frame>
          <draw:frame draw:z-index="32" draw:name="http://www.culture.gouv.fr/icons/joconde/notice.gif" draw:style-name="gr1" draw:text-style-name="P1" svg:width="0.422cm" svg:height="0.422cm" svg:x="0cm" svg:y="14.959cm">
            <draw:image xlink:href="http://www.culture.gouv.fr/icons/joconde/notice.gif" xlink:type="simple" xlink:show="embed" xlink:actuate="onLoad">
              <text:p/>
            </draw:image>
          </draw:frame>
          <draw:frame draw:z-index="33" draw:name="http://www.culture.gouv.fr/icons/joconde/notice.gif" draw:style-name="gr1" draw:text-style-name="P1" svg:width="0.422cm" svg:height="0.422cm" svg:x="0cm" svg:y="15.412cm">
            <draw:image xlink:href="http://www.culture.gouv.fr/icons/joconde/notice.gif" xlink:type="simple" xlink:show="embed" xlink:actuate="onLoad">
              <text:p/>
            </draw:image>
          </draw:frame>
          <draw:frame draw:z-index="34" draw:name="http://www.culture.gouv.fr/icons/joconde/notice.gif" draw:style-name="gr1" draw:text-style-name="P1" svg:width="0.422cm" svg:height="0.422cm" svg:x="0cm" svg:y="15.866cm">
            <draw:image xlink:href="http://www.culture.gouv.fr/icons/joconde/notice.gif" xlink:type="simple" xlink:show="embed" xlink:actuate="onLoad">
              <text:p/>
            </draw:image>
          </draw:frame>
          <draw:frame draw:z-index="35" draw:name="http://www.culture.gouv.fr/icons/joconde/notice.gif" draw:style-name="gr1" draw:text-style-name="P1" svg:width="0.422cm" svg:height="0.422cm" svg:x="0cm" svg:y="16.319cm">
            <draw:image xlink:href="http://www.culture.gouv.fr/icons/joconde/notice.gif" xlink:type="simple" xlink:show="embed" xlink:actuate="onLoad">
              <text:p/>
            </draw:image>
          </draw:frame>
          <draw:frame draw:z-index="36" draw:name="http://www.culture.gouv.fr/icons/joconde/notice.gif" draw:style-name="gr1" draw:text-style-name="P1" svg:width="0.422cm" svg:height="0.422cm" svg:x="0cm" svg:y="16.772cm">
            <draw:image xlink:href="http://www.culture.gouv.fr/icons/joconde/notice.gif" xlink:type="simple" xlink:show="embed" xlink:actuate="onLoad">
              <text:p/>
            </draw:image>
          </draw:frame>
          <draw:frame draw:z-index="37" draw:name="http://www.culture.gouv.fr/icons/joconde/notice.gif" draw:style-name="gr1" draw:text-style-name="P1" svg:width="0.422cm" svg:height="0.422cm" svg:x="0cm" svg:y="17.226cm">
            <draw:image xlink:href="http://www.culture.gouv.fr/icons/joconde/notice.gif" xlink:type="simple" xlink:show="embed" xlink:actuate="onLoad">
              <text:p/>
            </draw:image>
          </draw:frame>
          <draw:frame draw:z-index="38" draw:name="http://www.culture.gouv.fr/icons/joconde/notice.gif" draw:style-name="gr1" draw:text-style-name="P1" svg:width="0.422cm" svg:height="0.422cm" svg:x="0cm" svg:y="17.679cm">
            <draw:image xlink:href="http://www.culture.gouv.fr/icons/joconde/notice.gif" xlink:type="simple" xlink:show="embed" xlink:actuate="onLoad">
              <text:p/>
            </draw:image>
          </draw:frame>
          <draw:frame draw:z-index="39" draw:name="http://www.culture.gouv.fr/icons/joconde/notice.gif" draw:style-name="gr1" draw:text-style-name="P1" svg:width="0.422cm" svg:height="0.422cm" svg:x="0cm" svg:y="18.132cm">
            <draw:image xlink:href="http://www.culture.gouv.fr/icons/joconde/notice.gif" xlink:type="simple" xlink:show="embed" xlink:actuate="onLoad">
              <text:p/>
            </draw:image>
          </draw:frame>
          <draw:frame draw:z-index="40" draw:name="http://www.culture.gouv.fr/icons/joconde/notice.gif" draw:style-name="gr1" draw:text-style-name="P1" svg:width="0.422cm" svg:height="0.422cm" svg:x="0cm" svg:y="18.586cm">
            <draw:image xlink:href="http://www.culture.gouv.fr/icons/joconde/notice.gif" xlink:type="simple" xlink:show="embed" xlink:actuate="onLoad">
              <text:p/>
            </draw:image>
          </draw:frame>
          <draw:frame draw:z-index="41" draw:name="http://www.culture.gouv.fr/icons/joconde/notice.gif" draw:style-name="gr1" draw:text-style-name="P1" svg:width="0.422cm" svg:height="0.422cm" svg:x="0cm" svg:y="19.039cm">
            <draw:image xlink:href="http://www.culture.gouv.fr/icons/joconde/notice.gif" xlink:type="simple" xlink:show="embed" xlink:actuate="onLoad">
              <text:p/>
            </draw:image>
          </draw:frame>
          <draw:frame draw:z-index="42" draw:name="http://www.culture.gouv.fr/icons/joconde/notice.gif" draw:style-name="gr1" draw:text-style-name="P1" svg:width="0.422cm" svg:height="0.422cm" svg:x="0cm" svg:y="19.492cm">
            <draw:image xlink:href="http://www.culture.gouv.fr/icons/joconde/notice.gif" xlink:type="simple" xlink:show="embed" xlink:actuate="onLoad">
              <text:p/>
            </draw:image>
          </draw:frame>
          <draw:frame draw:z-index="43" draw:name="http://www.culture.gouv.fr/icons/joconde/notice.gif" draw:style-name="gr1" draw:text-style-name="P1" svg:width="0.422cm" svg:height="0.422cm" svg:x="0cm" svg:y="19.946cm">
            <draw:image xlink:href="http://www.culture.gouv.fr/icons/joconde/notice.gif" xlink:type="simple" xlink:show="embed" xlink:actuate="onLoad">
              <text:p/>
            </draw:image>
          </draw:frame>
          <draw:frame draw:z-index="44" draw:name="http://www.culture.gouv.fr/icons/joconde/notice.gif" draw:style-name="gr1" draw:text-style-name="P1" svg:width="0.422cm" svg:height="0.422cm" svg:x="0cm" svg:y="20.399cm">
            <draw:image xlink:href="http://www.culture.gouv.fr/icons/joconde/notice.gif" xlink:type="simple" xlink:show="embed" xlink:actuate="onLoad">
              <text:p/>
            </draw:image>
          </draw:frame>
          <draw:frame draw:z-index="45" draw:name="http://www.culture.gouv.fr/icons/joconde/notice.gif" draw:style-name="gr1" draw:text-style-name="P1" svg:width="0.422cm" svg:height="0.422cm" svg:x="0cm" svg:y="20.852cm">
            <draw:image xlink:href="http://www.culture.gouv.fr/icons/joconde/notice.gif" xlink:type="simple" xlink:show="embed" xlink:actuate="onLoad">
              <text:p/>
            </draw:image>
          </draw:frame>
          <draw:frame draw:z-index="46" draw:name="http://www.culture.gouv.fr/icons/joconde/notice.gif" draw:style-name="gr1" draw:text-style-name="P1" svg:width="0.422cm" svg:height="0.422cm" svg:x="0cm" svg:y="21.306cm">
            <draw:image xlink:href="http://www.culture.gouv.fr/icons/joconde/notice.gif" xlink:type="simple" xlink:show="embed" xlink:actuate="onLoad">
              <text:p/>
            </draw:image>
          </draw:frame>
          <draw:frame draw:z-index="47" draw:name="http://www.culture.gouv.fr/icons/joconde/notice.gif" draw:style-name="gr1" draw:text-style-name="P1" svg:width="0.422cm" svg:height="0.422cm" svg:x="0cm" svg:y="21.759cm">
            <draw:image xlink:href="http://www.culture.gouv.fr/icons/joconde/notice.gif" xlink:type="simple" xlink:show="embed" xlink:actuate="onLoad">
              <text:p/>
            </draw:image>
          </draw:frame>
          <draw:frame draw:z-index="48" draw:name="http://www.culture.gouv.fr/icons/joconde/notice.gif" draw:style-name="gr1" draw:text-style-name="P1" svg:width="0.422cm" svg:height="0.422cm" svg:x="0cm" svg:y="22.212cm">
            <draw:image xlink:href="http://www.culture.gouv.fr/icons/joconde/notice.gif" xlink:type="simple" xlink:show="embed" xlink:actuate="onLoad">
              <text:p/>
            </draw:image>
          </draw:frame>
          <draw:frame draw:z-index="49" draw:name="http://www.culture.gouv.fr/icons/joconde/notice.gif" draw:style-name="gr1" draw:text-style-name="P1" svg:width="0.422cm" svg:height="0.422cm" svg:x="0cm" svg:y="22.665cm">
            <draw:image xlink:href="http://www.culture.gouv.fr/icons/joconde/notice.gif" xlink:type="simple" xlink:show="embed" xlink:actuate="onLoad">
              <text:p/>
            </draw:image>
          </draw:frame>
          <draw:frame draw:z-index="50" draw:name="http://www.culture.gouv.fr/icons/joconde/notice.gif" draw:style-name="gr1" draw:text-style-name="P1" svg:width="0.422cm" svg:height="0.422cm" svg:x="0cm" svg:y="50.122cm">
            <draw:image xlink:href="http://www.culture.gouv.fr/icons/joconde/notice.gif" xlink:type="simple" xlink:show="embed" xlink:actuate="onLoad">
              <text:p/>
            </draw:image>
          </draw:frame>
          <draw:frame draw:z-index="51" draw:name="http://www.culture.gouv.fr/icons/joconde/notice.gif" draw:style-name="gr1" draw:text-style-name="P1" svg:width="0.422cm" svg:height="0.422cm" svg:x="0cm" svg:y="50.575cm">
            <draw:image xlink:href="http://www.culture.gouv.fr/icons/joconde/notice.gif" xlink:type="simple" xlink:show="embed" xlink:actuate="onLoad">
              <text:p/>
            </draw:image>
          </draw:frame>
          <draw:frame draw:z-index="52" draw:name="http://www.culture.gouv.fr/icons/joconde/notice.gif" draw:style-name="gr1" draw:text-style-name="P1" svg:width="0.422cm" svg:height="0.422cm" svg:x="0cm" svg:y="51.029cm">
            <draw:image xlink:href="http://www.culture.gouv.fr/icons/joconde/notice.gif" xlink:type="simple" xlink:show="embed" xlink:actuate="onLoad">
              <text:p/>
            </draw:image>
          </draw:frame>
          <draw:frame draw:z-index="53" draw:name="http://www.culture.gouv.fr/icons/joconde/notice.gif" draw:style-name="gr1" draw:text-style-name="P1" svg:width="0.422cm" svg:height="0.422cm" svg:x="0cm" svg:y="51.482cm">
            <draw:image xlink:href="http://www.culture.gouv.fr/icons/joconde/notice.gif" xlink:type="simple" xlink:show="embed" xlink:actuate="onLoad">
              <text:p/>
            </draw:image>
          </draw:frame>
          <draw:frame draw:z-index="54" draw:name="http://www.culture.gouv.fr/icons/joconde/notice.gif" draw:style-name="gr1" draw:text-style-name="P1" svg:width="0.422cm" svg:height="0.422cm" svg:x="0cm" svg:y="51.935cm">
            <draw:image xlink:href="http://www.culture.gouv.fr/icons/joconde/notice.gif" xlink:type="simple" xlink:show="embed" xlink:actuate="onLoad">
              <text:p/>
            </draw:image>
          </draw:frame>
          <draw:frame draw:z-index="55" draw:name="http://www.culture.gouv.fr/icons/joconde/notice.gif" draw:style-name="gr1" draw:text-style-name="P1" svg:width="0.422cm" svg:height="0.422cm" svg:x="0cm" svg:y="52.389cm">
            <draw:image xlink:href="http://www.culture.gouv.fr/icons/joconde/notice.gif" xlink:type="simple" xlink:show="embed" xlink:actuate="onLoad">
              <text:p/>
            </draw:image>
          </draw:frame>
          <draw:frame draw:z-index="56" draw:name="http://www.culture.gouv.fr/icons/joconde/notice.gif" draw:style-name="gr1" draw:text-style-name="P1" svg:width="0.422cm" svg:height="0.422cm" svg:x="0cm" svg:y="52.842cm">
            <draw:image xlink:href="http://www.culture.gouv.fr/icons/joconde/notice.gif" xlink:type="simple" xlink:show="embed" xlink:actuate="onLoad">
              <text:p/>
            </draw:image>
          </draw:frame>
          <draw:frame draw:z-index="57" draw:name="http://www.culture.gouv.fr/icons/joconde/notice.gif" draw:style-name="gr1" draw:text-style-name="P1" svg:width="0.422cm" svg:height="0.422cm" svg:x="0cm" svg:y="53.295cm">
            <draw:image xlink:href="http://www.culture.gouv.fr/icons/joconde/notice.gif" xlink:type="simple" xlink:show="embed" xlink:actuate="onLoad">
              <text:p/>
            </draw:image>
          </draw:frame>
          <draw:frame draw:z-index="58" draw:name="http://www.culture.gouv.fr/icons/joconde/notice.gif" draw:style-name="gr1" draw:text-style-name="P1" svg:width="0.422cm" svg:height="0.422cm" svg:x="0cm" svg:y="53.749cm">
            <draw:image xlink:href="http://www.culture.gouv.fr/icons/joconde/notice.gif" xlink:type="simple" xlink:show="embed" xlink:actuate="onLoad">
              <text:p/>
            </draw:image>
          </draw:frame>
          <draw:frame draw:z-index="59" draw:name="http://www.culture.gouv.fr/icons/joconde/notice.gif" draw:style-name="gr1" draw:text-style-name="P1" svg:width="0.422cm" svg:height="0.422cm" svg:x="0cm" svg:y="54.202cm">
            <draw:image xlink:href="http://www.culture.gouv.fr/icons/joconde/notice.gif" xlink:type="simple" xlink:show="embed" xlink:actuate="onLoad">
              <text:p/>
            </draw:image>
          </draw:frame>
          <draw:frame draw:z-index="60" draw:name="http://www.culture.gouv.fr/icons/joconde/notice.gif" draw:style-name="gr1" draw:text-style-name="P1" svg:width="0.422cm" svg:height="0.422cm" svg:x="0cm" svg:y="54.655cm">
            <draw:image xlink:href="http://www.culture.gouv.fr/icons/joconde/notice.gif" xlink:type="simple" xlink:show="embed" xlink:actuate="onLoad">
              <text:p/>
            </draw:image>
          </draw:frame>
          <draw:frame draw:z-index="61" draw:name="http://www.culture.gouv.fr/icons/joconde/notice.gif" draw:style-name="gr1" draw:text-style-name="P1" svg:width="0.422cm" svg:height="0.422cm" svg:x="0cm" svg:y="55.109cm">
            <draw:image xlink:href="http://www.culture.gouv.fr/icons/joconde/notice.gif" xlink:type="simple" xlink:show="embed" xlink:actuate="onLoad">
              <text:p/>
            </draw:image>
          </draw:frame>
          <draw:frame draw:z-index="62" draw:name="http://www.culture.gouv.fr/icons/joconde/notice.gif" draw:style-name="gr1" draw:text-style-name="P1" svg:width="0.422cm" svg:height="0.422cm" svg:x="0cm" svg:y="55.562cm">
            <draw:image xlink:href="http://www.culture.gouv.fr/icons/joconde/notice.gif" xlink:type="simple" xlink:show="embed" xlink:actuate="onLoad">
              <text:p/>
            </draw:image>
          </draw:frame>
          <draw:frame draw:z-index="63" draw:name="http://www.culture.gouv.fr/icons/joconde/notice.gif" draw:style-name="gr1" draw:text-style-name="P1" svg:width="0.422cm" svg:height="0.422cm" svg:x="0cm" svg:y="56.015cm">
            <draw:image xlink:href="http://www.culture.gouv.fr/icons/joconde/notice.gif" xlink:type="simple" xlink:show="embed" xlink:actuate="onLoad">
              <text:p/>
            </draw:image>
          </draw:frame>
          <draw:frame draw:z-index="64" draw:name="http://www.culture.gouv.fr/icons/joconde/notice.gif" draw:style-name="gr1" draw:text-style-name="P1" svg:width="0.422cm" svg:height="0.422cm" svg:x="0cm" svg:y="56.469cm">
            <draw:image xlink:href="http://www.culture.gouv.fr/icons/joconde/notice.gif" xlink:type="simple" xlink:show="embed" xlink:actuate="onLoad">
              <text:p/>
            </draw:image>
          </draw:frame>
          <draw:frame draw:z-index="65" draw:name="http://www.culture.gouv.fr/icons/joconde/notice.gif" draw:style-name="gr1" draw:text-style-name="P1" svg:width="0.422cm" svg:height="0.422cm" svg:x="0cm" svg:y="56.922cm">
            <draw:image xlink:href="http://www.culture.gouv.fr/icons/joconde/notice.gif" xlink:type="simple" xlink:show="embed" xlink:actuate="onLoad">
              <text:p/>
            </draw:image>
          </draw:frame>
          <draw:frame draw:z-index="66" draw:name="http://www.culture.gouv.fr/icons/joconde/notice.gif" draw:style-name="gr1" draw:text-style-name="P1" svg:width="0.422cm" svg:height="0.422cm" svg:x="0cm" svg:y="57.375cm">
            <draw:image xlink:href="http://www.culture.gouv.fr/icons/joconde/notice.gif" xlink:type="simple" xlink:show="embed" xlink:actuate="onLoad">
              <text:p/>
            </draw:image>
          </draw:frame>
          <draw:frame draw:z-index="67" draw:name="http://www.culture.gouv.fr/icons/joconde/notice.gif" draw:style-name="gr1" draw:text-style-name="P1" svg:width="0.422cm" svg:height="0.422cm" svg:x="0cm" svg:y="57.829cm">
            <draw:image xlink:href="http://www.culture.gouv.fr/icons/joconde/notice.gif" xlink:type="simple" xlink:show="embed" xlink:actuate="onLoad">
              <text:p/>
            </draw:image>
          </draw:frame>
          <draw:frame draw:z-index="68" draw:name="http://www.culture.gouv.fr/icons/joconde/notice.gif" draw:style-name="gr1" draw:text-style-name="P1" svg:width="0.422cm" svg:height="0.422cm" svg:x="0cm" svg:y="58.282cm">
            <draw:image xlink:href="http://www.culture.gouv.fr/icons/joconde/notice.gif" xlink:type="simple" xlink:show="embed" xlink:actuate="onLoad">
              <text:p/>
            </draw:image>
          </draw:frame>
          <draw:frame draw:z-index="69" draw:name="http://www.culture.gouv.fr/icons/joconde/notice.gif" draw:style-name="gr1" draw:text-style-name="P1" svg:width="0.422cm" svg:height="0.422cm" svg:x="0cm" svg:y="58.735cm">
            <draw:image xlink:href="http://www.culture.gouv.fr/icons/joconde/notice.gif" xlink:type="simple" xlink:show="embed" xlink:actuate="onLoad">
              <text:p/>
            </draw:image>
          </draw:frame>
          <draw:frame draw:z-index="70" draw:name="http://www.culture.gouv.fr/icons/joconde/notice.gif" draw:style-name="gr1" draw:text-style-name="P1" svg:width="0.422cm" svg:height="0.422cm" svg:x="0cm" svg:y="59.189cm">
            <draw:image xlink:href="http://www.culture.gouv.fr/icons/joconde/notice.gif" xlink:type="simple" xlink:show="embed" xlink:actuate="onLoad">
              <text:p/>
            </draw:image>
          </draw:frame>
          <draw:frame draw:z-index="71" draw:name="http://www.culture.gouv.fr/icons/joconde/notice.gif" draw:style-name="gr1" draw:text-style-name="P1" svg:width="0.422cm" svg:height="0.422cm" svg:x="0cm" svg:y="59.642cm">
            <draw:image xlink:href="http://www.culture.gouv.fr/icons/joconde/notice.gif" xlink:type="simple" xlink:show="embed" xlink:actuate="onLoad">
              <text:p/>
            </draw:image>
          </draw:frame>
          <draw:frame draw:z-index="72" draw:name="http://www.culture.gouv.fr/icons/joconde/notice.gif" draw:style-name="gr1" draw:text-style-name="P1" svg:width="0.422cm" svg:height="0.422cm" svg:x="0cm" svg:y="60.095cm">
            <draw:image xlink:href="http://www.culture.gouv.fr/icons/joconde/notice.gif" xlink:type="simple" xlink:show="embed" xlink:actuate="onLoad">
              <text:p/>
            </draw:image>
          </draw:frame>
          <draw:frame draw:z-index="73" draw:name="http://www.culture.gouv.fr/icons/joconde/notice.gif" draw:style-name="gr1" draw:text-style-name="P1" svg:width="0.422cm" svg:height="0.422cm" svg:x="0cm" svg:y="60.549cm">
            <draw:image xlink:href="http://www.culture.gouv.fr/icons/joconde/notice.gif" xlink:type="simple" xlink:show="embed" xlink:actuate="onLoad">
              <text:p/>
            </draw:image>
          </draw:frame>
          <draw:frame draw:z-index="74" draw:name="http://www.culture.gouv.fr/icons/joconde/notice.gif" draw:style-name="gr1" draw:text-style-name="P1" svg:width="0.422cm" svg:height="0.422cm" svg:x="0cm" svg:y="61.002cm">
            <draw:image xlink:href="http://www.culture.gouv.fr/icons/joconde/notice.gif" xlink:type="simple" xlink:show="embed" xlink:actuate="onLoad">
              <text:p/>
            </draw:image>
          </draw:frame>
          <draw:frame draw:z-index="75" draw:name="http://www.culture.gouv.fr/icons/joconde/notice.gif" draw:style-name="gr1" draw:text-style-name="P1" svg:width="0.422cm" svg:height="0.422cm" svg:x="0cm" svg:y="61.455cm">
            <draw:image xlink:href="http://www.culture.gouv.fr/icons/joconde/notice.gif" xlink:type="simple" xlink:show="embed" xlink:actuate="onLoad">
              <text:p/>
            </draw:image>
          </draw:frame>
          <draw:frame draw:z-index="76" draw:name="http://www.culture.gouv.fr/icons/joconde/notice.gif" draw:style-name="gr1" draw:text-style-name="P1" svg:width="0.422cm" svg:height="0.422cm" svg:x="0cm" svg:y="61.908cm">
            <draw:image xlink:href="http://www.culture.gouv.fr/icons/joconde/notice.gif" xlink:type="simple" xlink:show="embed" xlink:actuate="onLoad">
              <text:p/>
            </draw:image>
          </draw:frame>
          <draw:frame draw:z-index="77" draw:name="http://www.culture.gouv.fr/icons/joconde/notice.gif" draw:style-name="gr1" draw:text-style-name="P1" svg:width="0.422cm" svg:height="0.422cm" svg:x="0cm" svg:y="62.362cm">
            <draw:image xlink:href="http://www.culture.gouv.fr/icons/joconde/notice.gif" xlink:type="simple" xlink:show="embed" xlink:actuate="onLoad">
              <text:p/>
            </draw:image>
          </draw:frame>
          <draw:frame draw:z-index="78" draw:name="http://www.culture.gouv.fr/icons/joconde/notice.gif" draw:style-name="gr1" draw:text-style-name="P1" svg:width="0.422cm" svg:height="0.422cm" svg:x="0cm" svg:y="62.815cm">
            <draw:image xlink:href="http://www.culture.gouv.fr/icons/joconde/notice.gif" xlink:type="simple" xlink:show="embed" xlink:actuate="onLoad">
              <text:p/>
            </draw:image>
          </draw:frame>
          <draw:frame draw:z-index="79" draw:name="http://www.culture.gouv.fr/icons/joconde/notice.gif" draw:style-name="gr1" draw:text-style-name="P1" svg:width="0.422cm" svg:height="0.422cm" svg:x="0cm" svg:y="63.268cm">
            <draw:image xlink:href="http://www.culture.gouv.fr/icons/joconde/notice.gif" xlink:type="simple" xlink:show="embed" xlink:actuate="onLoad">
              <text:p/>
            </draw:image>
          </draw:frame>
          <draw:frame draw:z-index="80" draw:name="http://www.culture.gouv.fr/icons/joconde/notice.gif" draw:style-name="gr1" draw:text-style-name="P1" svg:width="0.422cm" svg:height="0.422cm" svg:x="0cm" svg:y="63.722cm">
            <draw:image xlink:href="http://www.culture.gouv.fr/icons/joconde/notice.gif" xlink:type="simple" xlink:show="embed" xlink:actuate="onLoad">
              <text:p/>
            </draw:image>
          </draw:frame>
          <draw:frame draw:z-index="81" draw:name="http://www.culture.gouv.fr/icons/joconde/notice.gif" draw:style-name="gr1" draw:text-style-name="P1" svg:width="0.422cm" svg:height="0.422cm" svg:x="0cm" svg:y="64.175cm">
            <draw:image xlink:href="http://www.culture.gouv.fr/icons/joconde/notice.gif" xlink:type="simple" xlink:show="embed" xlink:actuate="onLoad">
              <text:p/>
            </draw:image>
          </draw:frame>
          <draw:frame draw:z-index="82" draw:name="http://www.culture.gouv.fr/icons/joconde/notice.gif" draw:style-name="gr1" draw:text-style-name="P1" svg:width="0.422cm" svg:height="0.422cm" svg:x="0cm" svg:y="64.628cm">
            <draw:image xlink:href="http://www.culture.gouv.fr/icons/joconde/notice.gif" xlink:type="simple" xlink:show="embed" xlink:actuate="onLoad">
              <text:p/>
            </draw:image>
          </draw:frame>
          <draw:frame draw:z-index="83" draw:name="http://www.culture.gouv.fr/icons/joconde/notice.gif" draw:style-name="gr1" draw:text-style-name="P1" svg:width="0.422cm" svg:height="0.422cm" svg:x="0cm" svg:y="65.082cm">
            <draw:image xlink:href="http://www.culture.gouv.fr/icons/joconde/notice.gif" xlink:type="simple" xlink:show="embed" xlink:actuate="onLoad">
              <text:p/>
            </draw:image>
          </draw:frame>
          <draw:frame draw:z-index="84" draw:name="http://www.culture.gouv.fr/icons/joconde/notice.gif" draw:style-name="gr1" draw:text-style-name="P1" svg:width="0.422cm" svg:height="0.422cm" svg:x="0cm" svg:y="65.535cm">
            <draw:image xlink:href="http://www.culture.gouv.fr/icons/joconde/notice.gif" xlink:type="simple" xlink:show="embed" xlink:actuate="onLoad">
              <text:p/>
            </draw:image>
          </draw:frame>
          <draw:frame draw:z-index="85" draw:name="http://www.culture.gouv.fr/icons/joconde/notice.gif" draw:style-name="gr1" draw:text-style-name="P1" svg:width="0.422cm" svg:height="0.422cm" svg:x="0cm" svg:y="65.988cm">
            <draw:image xlink:href="http://www.culture.gouv.fr/icons/joconde/notice.gif" xlink:type="simple" xlink:show="embed" xlink:actuate="onLoad">
              <text:p/>
            </draw:image>
          </draw:frame>
          <draw:frame draw:z-index="86" draw:name="http://www.culture.gouv.fr/icons/joconde/notice.gif" draw:style-name="gr1" draw:text-style-name="P1" svg:width="0.422cm" svg:height="0.422cm" svg:x="0cm" svg:y="66.442cm">
            <draw:image xlink:href="http://www.culture.gouv.fr/icons/joconde/notice.gif" xlink:type="simple" xlink:show="embed" xlink:actuate="onLoad">
              <text:p/>
            </draw:image>
          </draw:frame>
          <draw:frame draw:z-index="87" draw:name="http://www.culture.gouv.fr/icons/joconde/notice.gif" draw:style-name="gr1" draw:text-style-name="P1" svg:width="0.422cm" svg:height="0.422cm" svg:x="0cm" svg:y="66.895cm">
            <draw:image xlink:href="http://www.culture.gouv.fr/icons/joconde/notice.gif" xlink:type="simple" xlink:show="embed" xlink:actuate="onLoad">
              <text:p/>
            </draw:image>
          </draw:frame>
          <draw:frame draw:z-index="88" draw:name="http://www.culture.gouv.fr/icons/joconde/notice.gif" draw:style-name="gr1" draw:text-style-name="P1" svg:width="0.422cm" svg:height="0.422cm" svg:x="0cm" svg:y="67.348cm">
            <draw:image xlink:href="http://www.culture.gouv.fr/icons/joconde/notice.gif" xlink:type="simple" xlink:show="embed" xlink:actuate="onLoad">
              <text:p/>
            </draw:image>
          </draw:frame>
          <draw:frame draw:z-index="89" draw:name="http://www.culture.gouv.fr/icons/joconde/notice.gif" draw:style-name="gr1" draw:text-style-name="P1" svg:width="0.422cm" svg:height="0.422cm" svg:x="0cm" svg:y="67.802cm">
            <draw:image xlink:href="http://www.culture.gouv.fr/icons/joconde/notice.gif" xlink:type="simple" xlink:show="embed" xlink:actuate="onLoad">
              <text:p/>
            </draw:image>
          </draw:frame>
          <draw:frame draw:z-index="90" draw:name="http://www.culture.gouv.fr/icons/joconde/notice.gif" draw:style-name="gr1" draw:text-style-name="P1" svg:width="0.422cm" svg:height="0.422cm" svg:x="0cm" svg:y="68.255cm">
            <draw:image xlink:href="http://www.culture.gouv.fr/icons/joconde/notice.gif" xlink:type="simple" xlink:show="embed" xlink:actuate="onLoad">
              <text:p/>
            </draw:image>
          </draw:frame>
          <draw:frame draw:z-index="91" draw:name="http://www.culture.gouv.fr/icons/joconde/notice.gif" draw:style-name="gr1" draw:text-style-name="P1" svg:width="0.422cm" svg:height="0.422cm" svg:x="0cm" svg:y="68.708cm">
            <draw:image xlink:href="http://www.culture.gouv.fr/icons/joconde/notice.gif" xlink:type="simple" xlink:show="embed" xlink:actuate="onLoad">
              <text:p/>
            </draw:image>
          </draw:frame>
          <draw:frame draw:z-index="92" draw:name="http://www.culture.gouv.fr/icons/joconde/notice.gif" draw:style-name="gr1" draw:text-style-name="P1" svg:width="0.422cm" svg:height="0.422cm" svg:x="0cm" svg:y="69.162cm">
            <draw:image xlink:href="http://www.culture.gouv.fr/icons/joconde/notice.gif" xlink:type="simple" xlink:show="embed" xlink:actuate="onLoad">
              <text:p/>
            </draw:image>
          </draw:frame>
          <draw:frame draw:z-index="93" draw:name="http://www.culture.gouv.fr/icons/joconde/notice.gif" draw:style-name="gr1" draw:text-style-name="P1" svg:width="0.422cm" svg:height="0.422cm" svg:x="0cm" svg:y="69.615cm">
            <draw:image xlink:href="http://www.culture.gouv.fr/icons/joconde/notice.gif" xlink:type="simple" xlink:show="embed" xlink:actuate="onLoad">
              <text:p/>
            </draw:image>
          </draw:frame>
          <draw:frame draw:z-index="94" draw:name="http://www.culture.gouv.fr/icons/joconde/notice.gif" draw:style-name="gr1" draw:text-style-name="P1" svg:width="0.422cm" svg:height="0.422cm" svg:x="0cm" svg:y="70.068cm">
            <draw:image xlink:href="http://www.culture.gouv.fr/icons/joconde/notice.gif" xlink:type="simple" xlink:show="embed" xlink:actuate="onLoad">
              <text:p/>
            </draw:image>
          </draw:frame>
          <draw:frame draw:z-index="95" draw:name="http://www.culture.gouv.fr/icons/joconde/notice.gif" draw:style-name="gr1" draw:text-style-name="P1" svg:width="0.422cm" svg:height="0.422cm" svg:x="0cm" svg:y="70.522cm">
            <draw:image xlink:href="http://www.culture.gouv.fr/icons/joconde/notice.gif" xlink:type="simple" xlink:show="embed" xlink:actuate="onLoad">
              <text:p/>
            </draw:image>
          </draw:frame>
          <draw:frame draw:z-index="96" draw:name="http://www.culture.gouv.fr/icons/joconde/notice.gif" draw:style-name="gr1" draw:text-style-name="P1" svg:width="0.422cm" svg:height="0.422cm" svg:x="0cm" svg:y="70.975cm">
            <draw:image xlink:href="http://www.culture.gouv.fr/icons/joconde/notice.gif" xlink:type="simple" xlink:show="embed" xlink:actuate="onLoad">
              <text:p/>
            </draw:image>
          </draw:frame>
          <draw:frame draw:z-index="97" draw:name="http://www.culture.gouv.fr/icons/joconde/notice.gif" draw:style-name="gr1" draw:text-style-name="P1" svg:width="0.422cm" svg:height="0.422cm" svg:x="0cm" svg:y="71.428cm">
            <draw:image xlink:href="http://www.culture.gouv.fr/icons/joconde/notice.gif" xlink:type="simple" xlink:show="embed" xlink:actuate="onLoad">
              <text:p/>
            </draw:image>
          </draw:frame>
          <draw:frame draw:z-index="98" draw:name="http://www.culture.gouv.fr/icons/joconde/notice.gif" draw:style-name="gr1" draw:text-style-name="P1" svg:width="0.422cm" svg:height="0.422cm" svg:x="0cm" svg:y="71.882cm">
            <draw:image xlink:href="http://www.culture.gouv.fr/icons/joconde/notice.gif" xlink:type="simple" xlink:show="embed" xlink:actuate="onLoad">
              <text:p/>
            </draw:image>
          </draw:frame>
          <draw:frame draw:z-index="99" draw:name="http://www.culture.gouv.fr/icons/joconde/notice.gif" draw:style-name="gr1" draw:text-style-name="P1" svg:width="0.422cm" svg:height="0.422cm" svg:x="0cm" svg:y="72.335cm">
            <draw:image xlink:href="http://www.culture.gouv.fr/icons/joconde/notice.gif" xlink:type="simple" xlink:show="embed" xlink:actuate="onLoad">
              <text:p/>
            </draw:image>
          </draw:frame>
          <draw:frame draw:z-index="100" draw:name="http://www.culture.gouv.fr/icons/joconde/notice.gif" draw:style-name="gr1" draw:text-style-name="P1" svg:width="0.422cm" svg:height="0.422cm" svg:x="0cm" svg:y="104.498cm">
            <draw:image xlink:href="http://www.culture.gouv.fr/icons/joconde/notice.gif" xlink:type="simple" xlink:show="embed" xlink:actuate="onLoad">
              <text:p/>
            </draw:image>
          </draw:frame>
          <draw:frame draw:z-index="101" draw:name="http://www.culture.gouv.fr/icons/joconde/notice.gif" draw:style-name="gr1" draw:text-style-name="P1" svg:width="0.422cm" svg:height="0.422cm" svg:x="0cm" svg:y="104.951cm">
            <draw:image xlink:href="http://www.culture.gouv.fr/icons/joconde/notice.gif" xlink:type="simple" xlink:show="embed" xlink:actuate="onLoad">
              <text:p/>
            </draw:image>
          </draw:frame>
          <draw:frame draw:z-index="102" draw:name="http://www.culture.gouv.fr/icons/joconde/notice.gif" draw:style-name="gr1" draw:text-style-name="P1" svg:width="0.422cm" svg:height="0.422cm" svg:x="0cm" svg:y="105.404cm">
            <draw:image xlink:href="http://www.culture.gouv.fr/icons/joconde/notice.gif" xlink:type="simple" xlink:show="embed" xlink:actuate="onLoad">
              <text:p/>
            </draw:image>
          </draw:frame>
          <draw:frame draw:z-index="103" draw:name="http://www.culture.gouv.fr/icons/joconde/notice.gif" draw:style-name="gr1" draw:text-style-name="P1" svg:width="0.422cm" svg:height="0.422cm" svg:x="0cm" svg:y="105.858cm">
            <draw:image xlink:href="http://www.culture.gouv.fr/icons/joconde/notice.gif" xlink:type="simple" xlink:show="embed" xlink:actuate="onLoad">
              <text:p/>
            </draw:image>
          </draw:frame>
          <draw:frame draw:z-index="104" draw:name="http://www.culture.gouv.fr/icons/joconde/notice.gif" draw:style-name="gr1" draw:text-style-name="P1" svg:width="0.422cm" svg:height="0.422cm" svg:x="0cm" svg:y="106.311cm">
            <draw:image xlink:href="http://www.culture.gouv.fr/icons/joconde/notice.gif" xlink:type="simple" xlink:show="embed" xlink:actuate="onLoad">
              <text:p/>
            </draw:image>
          </draw:frame>
          <draw:frame draw:z-index="105" draw:name="http://www.culture.gouv.fr/icons/joconde/notice.gif" draw:style-name="gr1" draw:text-style-name="P1" svg:width="0.422cm" svg:height="0.422cm" svg:x="0cm" svg:y="106.764cm">
            <draw:image xlink:href="http://www.culture.gouv.fr/icons/joconde/notice.gif" xlink:type="simple" xlink:show="embed" xlink:actuate="onLoad">
              <text:p/>
            </draw:image>
          </draw:frame>
          <draw:frame draw:z-index="106" draw:name="http://www.culture.gouv.fr/icons/joconde/notice.gif" draw:style-name="gr1" draw:text-style-name="P1" svg:width="0.422cm" svg:height="0.422cm" svg:x="0cm" svg:y="107.217cm">
            <draw:image xlink:href="http://www.culture.gouv.fr/icons/joconde/notice.gif" xlink:type="simple" xlink:show="embed" xlink:actuate="onLoad">
              <text:p/>
            </draw:image>
          </draw:frame>
          <draw:frame draw:z-index="107" draw:name="http://www.culture.gouv.fr/icons/joconde/notice.gif" draw:style-name="gr1" draw:text-style-name="P1" svg:width="0.422cm" svg:height="0.422cm" svg:x="0cm" svg:y="107.671cm">
            <draw:image xlink:href="http://www.culture.gouv.fr/icons/joconde/notice.gif" xlink:type="simple" xlink:show="embed" xlink:actuate="onLoad">
              <text:p/>
            </draw:image>
          </draw:frame>
          <draw:frame draw:z-index="108" draw:name="http://www.culture.gouv.fr/icons/joconde/notice.gif" draw:style-name="gr1" draw:text-style-name="P1" svg:width="0.422cm" svg:height="0.422cm" svg:x="0cm" svg:y="108.124cm">
            <draw:image xlink:href="http://www.culture.gouv.fr/icons/joconde/notice.gif" xlink:type="simple" xlink:show="embed" xlink:actuate="onLoad">
              <text:p/>
            </draw:image>
          </draw:frame>
          <draw:frame draw:z-index="109" draw:name="http://www.culture.gouv.fr/icons/joconde/notice.gif" draw:style-name="gr1" draw:text-style-name="P1" svg:width="0.422cm" svg:height="0.422cm" svg:x="0cm" svg:y="108.577cm">
            <draw:image xlink:href="http://www.culture.gouv.fr/icons/joconde/notice.gif" xlink:type="simple" xlink:show="embed" xlink:actuate="onLoad">
              <text:p/>
            </draw:image>
          </draw:frame>
          <draw:frame draw:z-index="110" draw:name="http://www.culture.gouv.fr/icons/joconde/notice.gif" draw:style-name="gr1" draw:text-style-name="P1" svg:width="0.422cm" svg:height="0.422cm" svg:x="0cm" svg:y="109.031cm">
            <draw:image xlink:href="http://www.culture.gouv.fr/icons/joconde/notice.gif" xlink:type="simple" xlink:show="embed" xlink:actuate="onLoad">
              <text:p/>
            </draw:image>
          </draw:frame>
          <draw:frame draw:z-index="111" draw:name="http://www.culture.gouv.fr/icons/joconde/notice.gif" draw:style-name="gr1" draw:text-style-name="P1" svg:width="0.422cm" svg:height="0.422cm" svg:x="0cm" svg:y="109.484cm">
            <draw:image xlink:href="http://www.culture.gouv.fr/icons/joconde/notice.gif" xlink:type="simple" xlink:show="embed" xlink:actuate="onLoad">
              <text:p/>
            </draw:image>
          </draw:frame>
          <draw:frame draw:z-index="112" draw:name="http://www.culture.gouv.fr/icons/joconde/notice.gif" draw:style-name="gr1" draw:text-style-name="P1" svg:width="0.422cm" svg:height="0.422cm" svg:x="0cm" svg:y="109.937cm">
            <draw:image xlink:href="http://www.culture.gouv.fr/icons/joconde/notice.gif" xlink:type="simple" xlink:show="embed" xlink:actuate="onLoad">
              <text:p/>
            </draw:image>
          </draw:frame>
          <draw:frame draw:z-index="113" draw:name="http://www.culture.gouv.fr/icons/joconde/notice.gif" draw:style-name="gr1" draw:text-style-name="P1" svg:width="0.422cm" svg:height="0.422cm" svg:x="0cm" svg:y="110.391cm">
            <draw:image xlink:href="http://www.culture.gouv.fr/icons/joconde/notice.gif" xlink:type="simple" xlink:show="embed" xlink:actuate="onLoad">
              <text:p/>
            </draw:image>
          </draw:frame>
          <draw:frame draw:z-index="114" draw:name="http://www.culture.gouv.fr/icons/joconde/notice.gif" draw:style-name="gr1" draw:text-style-name="P1" svg:width="0.422cm" svg:height="0.422cm" svg:x="0cm" svg:y="110.844cm">
            <draw:image xlink:href="http://www.culture.gouv.fr/icons/joconde/notice.gif" xlink:type="simple" xlink:show="embed" xlink:actuate="onLoad">
              <text:p/>
            </draw:image>
          </draw:frame>
          <draw:frame draw:z-index="115" draw:name="http://www.culture.gouv.fr/icons/joconde/notice.gif" draw:style-name="gr1" draw:text-style-name="P1" svg:width="0.422cm" svg:height="0.422cm" svg:x="0cm" svg:y="111.297cm">
            <draw:image xlink:href="http://www.culture.gouv.fr/icons/joconde/notice.gif" xlink:type="simple" xlink:show="embed" xlink:actuate="onLoad">
              <text:p/>
            </draw:image>
          </draw:frame>
          <draw:frame draw:z-index="116" draw:name="http://www.culture.gouv.fr/icons/joconde/notice.gif" draw:style-name="gr1" draw:text-style-name="P1" svg:width="0.422cm" svg:height="0.422cm" svg:x="0cm" svg:y="111.751cm">
            <draw:image xlink:href="http://www.culture.gouv.fr/icons/joconde/notice.gif" xlink:type="simple" xlink:show="embed" xlink:actuate="onLoad">
              <text:p/>
            </draw:image>
          </draw:frame>
          <draw:frame draw:z-index="117" draw:name="http://www.culture.gouv.fr/icons/joconde/notice.gif" draw:style-name="gr1" draw:text-style-name="P1" svg:width="0.422cm" svg:height="0.422cm" svg:x="0cm" svg:y="112.204cm">
            <draw:image xlink:href="http://www.culture.gouv.fr/icons/joconde/notice.gif" xlink:type="simple" xlink:show="embed" xlink:actuate="onLoad">
              <text:p/>
            </draw:image>
          </draw:frame>
          <draw:frame draw:z-index="118" draw:name="http://www.culture.gouv.fr/icons/joconde/notice.gif" draw:style-name="gr1" draw:text-style-name="P1" svg:width="0.422cm" svg:height="0.422cm" svg:x="0cm" svg:y="112.657cm">
            <draw:image xlink:href="http://www.culture.gouv.fr/icons/joconde/notice.g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/>
          <table:table-cell table:style-name="ce1" office:value-type="string">
            <text:p>Ville</text:p>
          </table:table-cell>
          <table:table-cell table:style-name="ce1" office:value-type="string">
            <text:p>Intitulé</text:p>
          </table:table-cell>
          <table:table-cell table:style-name="ce1"/>
        </table:table-row>
        <table:table-row table:style-name="ro2">
          <table:table-cell/>
          <table:table-cell office:value-type="string">
            <text:p>Allennes-les-Marais</text:p>
          </table:table-cell>
          <table:table-cell office:value-type="string">
            <text:p>Bibliothèque</text:p>
          </table:table-cell>
          <table:table-cell/>
        </table:table-row>
        <table:table-row table:style-name="ro1">
          <table:table-cell/>
          <table:table-cell office:value-type="string">
            <text:p>Aniche</text:p>
          </table:table-cell>
          <table:table-cell office:value-type="string">
            <text:p>Bibliothèque municipale Norbert Ségard</text:p>
          </table:table-cell>
          <table:table-cell/>
        </table:table-row>
        <table:table-row table:style-name="ro1">
          <table:table-cell/>
          <table:table-cell office:value-type="string">
            <text:p>Annoeullin</text:p>
          </table:table-cell>
          <table:table-cell office:value-type="string">
            <text:p>Médiathèque</text:p>
          </table:table-cell>
          <table:table-cell/>
        </table:table-row>
        <table:table-row table:style-name="ro1">
          <table:table-cell/>
          <table:table-cell office:value-type="string">
            <text:p>Anz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Armentièr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Assevent</text:p>
          </table:table-cell>
          <table:table-cell office:value-type="string">
            <text:p>Bibliothèque municipale Marcel Pagnol</text:p>
          </table:table-cell>
          <table:table-cell/>
        </table:table-row>
        <table:table-row table:style-name="ro1">
          <table:table-cell/>
          <table:table-cell office:value-type="string">
            <text:p>Attich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Auby</text:p>
          </table:table-cell>
          <table:table-cell office:value-type="string">
            <text:p>Médiathèque municipale Louis Aragon</text:p>
          </table:table-cell>
          <table:table-cell/>
        </table:table-row>
        <table:table-row table:style-name="ro2">
          <table:table-cell/>
          <table:table-cell office:value-type="string">
            <text:p>Aulnoy-Lez-Valenciennes</text:p>
          </table:table-cell>
          <table:table-cell office:value-type="string">
            <text:p>Médiathèque municipale François Rabelais</text:p>
          </table:table-cell>
          <table:table-cell/>
        </table:table-row>
        <table:table-row table:style-name="ro2">
          <table:table-cell/>
          <table:table-cell office:value-type="string">
            <text:p>Aulnoye-Aymeries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Avelin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Avesnes-les-Aubert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Avesnes-sur-Help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Bailleul</text:p>
          </table:table-cell>
          <table:table-cell office:value-type="string">
            <text:p>Bibliothèque municipale Danielle et François Mitterrand</text:p>
          </table:table-cell>
          <table:table-cell/>
        </table:table-row>
        <table:table-row table:style-name="ro1">
          <table:table-cell/>
          <table:table-cell office:value-type="string">
            <text:p>Baisieux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Bellaing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Bergues</text:p>
          </table:table-cell>
          <table:table-cell office:value-type="string">
            <text:p>Bibliothèque municipale Marguerite Brébant</text:p>
          </table:table-cell>
          <table:table-cell/>
        </table:table-row>
        <table:table-row table:style-name="ro1">
          <table:table-cell/>
          <table:table-cell office:value-type="string">
            <text:p>Bersé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Boucha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Bourbourg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Bray-Dunes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Bruay-sur-l'Escaut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Cambrai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Cappelle-Brouck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Cappelle-la-Grand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Carnin</text:p>
          </table:table-cell>
          <table:table-cell office:value-type="string">
            <text:p>Bibliothèque</text:p>
          </table:table-cell>
          <table:table-cell/>
        </table:table-row>
        <table:table-row table:style-name="ro3">
          <table:table-cell/>
          <table:table-cell office:value-type="string">
            <text:p>Cateau-Cambresis (Le)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Caudry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Caudry</text:p>
          </table:table-cell>
          <table:table-cell office:value-type="string">
            <text:p>Médiathèque (Annexe de la BDP)</text:p>
          </table:table-cell>
          <table:table-cell/>
        </table:table-row>
        <table:table-row table:style-name="ro1">
          <table:table-cell/>
          <table:table-cell office:value-type="string">
            <text:p>Chemy</text:p>
          </table:table-cell>
          <table:table-cell office:value-type="string">
            <text:p>Bibliothèque</text:p>
          </table:table-cell>
          <table:table-cell/>
        </table:table-row>
        <table:table-row table:style-name="ro1">
          <table:table-cell/>
          <table:table-cell office:value-type="string">
            <text:p>Comines</text:p>
          </table:table-cell>
          <table:table-cell office:value-type="string">
            <text:p>Bibliothèque municipale Georges Dehallewyn</text:p>
          </table:table-cell>
          <table:table-cell/>
        </table:table-row>
        <table:table-row table:style-name="ro2">
          <table:table-cell/>
          <table:table-cell office:value-type="string">
            <text:p>Condé-sur-l'Escaut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Coudekerque-Branch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Cresp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Crochte</text:p>
          </table:table-cell>
          <table:table-cell office:value-type="string">
            <text:p>Bibliothèque</text:p>
          </table:table-cell>
          <table:table-cell/>
        </table:table-row>
        <table:table-row table:style-name="ro1">
          <table:table-cell/>
          <table:table-cell office:value-type="string">
            <text:p>Cuincy</text:p>
          </table:table-cell>
          <table:table-cell office:value-type="string">
            <text:p>Bibliothèque municipale Albert Camus</text:p>
          </table:table-cell>
          <table:table-cell/>
        </table:table-row>
        <table:table-row table:style-name="ro1">
          <table:table-cell/>
          <table:table-cell office:value-type="string">
            <text:p>Denain</text:p>
          </table:table-cell>
          <table:table-cell office:value-type="string">
            <text:p>Médiathèque municipale Jacques Prévert</text:p>
          </table:table-cell>
          <table:table-cell/>
        </table:table-row>
        <table:table-row table:style-name="ro1">
          <table:table-cell/>
          <table:table-cell office:value-type="string">
            <text:p>Douai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Douchy-les-Mines</text:p>
          </table:table-cell>
          <table:table-cell office:value-type="string">
            <text:p>Médiathèque municipale Max-Pol Fouchet</text:p>
          </table:table-cell>
          <table:table-cell/>
        </table:table-row>
        <table:table-row table:style-name="ro1">
          <table:table-cell/>
          <table:table-cell office:value-type="string">
            <text:p>Dunkerqu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Emerchicourt</text:p>
          </table:table-cell>
          <table:table-cell office:value-type="string">
            <text:p>Médiathèque</text:p>
          </table:table-cell>
          <table:table-cell/>
        </table:table-row>
        <table:table-row table:style-name="ro2">
          <table:table-cell/>
          <table:table-cell office:value-type="string">
            <text:p>Escaudoeuvres</text:p>
          </table:table-cell>
          <table:table-cell office:value-type="string">
            <text:p>Médiathèque municipale Liberté</text:p>
          </table:table-cell>
          <table:table-cell/>
        </table:table-row>
        <table:table-row table:style-name="ro1">
          <table:table-cell/>
          <table:table-cell office:value-type="string">
            <text:p>Esquelbecq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Estair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Faches-Thumesnil</text:p>
          </table:table-cell>
          <table:table-cell office:value-type="string">
            <text:p>Bibliothèque municipale Marguerite Yourcenar</text:p>
          </table:table-cell>
          <table:table-cell/>
        </table:table-row>
        <table:table-row table:style-name="ro1">
          <table:table-cell/>
          <table:table-cell office:value-type="string">
            <text:p>Famar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Feignies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Ferrière-la-Grand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Forest-sur-Marqu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Fort-Mardyck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Ville</text:p>
          </table:table-cell>
          <table:table-cell table:style-name="ce1" office:value-type="string">
            <text:p>Intitulé</text:p>
          </table:table-cell>
          <table:table-cell table:style-name="ce1"/>
        </table:table-row>
        <table:table-row table:style-name="ro1">
          <table:table-cell/>
          <table:table-cell office:value-type="string">
            <text:p>Fourmi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Godewaersvelde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Gorgue (La)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Grand-Fort-Philippe</text:p>
          </table:table-cell>
          <table:table-cell office:value-type="string">
            <text:p>Médiathèque municipale François Mitterrand</text:p>
          </table:table-cell>
          <table:table-cell/>
        </table:table-row>
        <table:table-row table:style-name="ro2">
          <table:table-cell/>
          <table:table-cell office:value-type="string">
            <text:p>Grande-Synthe</text:p>
          </table:table-cell>
          <table:table-cell office:value-type="string">
            <text:p>Médiathèque municipale Nelson Mandéla</text:p>
          </table:table-cell>
          <table:table-cell/>
        </table:table-row>
        <table:table-row table:style-name="ro1">
          <table:table-cell/>
          <table:table-cell office:value-type="string">
            <text:p>Gravelines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Guesnain</text:p>
          </table:table-cell>
          <table:table-cell office:value-type="string">
            <text:p>Mediathèque municipale</text:p>
          </table:table-cell>
          <table:table-cell/>
        </table:table-row>
        <table:table-row table:style-name="ro1">
          <table:table-cell/>
          <table:table-cell office:value-type="string">
            <text:p>Hallu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Haubourd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Hautmont</text:p>
          </table:table-cell>
          <table:table-cell office:value-type="string">
            <text:p>Bibliothèque municipale Jean Jaurès</text:p>
          </table:table-cell>
          <table:table-cell/>
        </table:table-row>
        <table:table-row table:style-name="ro1">
          <table:table-cell/>
          <table:table-cell office:value-type="string">
            <text:p>Haverskerqu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Hazebrouck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Hazebrouck</text:p>
          </table:table-cell>
          <table:table-cell office:value-type="string">
            <text:p>Médiathèque (annexe de la Bdp)</text:p>
            <text:p>Antenne de Flandre</text:p>
          </table:table-cell>
          <table:table-cell/>
        </table:table-row>
        <table:table-row table:style-name="ro2">
          <table:table-cell/>
          <table:table-cell office:value-type="string">
            <text:p>Hellemmes-Lille</text:p>
          </table:table-cell>
          <table:table-cell office:value-type="string">
            <text:p>Bibliothèque communale</text:p>
          </table:table-cell>
          <table:table-cell/>
        </table:table-row>
        <table:table-row table:style-name="ro2">
          <table:table-cell/>
          <table:table-cell office:value-type="string">
            <text:p>Hellemmes-Lille</text:p>
          </table:table-cell>
          <table:table-cell office:value-type="string">
            <text:p>Médiathèque départementale du Nord</text:p>
          </table:table-cell>
          <table:table-cell/>
        </table:table-row>
        <table:table-row table:style-name="ro1">
          <table:table-cell/>
          <table:table-cell office:value-type="string">
            <text:p>Hornaing</text:p>
          </table:table-cell>
          <table:table-cell office:value-type="string">
            <text:p>Médiathèque municipale Maxence Van Der Méersch</text:p>
          </table:table-cell>
          <table:table-cell/>
        </table:table-row>
        <table:table-row table:style-name="ro2">
          <table:table-cell/>
          <table:table-cell office:value-type="string">
            <text:p>Houplin-Ancoisne</text:p>
          </table:table-cell>
          <table:table-cell office:value-type="string">
            <text:p>Médiathèque Marcel Pagnol</text:p>
          </table:table-cell>
          <table:table-cell/>
        </table:table-row>
        <table:table-row table:style-name="ro1">
          <table:table-cell/>
          <table:table-cell office:value-type="string">
            <text:p>Houplin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Lambres-Lez-Douai</text:p>
          </table:table-cell>
          <table:table-cell office:value-type="string">
            <text:p>Médiathèque municipale de la MJC</text:p>
          </table:table-cell>
          <table:table-cell/>
        </table:table-row>
        <table:table-row table:style-name="ro1">
          <table:table-cell/>
          <table:table-cell office:value-type="string">
            <text:p>Landrecies</text:p>
          </table:table-cell>
          <table:table-cell office:value-type="string">
            <text:p>Bibliothèque municipale Philippe Lamour</text:p>
          </table:table-cell>
          <table:table-cell/>
        </table:table-row>
        <table:table-row table:style-name="ro1">
          <table:table-cell/>
          <table:table-cell office:value-type="string">
            <text:p>Lannoy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Leffrinckouck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Lezenn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Lill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Lomme</text:p>
          </table:table-cell>
          <table:table-cell office:value-type="string">
            <text:p>L'Odyssée Médiathèque de Lomme</text:p>
          </table:table-cell>
          <table:table-cell/>
        </table:table-row>
        <table:table-row table:style-name="ro1">
          <table:table-cell/>
          <table:table-cell office:value-type="string">
            <text:p>Loon-Plage</text:p>
          </table:table-cell>
          <table:table-cell office:value-type="string">
            <text:p>Bibliothèque municipale Marcel Pagnol</text:p>
          </table:table-cell>
          <table:table-cell/>
        </table:table-row>
        <table:table-row table:style-name="ro1">
          <table:table-cell/>
          <table:table-cell office:value-type="string">
            <text:p>Loo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Lourch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Louvroil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Lys-Lez-Lannoy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Marcq-en-Baroeul</text:p>
          </table:table-cell>
          <table:table-cell office:value-type="string">
            <text:p>Bibliothèque municipale André Malraux</text:p>
          </table:table-cell>
          <table:table-cell/>
        </table:table-row>
        <table:table-row table:style-name="ro2">
          <table:table-cell/>
          <table:table-cell office:value-type="string">
            <text:p>Marquette-Lez-Lill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Maubeuge</text:p>
          </table:table-cell>
          <table:table-cell office:value-type="string">
            <text:p>Bibliothèque municipale</text:p>
            <text:p>centre Culturel de l'Arsenal</text:p>
          </table:table-cell>
          <table:table-cell/>
        </table:table-row>
        <table:table-row table:style-name="ro2">
          <table:table-cell/>
          <table:table-cell office:value-type="string">
            <text:p>Merville</text:p>
          </table:table-cell>
          <table:table-cell office:value-type="string">
            <text:p>Médiathèque municipale</text:p>
            <text:p>espace Culturel Robert Hossein</text:p>
          </table:table-cell>
          <table:table-cell/>
        </table:table-row>
        <table:table-row table:style-name="ro2">
          <table:table-cell/>
          <table:table-cell office:value-type="string">
            <text:p>Mons-en-Baroeul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Mons-en-Pevèle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Montigny-en-Ostrevent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Mérignies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Niepp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Orchi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Pont-sur-Sambre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Proville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Quesnoy (Le)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Quesnoy (Le)</text:p>
          </table:table-cell>
          <table:table-cell office:value-type="string">
            <text:p>Médiathèque (annexe de la Bdp)</text:p>
            <text:p>Antenne du Hainaut-Avesnois</text:p>
          </table:table-cell>
          <table:table-cell/>
        </table:table-row>
        <table:table-row table:style-name="ro1">
          <table:table-cell/>
          <table:table-cell office:value-type="string">
            <text:p>Raism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Ronch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Roncq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Roubaix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2">
          <table:table-cell/>
          <table:table-cell office:value-type="string">
            <text:p>Saint-Amand-les-Eaux</text:p>
          </table:table-cell>
          <table:table-cell office:value-type="string">
            <text:p>Mediathèque municipale</text:p>
          </table:table-cell>
          <table:table-cell/>
        </table:table-row>
        <table:table-row table:style-name="ro2">
          <table:table-cell/>
          <table:table-cell office:value-type="string">
            <text:p>Saint-Pol-sur-Mer</text:p>
          </table:table-cell>
          <table:table-cell office:value-type="string">
            <text:p>Médiathèque municipale Emile Zola</text:p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Intitulé</text:p>
          </table:table-cell>
          <table:table-cell table:style-name="ce1" office:value-type="string">
            <text:p>Téléphone  </text:p>
          </table:table-cell>
          <table:table-cell table:style-name="Default"/>
        </table:table-row>
        <table:table-row table:style-name="ro1">
          <table:table-cell/>
          <table:table-cell office:value-type="string">
            <text:p>Saulzoir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Seclin</text:p>
          </table:table-cell>
          <table:table-cell office:value-type="string">
            <text:p>Bibliothèque municipale Jacques Estager</text:p>
          </table:table-cell>
          <table:table-cell/>
        </table:table-row>
        <table:table-row table:style-name="ro1">
          <table:table-cell/>
          <table:table-cell office:value-type="string">
            <text:p>Sequedin</text:p>
          </table:table-cell>
          <table:table-cell office:value-type="string">
            <text:p>Bibliothèque municipale Centre Culturel</text:p>
          </table:table-cell>
          <table:table-cell/>
        </table:table-row>
        <table:table-row table:style-name="ro1">
          <table:table-cell/>
          <table:table-cell office:value-type="string">
            <text:p>Sin-le-Noble</text:p>
          </table:table-cell>
          <table:table-cell office:value-type="string">
            <text:p>Bibliothèque municipale André Stil</text:p>
          </table:table-cell>
          <table:table-cell/>
        </table:table-row>
        <table:table-row table:style-name="ro1">
          <table:table-cell/>
          <table:table-cell office:value-type="string">
            <text:p>Teteghem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Thiant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Tourcoing</text:p>
          </table:table-cell>
          <table:table-cell office:value-type="string">
            <text:p>Médiathèque municipale André Malraux</text:p>
          </table:table-cell>
          <table:table-cell/>
        </table:table-row>
        <table:table-row table:style-name="ro2">
          <table:table-cell/>
          <table:table-cell office:value-type="string">
            <text:p>Trith-Saint-Léger</text:p>
          </table:table-cell>
          <table:table-cell office:value-type="string">
            <text:p>Médiathèque municipale Gustave Ansart</text:p>
          </table:table-cell>
          <table:table-cell/>
        </table:table-row>
        <table:table-row table:style-name="ro1">
          <table:table-cell/>
          <table:table-cell office:value-type="string">
            <text:p>Valencienne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Vieux-Berquin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Vieux-Condé</text:p>
          </table:table-cell>
          <table:table-cell office:value-type="string">
            <text:p>Bibliothèque municipale Myatil Michel</text:p>
          </table:table-cell>
          <table:table-cell/>
        </table:table-row>
        <table:table-row table:style-name="ro2">
          <table:table-cell/>
          <table:table-cell office:value-type="string">
            <text:p>Villeneuve-d'Ascq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Waller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2">
          <table:table-cell/>
          <table:table-cell office:value-type="string">
            <text:p>Wargnies-le-Grand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Wasquehal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Wattrelos</text:p>
          </table:table-cell>
          <table:table-cell office:value-type="string">
            <text:p>Bibliothèque municipale</text:p>
          </table:table-cell>
          <table:table-cell/>
        </table:table-row>
        <table:table-row table:style-name="ro1">
          <table:table-cell/>
          <table:table-cell office:value-type="string">
            <text:p>Waziers</text:p>
          </table:table-cell>
          <table:table-cell office:value-type="string">
            <text:p>Bibliothèque municipale Louis Aragon</text:p>
          </table:table-cell>
          <table:table-cell/>
        </table:table-row>
        <table:table-row table:style-name="ro1">
          <table:table-cell/>
          <table:table-cell office:value-type="string">
            <text:p>Wervicq</text:p>
          </table:table-cell>
          <table:table-cell office:value-type="string">
            <text:p>Médiathèque municipale</text:p>
          </table:table-cell>
          <table:table-cell/>
        </table:table-row>
        <table:table-row table:style-name="ro1">
          <table:table-cell/>
          <table:table-cell office:value-type="string">
            <text:p>Wormhout</text:p>
          </table:table-cell>
          <table:table-cell office:value-type="string">
            <text:p>Médithèque municipale</text:p>
          </table:table-cell>
          <table:table-cell/>
        </table:table-row>
      </table:table>
      <table:table table:name="Feuille2" table:style-name="ta1">
        <table:table-column table:style-name="co3" table:default-cell-style-name="ce3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4">
          <table:table-cell table:style-name="ce1" office:value-type="string">
            <text:p>Ville</text:p>
          </table:table-cell>
          <table:table-cell table:style-name="ce1" office:value-type="string">
            <text:p>Intitulé</text:p>
          </table:table-cell>
          <table:table-cell office:value-type="string">
            <text:p>datacarto</text:p>
          </table:table-cell>
          <table:table-cell table:number-columns-repeated="4"/>
        </table:table-row>
        <table:table-row table:style-name="ro1">
          <table:table-cell office:value-type="string">
            <text:p>Allennes-les-Marais</text:p>
          </table:table-cell>
          <table:table-cell office:value-type="string">
            <text:p>Bibliothèque</text:p>
          </table:table-cell>
          <table:table-cell table:formula="of:=CONCATENATE(&quot;['&quot;;[.A2];&quot;','&quot;;[.A2];&quot; - &quot;;[.B2];&quot;'],&quot;)" office:value-type="string" office:string-value="['Allennes-les-Marais','Allennes-les-Marais - Bibliothèque'],">
            <text:p>['Allennes-les-Marais','Allennes-les-Marais - Bibliothèque'],</text:p>
          </table:table-cell>
          <table:table-cell table:formula="of:=CONCATENATE(&quot;-;&quot;;&quot;-;&quot;;[.A2];&quot;;france;&quot;;&quot;-;&quot;;[.B2])" office:value-type="string" office:string-value="-;-;Allennes-les-Marais;france;-;Bibliothèque">
            <text:p>-;-;Allennes-les-Marais;france;-;Bibliothèque</text:p>
          </table:table-cell>
          <table:table-cell table:number-columns-repeated="2"/>
          <table:table-cell office:value-type="string">
            <text:p>adresse;code_postal;ville;pays;nom;description</text:p>
          </table:table-cell>
        </table:table-row>
        <table:table-row table:style-name="ro1">
          <table:table-cell office:value-type="string">
            <text:p>Aniche</text:p>
          </table:table-cell>
          <table:table-cell office:value-type="string">
            <text:p>Bibliothèque municipale Norbert Ségard</text:p>
          </table:table-cell>
          <table:table-cell table:formula="of:=CONCATENATE(&quot;['&quot;;[.A3];&quot;','&quot;;[.A3];&quot; - &quot;;[.B3];&quot;'],&quot;)" office:value-type="string" office:string-value="['Aniche','Aniche - Bibliothèque municipale Norbert Ségard'],">
            <text:p>['Aniche','Aniche - Bibliothèque municipale Norbert Ségard'],</text:p>
          </table:table-cell>
          <table:table-cell table:formula="of:=CONCATENATE(&quot;-;&quot;;&quot;-;&quot;;[.A3];&quot;;france;&quot;;&quot;-;&quot;;[.B3])" office:value-type="string" office:string-value="-;-;Aniche;france;-;Bibliothèque municipale Norbert Ségard">
            <text:p>-;-;Aniche;france;-;Bibliothèque municipale Norbert Ségard</text:p>
          </table:table-cell>
          <table:table-cell table:number-columns-repeated="3"/>
        </table:table-row>
        <table:table-row table:style-name="ro1">
          <table:table-cell office:value-type="string">
            <text:p>Annoeullin</text:p>
          </table:table-cell>
          <table:table-cell office:value-type="string">
            <text:p>Médiathèque</text:p>
          </table:table-cell>
          <table:table-cell table:formula="of:=CONCATENATE(&quot;['&quot;;[.A4];&quot;','&quot;;[.A4];&quot; - &quot;;[.B4];&quot;'],&quot;)" office:value-type="string" office:string-value="['Annoeullin','Annoeullin - Médiathèque'],">
            <text:p>['Annoeullin','Annoeullin - Médiathèque'],</text:p>
          </table:table-cell>
          <table:table-cell table:formula="of:=CONCATENATE(&quot;-;&quot;;&quot;-;&quot;;[.A4];&quot;;france;&quot;;&quot;-;&quot;;[.B4])" office:value-type="string" office:string-value="-;-;Annoeullin;france;-;Médiathèque">
            <text:p>-;-;Annoeullin;france;-;Médiathèque</text:p>
          </table:table-cell>
          <table:table-cell table:number-columns-repeated="3"/>
        </table:table-row>
        <table:table-row table:style-name="ro1">
          <table:table-cell office:value-type="string">
            <text:p>Anzin</text:p>
          </table:table-cell>
          <table:table-cell office:value-type="string">
            <text:p>Bibliothèque municipale</text:p>
          </table:table-cell>
          <table:table-cell table:formula="of:=CONCATENATE(&quot;['&quot;;[.A5];&quot;','&quot;;[.A5];&quot; - &quot;;[.B5];&quot;'],&quot;)" office:value-type="string" office:string-value="['Anzin','Anzin - Bibliothèque municipale'],">
            <text:p>['Anzin','Anzin - Bibliothèque municipale'],</text:p>
          </table:table-cell>
          <table:table-cell table:formula="of:=CONCATENATE(&quot;-;&quot;;&quot;-;&quot;;[.A5];&quot;;france;&quot;;&quot;-;&quot;;[.B5])" office:value-type="string" office:string-value="-;-;Anzin;france;-;Bibliothèque municipale">
            <text:p>-;-;Anz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Armentières</text:p>
          </table:table-cell>
          <table:table-cell office:value-type="string">
            <text:p>Bibliothèque municipale</text:p>
          </table:table-cell>
          <table:table-cell table:formula="of:=CONCATENATE(&quot;['&quot;;[.A6];&quot;','&quot;;[.A6];&quot; - &quot;;[.B6];&quot;'],&quot;)" office:value-type="string" office:string-value="['Armentières','Armentières - Bibliothèque municipale'],">
            <text:p>['Armentières','Armentières - Bibliothèque municipale'],</text:p>
          </table:table-cell>
          <table:table-cell table:formula="of:=CONCATENATE(&quot;-;&quot;;&quot;-;&quot;;[.A6];&quot;;france;&quot;;&quot;-;&quot;;[.B6])" office:value-type="string" office:string-value="-;-;Armentières;france;-;Bibliothèque municipale">
            <text:p>-;-;Armentièr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Assevent</text:p>
          </table:table-cell>
          <table:table-cell office:value-type="string">
            <text:p>Bibliothèque municipale Marcel Pagnol</text:p>
          </table:table-cell>
          <table:table-cell table:formula="of:=CONCATENATE(&quot;['&quot;;[.A7];&quot;','&quot;;[.A7];&quot; - &quot;;[.B7];&quot;'],&quot;)" office:value-type="string" office:string-value="['Assevent','Assevent - Bibliothèque municipale Marcel Pagnol'],">
            <text:p>['Assevent','Assevent - Bibliothèque municipale Marcel Pagnol'],</text:p>
          </table:table-cell>
          <table:table-cell table:formula="of:=CONCATENATE(&quot;-;&quot;;&quot;-;&quot;;[.A7];&quot;;france;&quot;;&quot;-;&quot;;[.B7])" office:value-type="string" office:string-value="-;-;Assevent;france;-;Bibliothèque municipale Marcel Pagnol">
            <text:p>-;-;Assevent;france;-;Bibliothèque municipale Marcel Pagnol</text:p>
          </table:table-cell>
          <table:table-cell table:number-columns-repeated="3"/>
        </table:table-row>
        <table:table-row table:style-name="ro1">
          <table:table-cell office:value-type="string">
            <text:p>Attiches</text:p>
          </table:table-cell>
          <table:table-cell office:value-type="string">
            <text:p>Bibliothèque municipale</text:p>
          </table:table-cell>
          <table:table-cell table:formula="of:=CONCATENATE(&quot;['&quot;;[.A8];&quot;','&quot;;[.A8];&quot; - &quot;;[.B8];&quot;'],&quot;)" office:value-type="string" office:string-value="['Attiches','Attiches - Bibliothèque municipale'],">
            <text:p>['Attiches','Attiches - Bibliothèque municipale'],</text:p>
          </table:table-cell>
          <table:table-cell table:formula="of:=CONCATENATE(&quot;-;&quot;;&quot;-;&quot;;[.A8];&quot;;france;&quot;;&quot;-;&quot;;[.B8])" office:value-type="string" office:string-value="-;-;Attiches;france;-;Bibliothèque municipale">
            <text:p>-;-;Attich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Auby</text:p>
          </table:table-cell>
          <table:table-cell office:value-type="string">
            <text:p>Médiathèque municipale Louis Aragon</text:p>
          </table:table-cell>
          <table:table-cell table:formula="of:=CONCATENATE(&quot;['&quot;;[.A9];&quot;','&quot;;[.A9];&quot; - &quot;;[.B9];&quot;'],&quot;)" office:value-type="string" office:string-value="['Auby','Auby - Médiathèque municipale Louis Aragon'],">
            <text:p>['Auby','Auby - Médiathèque municipale Louis Aragon'],</text:p>
          </table:table-cell>
          <table:table-cell table:formula="of:=CONCATENATE(&quot;-;&quot;;&quot;-;&quot;;[.A9];&quot;;france;&quot;;&quot;-;&quot;;[.B9])" office:value-type="string" office:string-value="-;-;Auby;france;-;Médiathèque municipale Louis Aragon">
            <text:p>-;-;Auby;france;-;Médiathèque municipale Louis Aragon</text:p>
          </table:table-cell>
          <table:table-cell table:number-columns-repeated="3"/>
        </table:table-row>
        <table:table-row table:style-name="ro1">
          <table:table-cell office:value-type="string">
            <text:p>Aulnoy-Lez-Valenciennes</text:p>
          </table:table-cell>
          <table:table-cell office:value-type="string">
            <text:p>Médiathèque municipale François Rabelais</text:p>
          </table:table-cell>
          <table:table-cell table:formula="of:=CONCATENATE(&quot;['&quot;;[.A10];&quot;','&quot;;[.A10];&quot; - &quot;;[.B10];&quot;'],&quot;)" office:value-type="string" office:string-value="['Aulnoy-Lez-Valenciennes','Aulnoy-Lez-Valenciennes - Médiathèque municipale François Rabelais'],">
            <text:p>['Aulnoy-Lez-Valenciennes','Aulnoy-Lez-Valenciennes - Médiathèque municipale François Rabelais'],</text:p>
          </table:table-cell>
          <table:table-cell table:formula="of:=CONCATENATE(&quot;-;&quot;;&quot;-;&quot;;[.A10];&quot;;france;&quot;;&quot;-;&quot;;[.B10])" office:value-type="string" office:string-value="-;-;Aulnoy-Lez-Valenciennes;france;-;Médiathèque municipale François Rabelais">
            <text:p>-;-;Aulnoy-Lez-Valenciennes;france;-;Médiathèque municipale François Rabelais</text:p>
          </table:table-cell>
          <table:table-cell table:number-columns-repeated="3"/>
        </table:table-row>
        <table:table-row table:style-name="ro1">
          <table:table-cell office:value-type="string">
            <text:p>Aulnoye-Aymeries</text:p>
          </table:table-cell>
          <table:table-cell office:value-type="string">
            <text:p>Médiathèque municipale</text:p>
          </table:table-cell>
          <table:table-cell table:formula="of:=CONCATENATE(&quot;['&quot;;[.A11];&quot;','&quot;;[.A11];&quot; - &quot;;[.B11];&quot;'],&quot;)" office:value-type="string" office:string-value="['Aulnoye-Aymeries','Aulnoye-Aymeries - Médiathèque municipale'],">
            <text:p>['Aulnoye-Aymeries','Aulnoye-Aymeries - Médiathèque municipale'],</text:p>
          </table:table-cell>
          <table:table-cell table:formula="of:=CONCATENATE(&quot;-;&quot;;&quot;-;&quot;;[.A11];&quot;;france;&quot;;&quot;-;&quot;;[.B11])" office:value-type="string" office:string-value="-;-;Aulnoye-Aymeries;france;-;Médiathèque municipale">
            <text:p>-;-;Aulnoye-Aymeries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Avelin</text:p>
          </table:table-cell>
          <table:table-cell office:value-type="string">
            <text:p>Médiathèque municipale</text:p>
          </table:table-cell>
          <table:table-cell table:formula="of:=CONCATENATE(&quot;['&quot;;[.A12];&quot;','&quot;;[.A12];&quot; - &quot;;[.B12];&quot;'],&quot;)" office:value-type="string" office:string-value="['Avelin','Avelin - Médiathèque municipale'],">
            <text:p>['Avelin','Avelin - Médiathèque municipale'],</text:p>
          </table:table-cell>
          <table:table-cell table:formula="of:=CONCATENATE(&quot;-;&quot;;&quot;-;&quot;;[.A12];&quot;;france;&quot;;&quot;-;&quot;;[.B12])" office:value-type="string" office:string-value="-;-;Avelin;france;-;Médiathèque municipale">
            <text:p>-;-;Avelin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Avesnes-les-Aubert</text:p>
          </table:table-cell>
          <table:table-cell office:value-type="string">
            <text:p>Bibliothèque municipale</text:p>
          </table:table-cell>
          <table:table-cell table:formula="of:=CONCATENATE(&quot;['&quot;;[.A13];&quot;','&quot;;[.A13];&quot; - &quot;;[.B13];&quot;'],&quot;)" office:value-type="string" office:string-value="['Avesnes-les-Aubert','Avesnes-les-Aubert - Bibliothèque municipale'],">
            <text:p>['Avesnes-les-Aubert','Avesnes-les-Aubert - Bibliothèque municipale'],</text:p>
          </table:table-cell>
          <table:table-cell table:formula="of:=CONCATENATE(&quot;-;&quot;;&quot;-;&quot;;[.A13];&quot;;france;&quot;;&quot;-;&quot;;[.B13])" office:value-type="string" office:string-value="-;-;Avesnes-les-Aubert;france;-;Bibliothèque municipale">
            <text:p>-;-;Avesnes-les-Aubert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Avesnes-sur-Helpe</text:p>
          </table:table-cell>
          <table:table-cell office:value-type="string">
            <text:p>Bibliothèque municipale</text:p>
          </table:table-cell>
          <table:table-cell table:formula="of:=CONCATENATE(&quot;['&quot;;[.A14];&quot;','&quot;;[.A14];&quot; - &quot;;[.B14];&quot;'],&quot;)" office:value-type="string" office:string-value="['Avesnes-sur-Helpe','Avesnes-sur-Helpe - Bibliothèque municipale'],">
            <text:p>['Avesnes-sur-Helpe','Avesnes-sur-Helpe - Bibliothèque municipale'],</text:p>
          </table:table-cell>
          <table:table-cell table:formula="of:=CONCATENATE(&quot;-;&quot;;&quot;-;&quot;;[.A14];&quot;;france;&quot;;&quot;-;&quot;;[.B14])" office:value-type="string" office:string-value="-;-;Avesnes-sur-Helpe;france;-;Bibliothèque municipale">
            <text:p>-;-;Avesnes-sur-Help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Bailleul</text:p>
          </table:table-cell>
          <table:table-cell office:value-type="string">
            <text:p>Bibliothèque municipale Danielle et François Mitterrand</text:p>
          </table:table-cell>
          <table:table-cell table:formula="of:=CONCATENATE(&quot;['&quot;;[.A15];&quot;','&quot;;[.A15];&quot; - &quot;;[.B15];&quot;'],&quot;)" office:value-type="string" office:string-value="['Bailleul','Bailleul - Bibliothèque municipale Danielle et François Mitterrand'],">
            <text:p>['Bailleul','Bailleul - Bibliothèque municipale Danielle et François Mitterrand'],</text:p>
          </table:table-cell>
          <table:table-cell table:formula="of:=CONCATENATE(&quot;-;&quot;;&quot;-;&quot;;[.A15];&quot;;france;&quot;;&quot;-;&quot;;[.B15])" office:value-type="string" office:string-value="-;-;Bailleul;france;-;Bibliothèque municipale Danielle et François Mitterrand">
            <text:p>-;-;Bailleul;france;-;Bibliothèque municipale Danielle et François Mitterrand</text:p>
          </table:table-cell>
          <table:table-cell table:number-columns-repeated="3"/>
        </table:table-row>
        <table:table-row table:style-name="ro1">
          <table:table-cell office:value-type="string">
            <text:p>Baisieux</text:p>
          </table:table-cell>
          <table:table-cell office:value-type="string">
            <text:p>Bibliothèque municipale</text:p>
          </table:table-cell>
          <table:table-cell table:formula="of:=CONCATENATE(&quot;['&quot;;[.A16];&quot;','&quot;;[.A16];&quot; - &quot;;[.B16];&quot;'],&quot;)" office:value-type="string" office:string-value="['Baisieux','Baisieux - Bibliothèque municipale'],">
            <text:p>['Baisieux','Baisieux - Bibliothèque municipale'],</text:p>
          </table:table-cell>
          <table:table-cell table:formula="of:=CONCATENATE(&quot;-;&quot;;&quot;-;&quot;;[.A16];&quot;;france;&quot;;&quot;-;&quot;;[.B16])" office:value-type="string" office:string-value="-;-;Baisieux;france;-;Bibliothèque municipale">
            <text:p>-;-;Baisieux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Bellaing</text:p>
          </table:table-cell>
          <table:table-cell office:value-type="string">
            <text:p>Médiathèque municipale</text:p>
          </table:table-cell>
          <table:table-cell table:formula="of:=CONCATENATE(&quot;['&quot;;[.A17];&quot;','&quot;;[.A17];&quot; - &quot;;[.B17];&quot;'],&quot;)" office:value-type="string" office:string-value="['Bellaing','Bellaing - Médiathèque municipale'],">
            <text:p>['Bellaing','Bellaing - Médiathèque municipale'],</text:p>
          </table:table-cell>
          <table:table-cell table:formula="of:=CONCATENATE(&quot;-;&quot;;&quot;-;&quot;;[.A17];&quot;;france;&quot;;&quot;-;&quot;;[.B17])" office:value-type="string" office:string-value="-;-;Bellaing;france;-;Médiathèque municipale">
            <text:p>-;-;Bellaing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Bergues</text:p>
          </table:table-cell>
          <table:table-cell office:value-type="string">
            <text:p>Bibliothèque municipale Marguerite Brébant</text:p>
          </table:table-cell>
          <table:table-cell table:formula="of:=CONCATENATE(&quot;['&quot;;[.A18];&quot;','&quot;;[.A18];&quot; - &quot;;[.B18];&quot;'],&quot;)" office:value-type="string" office:string-value="['Bergues','Bergues - Bibliothèque municipale Marguerite Brébant'],">
            <text:p>['Bergues','Bergues - Bibliothèque municipale Marguerite Brébant'],</text:p>
          </table:table-cell>
          <table:table-cell table:formula="of:=CONCATENATE(&quot;-;&quot;;&quot;-;&quot;;[.A18];&quot;;france;&quot;;&quot;-;&quot;;[.B18])" office:value-type="string" office:string-value="-;-;Bergues;france;-;Bibliothèque municipale Marguerite Brébant">
            <text:p>-;-;Bergues;france;-;Bibliothèque municipale Marguerite Brébant</text:p>
          </table:table-cell>
          <table:table-cell table:number-columns-repeated="3"/>
        </table:table-row>
        <table:table-row table:style-name="ro1">
          <table:table-cell office:value-type="string">
            <text:p>Bersée</text:p>
          </table:table-cell>
          <table:table-cell office:value-type="string">
            <text:p>Bibliothèque municipale</text:p>
          </table:table-cell>
          <table:table-cell table:formula="of:=CONCATENATE(&quot;['&quot;;[.A19];&quot;','&quot;;[.A19];&quot; - &quot;;[.B19];&quot;'],&quot;)" office:value-type="string" office:string-value="['Bersée','Bersée - Bibliothèque municipale'],">
            <text:p>['Bersée','Bersée - Bibliothèque municipale'],</text:p>
          </table:table-cell>
          <table:table-cell table:formula="of:=CONCATENATE(&quot;-;&quot;;&quot;-;&quot;;[.A19];&quot;;france;&quot;;&quot;-;&quot;;[.B19])" office:value-type="string" office:string-value="-;-;Bersée;france;-;Bibliothèque municipale">
            <text:p>-;-;Bersé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Bouchain</text:p>
          </table:table-cell>
          <table:table-cell office:value-type="string">
            <text:p>Bibliothèque municipale</text:p>
          </table:table-cell>
          <table:table-cell table:formula="of:=CONCATENATE(&quot;['&quot;;[.A20];&quot;','&quot;;[.A20];&quot; - &quot;;[.B20];&quot;'],&quot;)" office:value-type="string" office:string-value="['Bouchain','Bouchain - Bibliothèque municipale'],">
            <text:p>['Bouchain','Bouchain - Bibliothèque municipale'],</text:p>
          </table:table-cell>
          <table:table-cell table:formula="of:=CONCATENATE(&quot;-;&quot;;&quot;-;&quot;;[.A20];&quot;;france;&quot;;&quot;-;&quot;;[.B20])" office:value-type="string" office:string-value="-;-;Bouchain;france;-;Bibliothèque municipale">
            <text:p>-;-;Boucha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Bourbourg</text:p>
          </table:table-cell>
          <table:table-cell office:value-type="string">
            <text:p>Médiathèque municipale</text:p>
          </table:table-cell>
          <table:table-cell table:formula="of:=CONCATENATE(&quot;['&quot;;[.A21];&quot;','&quot;;[.A21];&quot; - &quot;;[.B21];&quot;'],&quot;)" office:value-type="string" office:string-value="['Bourbourg','Bourbourg - Médiathèque municipale'],">
            <text:p>['Bourbourg','Bourbourg - Médiathèque municipale'],</text:p>
          </table:table-cell>
          <table:table-cell table:formula="of:=CONCATENATE(&quot;-;&quot;;&quot;-;&quot;;[.A21];&quot;;france;&quot;;&quot;-;&quot;;[.B21])" office:value-type="string" office:string-value="-;-;Bourbourg;france;-;Médiathèque municipale">
            <text:p>-;-;Bourbourg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Bray-Dunes</text:p>
          </table:table-cell>
          <table:table-cell office:value-type="string">
            <text:p>Médiathèque municipale</text:p>
          </table:table-cell>
          <table:table-cell table:formula="of:=CONCATENATE(&quot;['&quot;;[.A22];&quot;','&quot;;[.A22];&quot; - &quot;;[.B22];&quot;'],&quot;)" office:value-type="string" office:string-value="['Bray-Dunes','Bray-Dunes - Médiathèque municipale'],">
            <text:p>['Bray-Dunes','Bray-Dunes - Médiathèque municipale'],</text:p>
          </table:table-cell>
          <table:table-cell table:formula="of:=CONCATENATE(&quot;-;&quot;;&quot;-;&quot;;[.A22];&quot;;france;&quot;;&quot;-;&quot;;[.B22])" office:value-type="string" office:string-value="-;-;Bray-Dunes;france;-;Médiathèque municipale">
            <text:p>-;-;Bray-Dunes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Bruay-sur-l'Escaut</text:p>
          </table:table-cell>
          <table:table-cell office:value-type="string">
            <text:p>Médiathèque municipale</text:p>
          </table:table-cell>
          <table:table-cell table:formula="of:=CONCATENATE(&quot;['&quot;;[.A23];&quot;','&quot;;[.A23];&quot; - &quot;;[.B23];&quot;'],&quot;)" office:value-type="string" office:string-value="['Bruay-sur-l'Escaut','Bruay-sur-l'Escaut - Médiathèque municipale'],">
            <text:p>['Bruay-sur-l'Escaut','Bruay-sur-l'Escaut - Médiathèque municipale'],</text:p>
          </table:table-cell>
          <table:table-cell table:formula="of:=CONCATENATE(&quot;-;&quot;;&quot;-;&quot;;[.A23];&quot;;france;&quot;;&quot;-;&quot;;[.B23])" office:value-type="string" office:string-value="-;-;Bruay-sur-l'Escaut;france;-;Médiathèque municipale">
            <text:p>-;-;Bruay-sur-l'Escaut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Cambrai</text:p>
          </table:table-cell>
          <table:table-cell office:value-type="string">
            <text:p>Médiathèque municipale</text:p>
          </table:table-cell>
          <table:table-cell table:formula="of:=CONCATENATE(&quot;['&quot;;[.A24];&quot;','&quot;;[.A24];&quot; - &quot;;[.B24];&quot;'],&quot;)" office:value-type="string" office:string-value="['Cambrai','Cambrai - Médiathèque municipale'],">
            <text:p>['Cambrai','Cambrai - Médiathèque municipale'],</text:p>
          </table:table-cell>
          <table:table-cell table:formula="of:=CONCATENATE(&quot;-;&quot;;&quot;-;&quot;;[.A24];&quot;;france;&quot;;&quot;-;&quot;;[.B24])" office:value-type="string" office:string-value="-;-;Cambrai;france;-;Médiathèque municipale">
            <text:p>-;-;Cambrai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Cappelle-Brouck</text:p>
          </table:table-cell>
          <table:table-cell office:value-type="string">
            <text:p>Médiathèque municipale</text:p>
          </table:table-cell>
          <table:table-cell table:formula="of:=CONCATENATE(&quot;['&quot;;[.A25];&quot;','&quot;;[.A25];&quot; - &quot;;[.B25];&quot;'],&quot;)" office:value-type="string" office:string-value="['Cappelle-Brouck','Cappelle-Brouck - Médiathèque municipale'],">
            <text:p>['Cappelle-Brouck','Cappelle-Brouck - Médiathèque municipale'],</text:p>
          </table:table-cell>
          <table:table-cell table:formula="of:=CONCATENATE(&quot;-;&quot;;&quot;-;&quot;;[.A25];&quot;;france;&quot;;&quot;-;&quot;;[.B25])" office:value-type="string" office:string-value="-;-;Cappelle-Brouck;france;-;Médiathèque municipale">
            <text:p>-;-;Cappelle-Brouck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Cappelle-la-Grande</text:p>
          </table:table-cell>
          <table:table-cell office:value-type="string">
            <text:p>Bibliothèque municipale</text:p>
          </table:table-cell>
          <table:table-cell table:formula="of:=CONCATENATE(&quot;['&quot;;[.A26];&quot;','&quot;;[.A26];&quot; - &quot;;[.B26];&quot;'],&quot;)" office:value-type="string" office:string-value="['Cappelle-la-Grande','Cappelle-la-Grande - Bibliothèque municipale'],">
            <text:p>['Cappelle-la-Grande','Cappelle-la-Grande - Bibliothèque municipale'],</text:p>
          </table:table-cell>
          <table:table-cell table:formula="of:=CONCATENATE(&quot;-;&quot;;&quot;-;&quot;;[.A26];&quot;;france;&quot;;&quot;-;&quot;;[.B26])" office:value-type="string" office:string-value="-;-;Cappelle-la-Grande;france;-;Bibliothèque municipale">
            <text:p>-;-;Cappelle-la-Grand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Carnin</text:p>
          </table:table-cell>
          <table:table-cell office:value-type="string">
            <text:p>Bibliothèque</text:p>
          </table:table-cell>
          <table:table-cell table:formula="of:=CONCATENATE(&quot;['&quot;;[.A27];&quot;','&quot;;[.A27];&quot; - &quot;;[.B27];&quot;'],&quot;)" office:value-type="string" office:string-value="['Carnin','Carnin - Bibliothèque'],">
            <text:p>['Carnin','Carnin - Bibliothèque'],</text:p>
          </table:table-cell>
          <table:table-cell table:formula="of:=CONCATENATE(&quot;-;&quot;;&quot;-;&quot;;[.A27];&quot;;france;&quot;;&quot;-;&quot;;[.B27])" office:value-type="string" office:string-value="-;-;Carnin;france;-;Bibliothèque">
            <text:p>-;-;Carnin;france;-;Bibliothèque</text:p>
          </table:table-cell>
          <table:table-cell table:number-columns-repeated="3"/>
        </table:table-row>
        <table:table-row table:style-name="ro1">
          <table:table-cell office:value-type="string">
            <text:p>Cateau-Cambresis (Le)</text:p>
          </table:table-cell>
          <table:table-cell office:value-type="string">
            <text:p>Bibliothèque municipale</text:p>
          </table:table-cell>
          <table:table-cell table:formula="of:=CONCATENATE(&quot;['&quot;;[.A28];&quot;','&quot;;[.A28];&quot; - &quot;;[.B28];&quot;'],&quot;)" office:value-type="string" office:string-value="['Cateau-Cambresis (Le)','Cateau-Cambresis (Le) - Bibliothèque municipale'],">
            <text:p>['Cateau-Cambresis (Le)','Cateau-Cambresis (Le) - Bibliothèque municipale'],</text:p>
          </table:table-cell>
          <table:table-cell table:formula="of:=CONCATENATE(&quot;-;&quot;;&quot;-;&quot;;[.A28];&quot;;france;&quot;;&quot;-;&quot;;[.B28])" office:value-type="string" office:string-value="-;-;Cateau-Cambresis (Le);france;-;Bibliothèque municipale">
            <text:p>-;-;Cateau-Cambresis (Le)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Caudry</text:p>
          </table:table-cell>
          <table:table-cell office:value-type="string">
            <text:p>Bibliothèque municipale</text:p>
          </table:table-cell>
          <table:table-cell table:formula="of:=CONCATENATE(&quot;['&quot;;[.A29];&quot;','&quot;;[.A29];&quot; - &quot;;[.B29];&quot;'],&quot;)" office:value-type="string" office:string-value="['Caudry','Caudry - Bibliothèque municipale'],">
            <text:p>['Caudry','Caudry - Bibliothèque municipale'],</text:p>
          </table:table-cell>
          <table:table-cell table:formula="of:=CONCATENATE(&quot;-;&quot;;&quot;-;&quot;;[.A29];&quot;;france;&quot;;&quot;-;&quot;;[.B29])" office:value-type="string" office:string-value="-;-;Caudry;france;-;Bibliothèque municipale">
            <text:p>-;-;Caudry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Caudry</text:p>
          </table:table-cell>
          <table:table-cell office:value-type="string">
            <text:p>Médiathèque (Annexe de la BDP)</text:p>
          </table:table-cell>
          <table:table-cell table:formula="of:=CONCATENATE(&quot;['&quot;;[.A30];&quot;','&quot;;[.A30];&quot; - &quot;;[.B30];&quot;'],&quot;)" office:value-type="string" office:string-value="['Caudry','Caudry - Médiathèque (Annexe de la BDP)'],">
            <text:p>['Caudry','Caudry - Médiathèque (Annexe de la BDP)'],</text:p>
          </table:table-cell>
          <table:table-cell table:formula="of:=CONCATENATE(&quot;-;&quot;;&quot;-;&quot;;[.A30];&quot;;france;&quot;;&quot;-;&quot;;[.B30])" office:value-type="string" office:string-value="-;-;Caudry;france;-;Médiathèque (Annexe de la BDP)">
            <text:p>-;-;Caudry;france;-;Médiathèque (Annexe de la BDP)</text:p>
          </table:table-cell>
          <table:table-cell table:number-columns-repeated="3"/>
        </table:table-row>
        <table:table-row table:style-name="ro1">
          <table:table-cell office:value-type="string">
            <text:p>Chemy</text:p>
          </table:table-cell>
          <table:table-cell office:value-type="string">
            <text:p>Bibliothèque</text:p>
          </table:table-cell>
          <table:table-cell table:formula="of:=CONCATENATE(&quot;['&quot;;[.A31];&quot;','&quot;;[.A31];&quot; - &quot;;[.B31];&quot;'],&quot;)" office:value-type="string" office:string-value="['Chemy','Chemy - Bibliothèque'],">
            <text:p>['Chemy','Chemy - Bibliothèque'],</text:p>
          </table:table-cell>
          <table:table-cell table:formula="of:=CONCATENATE(&quot;-;&quot;;&quot;-;&quot;;[.A31];&quot;;france;&quot;;&quot;-;&quot;;[.B31])" office:value-type="string" office:string-value="-;-;Chemy;france;-;Bibliothèque">
            <text:p>-;-;Chemy;france;-;Bibliothèque</text:p>
          </table:table-cell>
          <table:table-cell table:number-columns-repeated="3"/>
        </table:table-row>
        <table:table-row table:style-name="ro1">
          <table:table-cell office:value-type="string">
            <text:p>Comines</text:p>
          </table:table-cell>
          <table:table-cell office:value-type="string">
            <text:p>Bibliothèque municipale Georges Dehallewyn</text:p>
          </table:table-cell>
          <table:table-cell table:formula="of:=CONCATENATE(&quot;['&quot;;[.A32];&quot;','&quot;;[.A32];&quot; - &quot;;[.B32];&quot;'],&quot;)" office:value-type="string" office:string-value="['Comines','Comines - Bibliothèque municipale Georges Dehallewyn'],">
            <text:p>['Comines','Comines - Bibliothèque municipale Georges Dehallewyn'],</text:p>
          </table:table-cell>
          <table:table-cell table:formula="of:=CONCATENATE(&quot;-;&quot;;&quot;-;&quot;;[.A32];&quot;;france;&quot;;&quot;-;&quot;;[.B32])" office:value-type="string" office:string-value="-;-;Comines;france;-;Bibliothèque municipale Georges Dehallewyn">
            <text:p>-;-;Comines;france;-;Bibliothèque municipale Georges Dehallewyn</text:p>
          </table:table-cell>
          <table:table-cell table:number-columns-repeated="3"/>
        </table:table-row>
        <table:table-row table:style-name="ro1">
          <table:table-cell office:value-type="string">
            <text:p>Condé-sur-l'Escaut</text:p>
          </table:table-cell>
          <table:table-cell office:value-type="string">
            <text:p>Bibliothèque municipale</text:p>
          </table:table-cell>
          <table:table-cell table:formula="of:=CONCATENATE(&quot;['&quot;;[.A33];&quot;','&quot;;[.A33];&quot; - &quot;;[.B33];&quot;'],&quot;)" office:value-type="string" office:string-value="['Condé-sur-l'Escaut','Condé-sur-l'Escaut - Bibliothèque municipale'],">
            <text:p>['Condé-sur-l'Escaut','Condé-sur-l'Escaut - Bibliothèque municipale'],</text:p>
          </table:table-cell>
          <table:table-cell table:formula="of:=CONCATENATE(&quot;-;&quot;;&quot;-;&quot;;[.A33];&quot;;france;&quot;;&quot;-;&quot;;[.B33])" office:value-type="string" office:string-value="-;-;Condé-sur-l'Escaut;france;-;Bibliothèque municipale">
            <text:p>-;-;Condé-sur-l'Escaut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Coudekerque-Branche</text:p>
          </table:table-cell>
          <table:table-cell office:value-type="string">
            <text:p>Bibliothèque municipale</text:p>
          </table:table-cell>
          <table:table-cell table:formula="of:=CONCATENATE(&quot;['&quot;;[.A34];&quot;','&quot;;[.A34];&quot; - &quot;;[.B34];&quot;'],&quot;)" office:value-type="string" office:string-value="['Coudekerque-Branche','Coudekerque-Branche - Bibliothèque municipale'],">
            <text:p>['Coudekerque-Branche','Coudekerque-Branche - Bibliothèque municipale'],</text:p>
          </table:table-cell>
          <table:table-cell table:formula="of:=CONCATENATE(&quot;-;&quot;;&quot;-;&quot;;[.A34];&quot;;france;&quot;;&quot;-;&quot;;[.B34])" office:value-type="string" office:string-value="-;-;Coudekerque-Branche;france;-;Bibliothèque municipale">
            <text:p>-;-;Coudekerque-Branch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Crespin</text:p>
          </table:table-cell>
          <table:table-cell office:value-type="string">
            <text:p>Bibliothèque municipale</text:p>
          </table:table-cell>
          <table:table-cell table:formula="of:=CONCATENATE(&quot;['&quot;;[.A35];&quot;','&quot;;[.A35];&quot; - &quot;;[.B35];&quot;'],&quot;)" office:value-type="string" office:string-value="['Crespin','Crespin - Bibliothèque municipale'],">
            <text:p>['Crespin','Crespin - Bibliothèque municipale'],</text:p>
          </table:table-cell>
          <table:table-cell table:formula="of:=CONCATENATE(&quot;-;&quot;;&quot;-;&quot;;[.A35];&quot;;france;&quot;;&quot;-;&quot;;[.B35])" office:value-type="string" office:string-value="-;-;Crespin;france;-;Bibliothèque municipale">
            <text:p>-;-;Cresp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Crochte</text:p>
          </table:table-cell>
          <table:table-cell office:value-type="string">
            <text:p>Bibliothèque</text:p>
          </table:table-cell>
          <table:table-cell table:formula="of:=CONCATENATE(&quot;['&quot;;[.A36];&quot;','&quot;;[.A36];&quot; - &quot;;[.B36];&quot;'],&quot;)" office:value-type="string" office:string-value="['Crochte','Crochte - Bibliothèque'],">
            <text:p>['Crochte','Crochte - Bibliothèque'],</text:p>
          </table:table-cell>
          <table:table-cell table:formula="of:=CONCATENATE(&quot;-;&quot;;&quot;-;&quot;;[.A36];&quot;;france;&quot;;&quot;-;&quot;;[.B36])" office:value-type="string" office:string-value="-;-;Crochte;france;-;Bibliothèque">
            <text:p>-;-;Crochte;france;-;Bibliothèque</text:p>
          </table:table-cell>
          <table:table-cell table:number-columns-repeated="3"/>
        </table:table-row>
        <table:table-row table:style-name="ro1">
          <table:table-cell office:value-type="string">
            <text:p>Cuincy</text:p>
          </table:table-cell>
          <table:table-cell office:value-type="string">
            <text:p>Bibliothèque municipale Albert Camus</text:p>
          </table:table-cell>
          <table:table-cell table:formula="of:=CONCATENATE(&quot;['&quot;;[.A37];&quot;','&quot;;[.A37];&quot; - &quot;;[.B37];&quot;'],&quot;)" office:value-type="string" office:string-value="['Cuincy','Cuincy - Bibliothèque municipale Albert Camus'],">
            <text:p>['Cuincy','Cuincy - Bibliothèque municipale Albert Camus'],</text:p>
          </table:table-cell>
          <table:table-cell table:formula="of:=CONCATENATE(&quot;-;&quot;;&quot;-;&quot;;[.A37];&quot;;france;&quot;;&quot;-;&quot;;[.B37])" office:value-type="string" office:string-value="-;-;Cuincy;france;-;Bibliothèque municipale Albert Camus">
            <text:p>-;-;Cuincy;france;-;Bibliothèque municipale Albert Camus</text:p>
          </table:table-cell>
          <table:table-cell table:number-columns-repeated="3"/>
        </table:table-row>
        <table:table-row table:style-name="ro1">
          <table:table-cell office:value-type="string">
            <text:p>Denain</text:p>
          </table:table-cell>
          <table:table-cell office:value-type="string">
            <text:p>Médiathèque municipale Jacques Prévert</text:p>
          </table:table-cell>
          <table:table-cell table:formula="of:=CONCATENATE(&quot;['&quot;;[.A38];&quot;','&quot;;[.A38];&quot; - &quot;;[.B38];&quot;'],&quot;)" office:value-type="string" office:string-value="['Denain','Denain - Médiathèque municipale Jacques Prévert'],">
            <text:p>['Denain','Denain - Médiathèque municipale Jacques Prévert'],</text:p>
          </table:table-cell>
          <table:table-cell table:formula="of:=CONCATENATE(&quot;-;&quot;;&quot;-;&quot;;[.A38];&quot;;france;&quot;;&quot;-;&quot;;[.B38])" office:value-type="string" office:string-value="-;-;Denain;france;-;Médiathèque municipale Jacques Prévert">
            <text:p>-;-;Denain;france;-;Médiathèque municipale Jacques Prévert</text:p>
          </table:table-cell>
          <table:table-cell table:number-columns-repeated="3"/>
        </table:table-row>
        <table:table-row table:style-name="ro1">
          <table:table-cell office:value-type="string">
            <text:p>Douai</text:p>
          </table:table-cell>
          <table:table-cell office:value-type="string">
            <text:p>Bibliothèque municipale</text:p>
          </table:table-cell>
          <table:table-cell table:formula="of:=CONCATENATE(&quot;['&quot;;[.A39];&quot;','&quot;;[.A39];&quot; - &quot;;[.B39];&quot;'],&quot;)" office:value-type="string" office:string-value="['Douai','Douai - Bibliothèque municipale'],">
            <text:p>['Douai','Douai - Bibliothèque municipale'],</text:p>
          </table:table-cell>
          <table:table-cell table:formula="of:=CONCATENATE(&quot;-;&quot;;&quot;-;&quot;;[.A39];&quot;;france;&quot;;&quot;-;&quot;;[.B39])" office:value-type="string" office:string-value="-;-;Douai;france;-;Bibliothèque municipale">
            <text:p>-;-;Douai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Douchy-les-Mines</text:p>
          </table:table-cell>
          <table:table-cell office:value-type="string">
            <text:p>Médiathèque municipale Max-Pol Fouchet</text:p>
          </table:table-cell>
          <table:table-cell table:formula="of:=CONCATENATE(&quot;['&quot;;[.A40];&quot;','&quot;;[.A40];&quot; - &quot;;[.B40];&quot;'],&quot;)" office:value-type="string" office:string-value="['Douchy-les-Mines','Douchy-les-Mines - Médiathèque municipale Max-Pol Fouchet'],">
            <text:p>['Douchy-les-Mines','Douchy-les-Mines - Médiathèque municipale Max-Pol Fouchet'],</text:p>
          </table:table-cell>
          <table:table-cell table:formula="of:=CONCATENATE(&quot;-;&quot;;&quot;-;&quot;;[.A40];&quot;;france;&quot;;&quot;-;&quot;;[.B40])" office:value-type="string" office:string-value="-;-;Douchy-les-Mines;france;-;Médiathèque municipale Max-Pol Fouchet">
            <text:p>-;-;Douchy-les-Mines;france;-;Médiathèque municipale Max-Pol Fouchet</text:p>
          </table:table-cell>
          <table:table-cell table:number-columns-repeated="3"/>
        </table:table-row>
        <table:table-row table:style-name="ro1">
          <table:table-cell office:value-type="string">
            <text:p>Dunkerque</text:p>
          </table:table-cell>
          <table:table-cell office:value-type="string">
            <text:p>Bibliothèque municipale</text:p>
          </table:table-cell>
          <table:table-cell table:formula="of:=CONCATENATE(&quot;['&quot;;[.A41];&quot;','&quot;;[.A41];&quot; - &quot;;[.B41];&quot;'],&quot;)" office:value-type="string" office:string-value="['Dunkerque','Dunkerque - Bibliothèque municipale'],">
            <text:p>['Dunkerque','Dunkerque - Bibliothèque municipale'],</text:p>
          </table:table-cell>
          <table:table-cell table:formula="of:=CONCATENATE(&quot;-;&quot;;&quot;-;&quot;;[.A41];&quot;;france;&quot;;&quot;-;&quot;;[.B41])" office:value-type="string" office:string-value="-;-;Dunkerque;france;-;Bibliothèque municipale">
            <text:p>-;-;Dunkerqu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Emerchicourt</text:p>
          </table:table-cell>
          <table:table-cell office:value-type="string">
            <text:p>Médiathèque</text:p>
          </table:table-cell>
          <table:table-cell table:formula="of:=CONCATENATE(&quot;['&quot;;[.A42];&quot;','&quot;;[.A42];&quot; - &quot;;[.B42];&quot;'],&quot;)" office:value-type="string" office:string-value="['Emerchicourt','Emerchicourt - Médiathèque'],">
            <text:p>['Emerchicourt','Emerchicourt - Médiathèque'],</text:p>
          </table:table-cell>
          <table:table-cell table:formula="of:=CONCATENATE(&quot;-;&quot;;&quot;-;&quot;;[.A42];&quot;;france;&quot;;&quot;-;&quot;;[.B42])" office:value-type="string" office:string-value="-;-;Emerchicourt;france;-;Médiathèque">
            <text:p>-;-;Emerchicourt;france;-;Médiathèque</text:p>
          </table:table-cell>
          <table:table-cell table:number-columns-repeated="3"/>
        </table:table-row>
        <table:table-row table:style-name="ro1">
          <table:table-cell office:value-type="string">
            <text:p>Escaudoeuvres</text:p>
          </table:table-cell>
          <table:table-cell office:value-type="string">
            <text:p>Médiathèque municipale Liberté</text:p>
          </table:table-cell>
          <table:table-cell table:formula="of:=CONCATENATE(&quot;['&quot;;[.A43];&quot;','&quot;;[.A43];&quot; - &quot;;[.B43];&quot;'],&quot;)" office:value-type="string" office:string-value="['Escaudoeuvres','Escaudoeuvres - Médiathèque municipale Liberté'],">
            <text:p>['Escaudoeuvres','Escaudoeuvres - Médiathèque municipale Liberté'],</text:p>
          </table:table-cell>
          <table:table-cell table:formula="of:=CONCATENATE(&quot;-;&quot;;&quot;-;&quot;;[.A43];&quot;;france;&quot;;&quot;-;&quot;;[.B43])" office:value-type="string" office:string-value="-;-;Escaudoeuvres;france;-;Médiathèque municipale Liberté">
            <text:p>-;-;Escaudoeuvres;france;-;Médiathèque municipale Liberté</text:p>
          </table:table-cell>
          <table:table-cell table:number-columns-repeated="3"/>
        </table:table-row>
        <table:table-row table:style-name="ro1">
          <table:table-cell office:value-type="string">
            <text:p>Esquelbecq</text:p>
          </table:table-cell>
          <table:table-cell office:value-type="string">
            <text:p>Médiathèque municipale</text:p>
          </table:table-cell>
          <table:table-cell table:formula="of:=CONCATENATE(&quot;['&quot;;[.A44];&quot;','&quot;;[.A44];&quot; - &quot;;[.B44];&quot;'],&quot;)" office:value-type="string" office:string-value="['Esquelbecq','Esquelbecq - Médiathèque municipale'],">
            <text:p>['Esquelbecq','Esquelbecq - Médiathèque municipale'],</text:p>
          </table:table-cell>
          <table:table-cell table:formula="of:=CONCATENATE(&quot;-;&quot;;&quot;-;&quot;;[.A44];&quot;;france;&quot;;&quot;-;&quot;;[.B44])" office:value-type="string" office:string-value="-;-;Esquelbecq;france;-;Médiathèque municipale">
            <text:p>-;-;Esquelbecq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Estaires</text:p>
          </table:table-cell>
          <table:table-cell office:value-type="string">
            <text:p>Bibliothèque municipale</text:p>
          </table:table-cell>
          <table:table-cell table:formula="of:=CONCATENATE(&quot;['&quot;;[.A45];&quot;','&quot;;[.A45];&quot; - &quot;;[.B45];&quot;'],&quot;)" office:value-type="string" office:string-value="['Estaires','Estaires - Bibliothèque municipale'],">
            <text:p>['Estaires','Estaires - Bibliothèque municipale'],</text:p>
          </table:table-cell>
          <table:table-cell table:formula="of:=CONCATENATE(&quot;-;&quot;;&quot;-;&quot;;[.A45];&quot;;france;&quot;;&quot;-;&quot;;[.B45])" office:value-type="string" office:string-value="-;-;Estaires;france;-;Bibliothèque municipale">
            <text:p>-;-;Estair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Faches-Thumesnil</text:p>
          </table:table-cell>
          <table:table-cell office:value-type="string">
            <text:p>Bibliothèque municipale Marguerite Yourcenar</text:p>
          </table:table-cell>
          <table:table-cell table:formula="of:=CONCATENATE(&quot;['&quot;;[.A46];&quot;','&quot;;[.A46];&quot; - &quot;;[.B46];&quot;'],&quot;)" office:value-type="string" office:string-value="['Faches-Thumesnil','Faches-Thumesnil - Bibliothèque municipale Marguerite Yourcenar'],">
            <text:p>['Faches-Thumesnil','Faches-Thumesnil - Bibliothèque municipale Marguerite Yourcenar'],</text:p>
          </table:table-cell>
          <table:table-cell table:formula="of:=CONCATENATE(&quot;-;&quot;;&quot;-;&quot;;[.A46];&quot;;france;&quot;;&quot;-;&quot;;[.B46])" office:value-type="string" office:string-value="-;-;Faches-Thumesnil;france;-;Bibliothèque municipale Marguerite Yourcenar">
            <text:p>-;-;Faches-Thumesnil;france;-;Bibliothèque municipale Marguerite Yourcenar</text:p>
          </table:table-cell>
          <table:table-cell table:number-columns-repeated="3"/>
        </table:table-row>
        <table:table-row table:style-name="ro1">
          <table:table-cell office:value-type="string">
            <text:p>Famars</text:p>
          </table:table-cell>
          <table:table-cell office:value-type="string">
            <text:p>Bibliothèque municipale</text:p>
          </table:table-cell>
          <table:table-cell table:formula="of:=CONCATENATE(&quot;['&quot;;[.A47];&quot;','&quot;;[.A47];&quot; - &quot;;[.B47];&quot;'],&quot;)" office:value-type="string" office:string-value="['Famars','Famars - Bibliothèque municipale'],">
            <text:p>['Famars','Famars - Bibliothèque municipale'],</text:p>
          </table:table-cell>
          <table:table-cell table:formula="of:=CONCATENATE(&quot;-;&quot;;&quot;-;&quot;;[.A47];&quot;;france;&quot;;&quot;-;&quot;;[.B47])" office:value-type="string" office:string-value="-;-;Famars;france;-;Bibliothèque municipale">
            <text:p>-;-;Famar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Feignies</text:p>
          </table:table-cell>
          <table:table-cell office:value-type="string">
            <text:p>Médiathèque municipale</text:p>
          </table:table-cell>
          <table:table-cell table:formula="of:=CONCATENATE(&quot;['&quot;;[.A48];&quot;','&quot;;[.A48];&quot; - &quot;;[.B48];&quot;'],&quot;)" office:value-type="string" office:string-value="['Feignies','Feignies - Médiathèque municipale'],">
            <text:p>['Feignies','Feignies - Médiathèque municipale'],</text:p>
          </table:table-cell>
          <table:table-cell table:formula="of:=CONCATENATE(&quot;-;&quot;;&quot;-;&quot;;[.A48];&quot;;france;&quot;;&quot;-;&quot;;[.B48])" office:value-type="string" office:string-value="-;-;Feignies;france;-;Médiathèque municipale">
            <text:p>-;-;Feignies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Ferrière-la-Grande</text:p>
          </table:table-cell>
          <table:table-cell office:value-type="string">
            <text:p>Bibliothèque municipale</text:p>
          </table:table-cell>
          <table:table-cell table:formula="of:=CONCATENATE(&quot;['&quot;;[.A49];&quot;','&quot;;[.A49];&quot; - &quot;;[.B49];&quot;'],&quot;)" office:value-type="string" office:string-value="['Ferrière-la-Grande','Ferrière-la-Grande - Bibliothèque municipale'],">
            <text:p>['Ferrière-la-Grande','Ferrière-la-Grande - Bibliothèque municipale'],</text:p>
          </table:table-cell>
          <table:table-cell table:formula="of:=CONCATENATE(&quot;-;&quot;;&quot;-;&quot;;[.A49];&quot;;france;&quot;;&quot;-;&quot;;[.B49])" office:value-type="string" office:string-value="-;-;Ferrière-la-Grande;france;-;Bibliothèque municipale">
            <text:p>-;-;Ferrière-la-Grand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Forest-sur-Marque</text:p>
          </table:table-cell>
          <table:table-cell office:value-type="string">
            <text:p>Bibliothèque municipale</text:p>
          </table:table-cell>
          <table:table-cell table:formula="of:=CONCATENATE(&quot;['&quot;;[.A50];&quot;','&quot;;[.A50];&quot; - &quot;;[.B50];&quot;'],&quot;)" office:value-type="string" office:string-value="['Forest-sur-Marque','Forest-sur-Marque - Bibliothèque municipale'],">
            <text:p>['Forest-sur-Marque','Forest-sur-Marque - Bibliothèque municipale'],</text:p>
          </table:table-cell>
          <table:table-cell table:formula="of:=CONCATENATE(&quot;-;&quot;;&quot;-;&quot;;[.A50];&quot;;france;&quot;;&quot;-;&quot;;[.B50])" office:value-type="string" office:string-value="-;-;Forest-sur-Marque;france;-;Bibliothèque municipale">
            <text:p>-;-;Forest-sur-Marqu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Fort-Mardyck</text:p>
          </table:table-cell>
          <table:table-cell office:value-type="string">
            <text:p>Bibliothèque municipale</text:p>
          </table:table-cell>
          <table:table-cell table:formula="of:=CONCATENATE(&quot;['&quot;;[.A51];&quot;','&quot;;[.A51];&quot; - &quot;;[.B51];&quot;'],&quot;)" office:value-type="string" office:string-value="['Fort-Mardyck','Fort-Mardyck - Bibliothèque municipale'],">
            <text:p>['Fort-Mardyck','Fort-Mardyck - Bibliothèque municipale'],</text:p>
          </table:table-cell>
          <table:table-cell table:formula="of:=CONCATENATE(&quot;-;&quot;;&quot;-;&quot;;[.A51];&quot;;france;&quot;;&quot;-;&quot;;[.B51])" office:value-type="string" office:string-value="-;-;Fort-Mardyck;france;-;Bibliothèque municipale">
            <text:p>-;-;Fort-Mardyck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Fourmies</text:p>
          </table:table-cell>
          <table:table-cell office:value-type="string">
            <text:p>Bibliothèque municipale</text:p>
          </table:table-cell>
          <table:table-cell table:formula="of:=CONCATENATE(&quot;['&quot;;[.A52];&quot;','&quot;;[.A52];&quot; - &quot;;[.B52];&quot;'],&quot;)" office:value-type="string" office:string-value="['Fourmies','Fourmies - Bibliothèque municipale'],">
            <text:p>['Fourmies','Fourmies - Bibliothèque municipale'],</text:p>
          </table:table-cell>
          <table:table-cell table:formula="of:=CONCATENATE(&quot;-;&quot;;&quot;-;&quot;;[.A52];&quot;;france;&quot;;&quot;-;&quot;;[.B52])" office:value-type="string" office:string-value="-;-;Fourmies;france;-;Bibliothèque municipale">
            <text:p>-;-;Fourmi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Godewaersvelde</text:p>
          </table:table-cell>
          <table:table-cell office:value-type="string">
            <text:p>Médiathèque municipale</text:p>
          </table:table-cell>
          <table:table-cell table:formula="of:=CONCATENATE(&quot;['&quot;;[.A53];&quot;','&quot;;[.A53];&quot; - &quot;;[.B53];&quot;'],&quot;)" office:value-type="string" office:string-value="['Godewaersvelde','Godewaersvelde - Médiathèque municipale'],">
            <text:p>['Godewaersvelde','Godewaersvelde - Médiathèque municipale'],</text:p>
          </table:table-cell>
          <table:table-cell table:formula="of:=CONCATENATE(&quot;-;&quot;;&quot;-;&quot;;[.A53];&quot;;france;&quot;;&quot;-;&quot;;[.B53])" office:value-type="string" office:string-value="-;-;Godewaersvelde;france;-;Médiathèque municipale">
            <text:p>-;-;Godewaersvelde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Gorgue (La)</text:p>
          </table:table-cell>
          <table:table-cell office:value-type="string">
            <text:p>Bibliothèque municipale</text:p>
          </table:table-cell>
          <table:table-cell table:formula="of:=CONCATENATE(&quot;['&quot;;[.A54];&quot;','&quot;;[.A54];&quot; - &quot;;[.B54];&quot;'],&quot;)" office:value-type="string" office:string-value="['Gorgue (La)','Gorgue (La) - Bibliothèque municipale'],">
            <text:p>['Gorgue (La)','Gorgue (La) - Bibliothèque municipale'],</text:p>
          </table:table-cell>
          <table:table-cell table:formula="of:=CONCATENATE(&quot;-;&quot;;&quot;-;&quot;;[.A54];&quot;;france;&quot;;&quot;-;&quot;;[.B54])" office:value-type="string" office:string-value="-;-;Gorgue (La);france;-;Bibliothèque municipale">
            <text:p>-;-;Gorgue (La)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Grand-Fort-Philippe</text:p>
          </table:table-cell>
          <table:table-cell office:value-type="string">
            <text:p>Médiathèque municipale François Mitterrand</text:p>
          </table:table-cell>
          <table:table-cell table:formula="of:=CONCATENATE(&quot;['&quot;;[.A55];&quot;','&quot;;[.A55];&quot; - &quot;;[.B55];&quot;'],&quot;)" office:value-type="string" office:string-value="['Grand-Fort-Philippe','Grand-Fort-Philippe - Médiathèque municipale François Mitterrand'],">
            <text:p>['Grand-Fort-Philippe','Grand-Fort-Philippe - Médiathèque municipale François Mitterrand'],</text:p>
          </table:table-cell>
          <table:table-cell table:formula="of:=CONCATENATE(&quot;-;&quot;;&quot;-;&quot;;[.A55];&quot;;france;&quot;;&quot;-;&quot;;[.B55])" office:value-type="string" office:string-value="-;-;Grand-Fort-Philippe;france;-;Médiathèque municipale François Mitterrand">
            <text:p>-;-;Grand-Fort-Philippe;france;-;Médiathèque municipale François Mitterrand</text:p>
          </table:table-cell>
          <table:table-cell table:number-columns-repeated="3"/>
        </table:table-row>
        <table:table-row table:style-name="ro1">
          <table:table-cell office:value-type="string">
            <text:p>Grande-Synthe</text:p>
          </table:table-cell>
          <table:table-cell office:value-type="string">
            <text:p>Médiathèque municipale Nelson Mandéla</text:p>
          </table:table-cell>
          <table:table-cell table:formula="of:=CONCATENATE(&quot;['&quot;;[.A56];&quot;','&quot;;[.A56];&quot; - &quot;;[.B56];&quot;'],&quot;)" office:value-type="string" office:string-value="['Grande-Synthe','Grande-Synthe - Médiathèque municipale Nelson Mandéla'],">
            <text:p>['Grande-Synthe','Grande-Synthe - Médiathèque municipale Nelson Mandéla'],</text:p>
          </table:table-cell>
          <table:table-cell table:formula="of:=CONCATENATE(&quot;-;&quot;;&quot;-;&quot;;[.A56];&quot;;france;&quot;;&quot;-;&quot;;[.B56])" office:value-type="string" office:string-value="-;-;Grande-Synthe;france;-;Médiathèque municipale Nelson Mandéla">
            <text:p>-;-;Grande-Synthe;france;-;Médiathèque municipale Nelson Mandéla</text:p>
          </table:table-cell>
          <table:table-cell table:number-columns-repeated="3"/>
        </table:table-row>
        <table:table-row table:style-name="ro1">
          <table:table-cell office:value-type="string">
            <text:p>Gravelines</text:p>
          </table:table-cell>
          <table:table-cell office:value-type="string">
            <text:p>Médiathèque municipale</text:p>
          </table:table-cell>
          <table:table-cell table:formula="of:=CONCATENATE(&quot;['&quot;;[.A57];&quot;','&quot;;[.A57];&quot; - &quot;;[.B57];&quot;'],&quot;)" office:value-type="string" office:string-value="['Gravelines','Gravelines - Médiathèque municipale'],">
            <text:p>['Gravelines','Gravelines - Médiathèque municipale'],</text:p>
          </table:table-cell>
          <table:table-cell table:formula="of:=CONCATENATE(&quot;-;&quot;;&quot;-;&quot;;[.A57];&quot;;france;&quot;;&quot;-;&quot;;[.B57])" office:value-type="string" office:string-value="-;-;Gravelines;france;-;Médiathèque municipale">
            <text:p>-;-;Gravelines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Guesnain</text:p>
          </table:table-cell>
          <table:table-cell office:value-type="string">
            <text:p>Mediathèque municipale</text:p>
          </table:table-cell>
          <table:table-cell table:formula="of:=CONCATENATE(&quot;['&quot;;[.A58];&quot;','&quot;;[.A58];&quot; - &quot;;[.B58];&quot;'],&quot;)" office:value-type="string" office:string-value="['Guesnain','Guesnain - Mediathèque municipale'],">
            <text:p>['Guesnain','Guesnain - Mediathèque municipale'],</text:p>
          </table:table-cell>
          <table:table-cell table:formula="of:=CONCATENATE(&quot;-;&quot;;&quot;-;&quot;;[.A58];&quot;;france;&quot;;&quot;-;&quot;;[.B58])" office:value-type="string" office:string-value="-;-;Guesnain;france;-;Mediathèque municipale">
            <text:p>-;-;Guesnain;france;-;Mediathèque municipale</text:p>
          </table:table-cell>
          <table:table-cell table:number-columns-repeated="3"/>
        </table:table-row>
        <table:table-row table:style-name="ro1">
          <table:table-cell office:value-type="string">
            <text:p>Halluin</text:p>
          </table:table-cell>
          <table:table-cell office:value-type="string">
            <text:p>Bibliothèque municipale</text:p>
          </table:table-cell>
          <table:table-cell table:formula="of:=CONCATENATE(&quot;['&quot;;[.A59];&quot;','&quot;;[.A59];&quot; - &quot;;[.B59];&quot;'],&quot;)" office:value-type="string" office:string-value="['Halluin','Halluin - Bibliothèque municipale'],">
            <text:p>['Halluin','Halluin - Bibliothèque municipale'],</text:p>
          </table:table-cell>
          <table:table-cell table:formula="of:=CONCATENATE(&quot;-;&quot;;&quot;-;&quot;;[.A59];&quot;;france;&quot;;&quot;-;&quot;;[.B59])" office:value-type="string" office:string-value="-;-;Halluin;france;-;Bibliothèque municipale">
            <text:p>-;-;Hallu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Haubourdin</text:p>
          </table:table-cell>
          <table:table-cell office:value-type="string">
            <text:p>Bibliothèque municipale</text:p>
          </table:table-cell>
          <table:table-cell table:formula="of:=CONCATENATE(&quot;['&quot;;[.A60];&quot;','&quot;;[.A60];&quot; - &quot;;[.B60];&quot;'],&quot;)" office:value-type="string" office:string-value="['Haubourdin','Haubourdin - Bibliothèque municipale'],">
            <text:p>['Haubourdin','Haubourdin - Bibliothèque municipale'],</text:p>
          </table:table-cell>
          <table:table-cell table:formula="of:=CONCATENATE(&quot;-;&quot;;&quot;-;&quot;;[.A60];&quot;;france;&quot;;&quot;-;&quot;;[.B60])" office:value-type="string" office:string-value="-;-;Haubourdin;france;-;Bibliothèque municipale">
            <text:p>-;-;Haubourd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Hautmont</text:p>
          </table:table-cell>
          <table:table-cell office:value-type="string">
            <text:p>Bibliothèque municipale Jean Jaurès</text:p>
          </table:table-cell>
          <table:table-cell table:formula="of:=CONCATENATE(&quot;['&quot;;[.A61];&quot;','&quot;;[.A61];&quot; - &quot;;[.B61];&quot;'],&quot;)" office:value-type="string" office:string-value="['Hautmont','Hautmont - Bibliothèque municipale Jean Jaurès'],">
            <text:p>['Hautmont','Hautmont - Bibliothèque municipale Jean Jaurès'],</text:p>
          </table:table-cell>
          <table:table-cell table:formula="of:=CONCATENATE(&quot;-;&quot;;&quot;-;&quot;;[.A61];&quot;;france;&quot;;&quot;-;&quot;;[.B61])" office:value-type="string" office:string-value="-;-;Hautmont;france;-;Bibliothèque municipale Jean Jaurès">
            <text:p>-;-;Hautmont;france;-;Bibliothèque municipale Jean Jaurès</text:p>
          </table:table-cell>
          <table:table-cell table:number-columns-repeated="3"/>
        </table:table-row>
        <table:table-row table:style-name="ro1">
          <table:table-cell office:value-type="string">
            <text:p>Haverskerque</text:p>
          </table:table-cell>
          <table:table-cell office:value-type="string">
            <text:p>Bibliothèque municipale</text:p>
          </table:table-cell>
          <table:table-cell table:formula="of:=CONCATENATE(&quot;['&quot;;[.A62];&quot;','&quot;;[.A62];&quot; - &quot;;[.B62];&quot;'],&quot;)" office:value-type="string" office:string-value="['Haverskerque','Haverskerque - Bibliothèque municipale'],">
            <text:p>['Haverskerque','Haverskerque - Bibliothèque municipale'],</text:p>
          </table:table-cell>
          <table:table-cell table:formula="of:=CONCATENATE(&quot;-;&quot;;&quot;-;&quot;;[.A62];&quot;;france;&quot;;&quot;-;&quot;;[.B62])" office:value-type="string" office:string-value="-;-;Haverskerque;france;-;Bibliothèque municipale">
            <text:p>-;-;Haverskerqu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Hazebrouck</text:p>
          </table:table-cell>
          <table:table-cell office:value-type="string">
            <text:p>Bibliothèque municipale</text:p>
          </table:table-cell>
          <table:table-cell table:formula="of:=CONCATENATE(&quot;['&quot;;[.A63];&quot;','&quot;;[.A63];&quot; - &quot;;[.B63];&quot;'],&quot;)" office:value-type="string" office:string-value="['Hazebrouck','Hazebrouck - Bibliothèque municipale'],">
            <text:p>['Hazebrouck','Hazebrouck - Bibliothèque municipale'],</text:p>
          </table:table-cell>
          <table:table-cell table:formula="of:=CONCATENATE(&quot;-;&quot;;&quot;-;&quot;;[.A63];&quot;;france;&quot;;&quot;-;&quot;;[.B63])" office:value-type="string" office:string-value="-;-;Hazebrouck;france;-;Bibliothèque municipale">
            <text:p>-;-;Hazebrouck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Hazebrouck</text:p>
          </table:table-cell>
          <table:table-cell office:value-type="string">
            <text:p>Médiathèque (annexe de la Bdp) Antenne de Flandre</text:p>
          </table:table-cell>
          <table:table-cell table:formula="of:=CONCATENATE(&quot;['&quot;;[.A64];&quot;','&quot;;[.A64];&quot; - &quot;;[.B64];&quot;'],&quot;)" office:value-type="string" office:string-value="['Hazebrouck','Hazebrouck - Médiathèque (annexe de la Bdp) Antenne de Flandre'],">
            <text:p>['Hazebrouck','Hazebrouck - Médiathèque (annexe de la Bdp) Antenne de Flandre'],</text:p>
          </table:table-cell>
          <table:table-cell table:formula="of:=CONCATENATE(&quot;-;&quot;;&quot;-;&quot;;[.A64];&quot;;france;&quot;;&quot;-;&quot;;[.B64])" office:value-type="string" office:string-value="-;-;Hazebrouck;france;-;Médiathèque (annexe de la Bdp) Antenne de Flandre">
            <text:p>-;-;Hazebrouck;france;-;Médiathèque (annexe de la Bdp) Antenne de Flandre</text:p>
          </table:table-cell>
          <table:table-cell table:number-columns-repeated="3"/>
        </table:table-row>
        <table:table-row table:style-name="ro1">
          <table:table-cell office:value-type="string">
            <text:p>Hellemmes-Lille</text:p>
          </table:table-cell>
          <table:table-cell office:value-type="string">
            <text:p>Bibliothèque communale</text:p>
          </table:table-cell>
          <table:table-cell table:formula="of:=CONCATENATE(&quot;['&quot;;[.A65];&quot;','&quot;;[.A65];&quot; - &quot;;[.B65];&quot;'],&quot;)" office:value-type="string" office:string-value="['Hellemmes-Lille','Hellemmes-Lille - Bibliothèque communale'],">
            <text:p>['Hellemmes-Lille','Hellemmes-Lille - Bibliothèque communale'],</text:p>
          </table:table-cell>
          <table:table-cell table:formula="of:=CONCATENATE(&quot;-;&quot;;&quot;-;&quot;;[.A65];&quot;;france;&quot;;&quot;-;&quot;;[.B65])" office:value-type="string" office:string-value="-;-;Hellemmes-Lille;france;-;Bibliothèque communale">
            <text:p>-;-;Hellemmes-Lille;france;-;Bibliothèque communale</text:p>
          </table:table-cell>
          <table:table-cell table:number-columns-repeated="3"/>
        </table:table-row>
        <table:table-row table:style-name="ro1">
          <table:table-cell office:value-type="string">
            <text:p>Hellemmes-Lille</text:p>
          </table:table-cell>
          <table:table-cell office:value-type="string">
            <text:p>Médiathèque départementale du Nord</text:p>
          </table:table-cell>
          <table:table-cell table:formula="of:=CONCATENATE(&quot;['&quot;;[.A66];&quot;','&quot;;[.A66];&quot; - &quot;;[.B66];&quot;'],&quot;)" office:value-type="string" office:string-value="['Hellemmes-Lille','Hellemmes-Lille - Médiathèque départementale du Nord'],">
            <text:p>['Hellemmes-Lille','Hellemmes-Lille - Médiathèque départementale du Nord'],</text:p>
          </table:table-cell>
          <table:table-cell table:formula="of:=CONCATENATE(&quot;-;&quot;;&quot;-;&quot;;[.A66];&quot;;france;&quot;;&quot;-;&quot;;[.B66])" office:value-type="string" office:string-value="-;-;Hellemmes-Lille;france;-;Médiathèque départementale du Nord">
            <text:p>-;-;Hellemmes-Lille;france;-;Médiathèque départementale du Nord</text:p>
          </table:table-cell>
          <table:table-cell table:number-columns-repeated="3"/>
        </table:table-row>
        <table:table-row table:style-name="ro1">
          <table:table-cell office:value-type="string">
            <text:p>Hornaing</text:p>
          </table:table-cell>
          <table:table-cell office:value-type="string">
            <text:p>Médiathèque municipale Maxence Van Der Méersch</text:p>
          </table:table-cell>
          <table:table-cell table:formula="of:=CONCATENATE(&quot;['&quot;;[.A67];&quot;','&quot;;[.A67];&quot; - &quot;;[.B67];&quot;'],&quot;)" office:value-type="string" office:string-value="['Hornaing','Hornaing - Médiathèque municipale Maxence Van Der Méersch'],">
            <text:p>['Hornaing','Hornaing - Médiathèque municipale Maxence Van Der Méersch'],</text:p>
          </table:table-cell>
          <table:table-cell table:formula="of:=CONCATENATE(&quot;-;&quot;;&quot;-;&quot;;[.A67];&quot;;france;&quot;;&quot;-;&quot;;[.B67])" office:value-type="string" office:string-value="-;-;Hornaing;france;-;Médiathèque municipale Maxence Van Der Méersch">
            <text:p>-;-;Hornaing;france;-;Médiathèque municipale Maxence Van Der Méersch</text:p>
          </table:table-cell>
          <table:table-cell table:number-columns-repeated="3"/>
        </table:table-row>
        <table:table-row table:style-name="ro1">
          <table:table-cell office:value-type="string">
            <text:p>Houplin-Ancoisne</text:p>
          </table:table-cell>
          <table:table-cell office:value-type="string">
            <text:p>Médiathèque Marcel Pagnol</text:p>
          </table:table-cell>
          <table:table-cell table:formula="of:=CONCATENATE(&quot;['&quot;;[.A68];&quot;','&quot;;[.A68];&quot; - &quot;;[.B68];&quot;'],&quot;)" office:value-type="string" office:string-value="['Houplin-Ancoisne','Houplin-Ancoisne - Médiathèque Marcel Pagnol'],">
            <text:p>['Houplin-Ancoisne','Houplin-Ancoisne - Médiathèque Marcel Pagnol'],</text:p>
          </table:table-cell>
          <table:table-cell table:formula="of:=CONCATENATE(&quot;-;&quot;;&quot;-;&quot;;[.A68];&quot;;france;&quot;;&quot;-;&quot;;[.B68])" office:value-type="string" office:string-value="-;-;Houplin-Ancoisne;france;-;Médiathèque Marcel Pagnol">
            <text:p>-;-;Houplin-Ancoisne;france;-;Médiathèque Marcel Pagnol</text:p>
          </table:table-cell>
          <table:table-cell table:number-columns-repeated="3"/>
        </table:table-row>
        <table:table-row table:style-name="ro1">
          <table:table-cell office:value-type="string">
            <text:p>Houplines</text:p>
          </table:table-cell>
          <table:table-cell office:value-type="string">
            <text:p>Bibliothèque municipale</text:p>
          </table:table-cell>
          <table:table-cell table:formula="of:=CONCATENATE(&quot;['&quot;;[.A69];&quot;','&quot;;[.A69];&quot; - &quot;;[.B69];&quot;'],&quot;)" office:value-type="string" office:string-value="['Houplines','Houplines - Bibliothèque municipale'],">
            <text:p>['Houplines','Houplines - Bibliothèque municipale'],</text:p>
          </table:table-cell>
          <table:table-cell table:formula="of:=CONCATENATE(&quot;-;&quot;;&quot;-;&quot;;[.A69];&quot;;france;&quot;;&quot;-;&quot;;[.B69])" office:value-type="string" office:string-value="-;-;Houplines;france;-;Bibliothèque municipale">
            <text:p>-;-;Houplin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ambres-Lez-Douai</text:p>
          </table:table-cell>
          <table:table-cell office:value-type="string">
            <text:p>Médiathèque municipale de la MJC</text:p>
          </table:table-cell>
          <table:table-cell table:formula="of:=CONCATENATE(&quot;['&quot;;[.A70];&quot;','&quot;;[.A70];&quot; - &quot;;[.B70];&quot;'],&quot;)" office:value-type="string" office:string-value="['Lambres-Lez-Douai','Lambres-Lez-Douai - Médiathèque municipale de la MJC'],">
            <text:p>['Lambres-Lez-Douai','Lambres-Lez-Douai - Médiathèque municipale de la MJC'],</text:p>
          </table:table-cell>
          <table:table-cell table:formula="of:=CONCATENATE(&quot;-;&quot;;&quot;-;&quot;;[.A70];&quot;;france;&quot;;&quot;-;&quot;;[.B70])" office:value-type="string" office:string-value="-;-;Lambres-Lez-Douai;france;-;Médiathèque municipale de la MJC">
            <text:p>-;-;Lambres-Lez-Douai;france;-;Médiathèque municipale de la MJC</text:p>
          </table:table-cell>
          <table:table-cell table:number-columns-repeated="3"/>
        </table:table-row>
        <table:table-row table:style-name="ro1">
          <table:table-cell office:value-type="string">
            <text:p>Landrecies</text:p>
          </table:table-cell>
          <table:table-cell office:value-type="string">
            <text:p>Bibliothèque municipale Philippe Lamour</text:p>
          </table:table-cell>
          <table:table-cell table:formula="of:=CONCATENATE(&quot;['&quot;;[.A71];&quot;','&quot;;[.A71];&quot; - &quot;;[.B71];&quot;'],&quot;)" office:value-type="string" office:string-value="['Landrecies','Landrecies - Bibliothèque municipale Philippe Lamour'],">
            <text:p>['Landrecies','Landrecies - Bibliothèque municipale Philippe Lamour'],</text:p>
          </table:table-cell>
          <table:table-cell table:formula="of:=CONCATENATE(&quot;-;&quot;;&quot;-;&quot;;[.A71];&quot;;france;&quot;;&quot;-;&quot;;[.B71])" office:value-type="string" office:string-value="-;-;Landrecies;france;-;Bibliothèque municipale Philippe Lamour">
            <text:p>-;-;Landrecies;france;-;Bibliothèque municipale Philippe Lamour</text:p>
          </table:table-cell>
          <table:table-cell table:number-columns-repeated="3"/>
        </table:table-row>
        <table:table-row table:style-name="ro1">
          <table:table-cell office:value-type="string">
            <text:p>Lannoy</text:p>
          </table:table-cell>
          <table:table-cell office:value-type="string">
            <text:p>Bibliothèque municipale</text:p>
          </table:table-cell>
          <table:table-cell table:formula="of:=CONCATENATE(&quot;['&quot;;[.A72];&quot;','&quot;;[.A72];&quot; - &quot;;[.B72];&quot;'],&quot;)" office:value-type="string" office:string-value="['Lannoy','Lannoy - Bibliothèque municipale'],">
            <text:p>['Lannoy','Lannoy - Bibliothèque municipale'],</text:p>
          </table:table-cell>
          <table:table-cell table:formula="of:=CONCATENATE(&quot;-;&quot;;&quot;-;&quot;;[.A72];&quot;;france;&quot;;&quot;-;&quot;;[.B72])" office:value-type="string" office:string-value="-;-;Lannoy;france;-;Bibliothèque municipale">
            <text:p>-;-;Lannoy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effrinckoucke</text:p>
          </table:table-cell>
          <table:table-cell office:value-type="string">
            <text:p>Bibliothèque municipale</text:p>
          </table:table-cell>
          <table:table-cell table:formula="of:=CONCATENATE(&quot;['&quot;;[.A73];&quot;','&quot;;[.A73];&quot; - &quot;;[.B73];&quot;'],&quot;)" office:value-type="string" office:string-value="['Leffrinckoucke','Leffrinckoucke - Bibliothèque municipale'],">
            <text:p>['Leffrinckoucke','Leffrinckoucke - Bibliothèque municipale'],</text:p>
          </table:table-cell>
          <table:table-cell table:formula="of:=CONCATENATE(&quot;-;&quot;;&quot;-;&quot;;[.A73];&quot;;france;&quot;;&quot;-;&quot;;[.B73])" office:value-type="string" office:string-value="-;-;Leffrinckoucke;france;-;Bibliothèque municipale">
            <text:p>-;-;Leffrinckouck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ezennes</text:p>
          </table:table-cell>
          <table:table-cell office:value-type="string">
            <text:p>Bibliothèque municipale</text:p>
          </table:table-cell>
          <table:table-cell table:formula="of:=CONCATENATE(&quot;['&quot;;[.A74];&quot;','&quot;;[.A74];&quot; - &quot;;[.B74];&quot;'],&quot;)" office:value-type="string" office:string-value="['Lezennes','Lezennes - Bibliothèque municipale'],">
            <text:p>['Lezennes','Lezennes - Bibliothèque municipale'],</text:p>
          </table:table-cell>
          <table:table-cell table:formula="of:=CONCATENATE(&quot;-;&quot;;&quot;-;&quot;;[.A74];&quot;;france;&quot;;&quot;-;&quot;;[.B74])" office:value-type="string" office:string-value="-;-;Lezennes;france;-;Bibliothèque municipale">
            <text:p>-;-;Lezenn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ille</text:p>
          </table:table-cell>
          <table:table-cell office:value-type="string">
            <text:p>Bibliothèque municipale</text:p>
          </table:table-cell>
          <table:table-cell table:formula="of:=CONCATENATE(&quot;['&quot;;[.A75];&quot;','&quot;;[.A75];&quot; - &quot;;[.B75];&quot;'],&quot;)" office:value-type="string" office:string-value="['Lille','Lille - Bibliothèque municipale'],">
            <text:p>['Lille','Lille - Bibliothèque municipale'],</text:p>
          </table:table-cell>
          <table:table-cell table:formula="of:=CONCATENATE(&quot;-;&quot;;&quot;-;&quot;;[.A75];&quot;;france;&quot;;&quot;-;&quot;;[.B75])" office:value-type="string" office:string-value="-;-;Lille;france;-;Bibliothèque municipale">
            <text:p>-;-;Lill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omme</text:p>
          </table:table-cell>
          <table:table-cell office:value-type="string">
            <text:p>L'Odyssée Médiathèque de Lomme</text:p>
          </table:table-cell>
          <table:table-cell table:formula="of:=CONCATENATE(&quot;['&quot;;[.A76];&quot;','&quot;;[.A76];&quot; - &quot;;[.B76];&quot;'],&quot;)" office:value-type="string" office:string-value="['Lomme','Lomme - L'Odyssée Médiathèque de Lomme'],">
            <text:p>['Lomme','Lomme - L'Odyssée Médiathèque de Lomme'],</text:p>
          </table:table-cell>
          <table:table-cell table:formula="of:=CONCATENATE(&quot;-;&quot;;&quot;-;&quot;;[.A76];&quot;;france;&quot;;&quot;-;&quot;;[.B76])" office:value-type="string" office:string-value="-;-;Lomme;france;-;L'Odyssée Médiathèque de Lomme">
            <text:p>-;-;Lomme;france;-;L'Odyssée Médiathèque de Lomme</text:p>
          </table:table-cell>
          <table:table-cell table:number-columns-repeated="3"/>
        </table:table-row>
        <table:table-row table:style-name="ro1">
          <table:table-cell office:value-type="string">
            <text:p>Loon-Plage</text:p>
          </table:table-cell>
          <table:table-cell office:value-type="string">
            <text:p>Bibliothèque municipale Marcel Pagnol</text:p>
          </table:table-cell>
          <table:table-cell table:formula="of:=CONCATENATE(&quot;['&quot;;[.A77];&quot;','&quot;;[.A77];&quot; - &quot;;[.B77];&quot;'],&quot;)" office:value-type="string" office:string-value="['Loon-Plage','Loon-Plage - Bibliothèque municipale Marcel Pagnol'],">
            <text:p>['Loon-Plage','Loon-Plage - Bibliothèque municipale Marcel Pagnol'],</text:p>
          </table:table-cell>
          <table:table-cell table:formula="of:=CONCATENATE(&quot;-;&quot;;&quot;-;&quot;;[.A77];&quot;;france;&quot;;&quot;-;&quot;;[.B77])" office:value-type="string" office:string-value="-;-;Loon-Plage;france;-;Bibliothèque municipale Marcel Pagnol">
            <text:p>-;-;Loon-Plage;france;-;Bibliothèque municipale Marcel Pagnol</text:p>
          </table:table-cell>
          <table:table-cell table:number-columns-repeated="3"/>
        </table:table-row>
        <table:table-row table:style-name="ro1">
          <table:table-cell office:value-type="string">
            <text:p>Loos</text:p>
          </table:table-cell>
          <table:table-cell office:value-type="string">
            <text:p>Bibliothèque municipale</text:p>
          </table:table-cell>
          <table:table-cell table:formula="of:=CONCATENATE(&quot;['&quot;;[.A78];&quot;','&quot;;[.A78];&quot; - &quot;;[.B78];&quot;'],&quot;)" office:value-type="string" office:string-value="['Loos','Loos - Bibliothèque municipale'],">
            <text:p>['Loos','Loos - Bibliothèque municipale'],</text:p>
          </table:table-cell>
          <table:table-cell table:formula="of:=CONCATENATE(&quot;-;&quot;;&quot;-;&quot;;[.A78];&quot;;france;&quot;;&quot;-;&quot;;[.B78])" office:value-type="string" office:string-value="-;-;Loos;france;-;Bibliothèque municipale">
            <text:p>-;-;Loo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ourches</text:p>
          </table:table-cell>
          <table:table-cell office:value-type="string">
            <text:p>Bibliothèque municipale</text:p>
          </table:table-cell>
          <table:table-cell table:formula="of:=CONCATENATE(&quot;['&quot;;[.A79];&quot;','&quot;;[.A79];&quot; - &quot;;[.B79];&quot;'],&quot;)" office:value-type="string" office:string-value="['Lourches','Lourches - Bibliothèque municipale'],">
            <text:p>['Lourches','Lourches - Bibliothèque municipale'],</text:p>
          </table:table-cell>
          <table:table-cell table:formula="of:=CONCATENATE(&quot;-;&quot;;&quot;-;&quot;;[.A79];&quot;;france;&quot;;&quot;-;&quot;;[.B79])" office:value-type="string" office:string-value="-;-;Lourches;france;-;Bibliothèque municipale">
            <text:p>-;-;Lourch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ouvroil</text:p>
          </table:table-cell>
          <table:table-cell office:value-type="string">
            <text:p>Bibliothèque municipale</text:p>
          </table:table-cell>
          <table:table-cell table:formula="of:=CONCATENATE(&quot;['&quot;;[.A80];&quot;','&quot;;[.A80];&quot; - &quot;;[.B80];&quot;'],&quot;)" office:value-type="string" office:string-value="['Louvroil','Louvroil - Bibliothèque municipale'],">
            <text:p>['Louvroil','Louvroil - Bibliothèque municipale'],</text:p>
          </table:table-cell>
          <table:table-cell table:formula="of:=CONCATENATE(&quot;-;&quot;;&quot;-;&quot;;[.A80];&quot;;france;&quot;;&quot;-;&quot;;[.B80])" office:value-type="string" office:string-value="-;-;Louvroil;france;-;Bibliothèque municipale">
            <text:p>-;-;Louvroil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Lys-Lez-Lannoy</text:p>
          </table:table-cell>
          <table:table-cell office:value-type="string">
            <text:p>Médiathèque municipale</text:p>
          </table:table-cell>
          <table:table-cell table:formula="of:=CONCATENATE(&quot;['&quot;;[.A81];&quot;','&quot;;[.A81];&quot; - &quot;;[.B81];&quot;'],&quot;)" office:value-type="string" office:string-value="['Lys-Lez-Lannoy','Lys-Lez-Lannoy - Médiathèque municipale'],">
            <text:p>['Lys-Lez-Lannoy','Lys-Lez-Lannoy - Médiathèque municipale'],</text:p>
          </table:table-cell>
          <table:table-cell table:formula="of:=CONCATENATE(&quot;-;&quot;;&quot;-;&quot;;[.A81];&quot;;france;&quot;;&quot;-;&quot;;[.B81])" office:value-type="string" office:string-value="-;-;Lys-Lez-Lannoy;france;-;Médiathèque municipale">
            <text:p>-;-;Lys-Lez-Lannoy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Marcq-en-Baroeul</text:p>
          </table:table-cell>
          <table:table-cell office:value-type="string">
            <text:p>Bibliothèque municipale André Malraux</text:p>
          </table:table-cell>
          <table:table-cell table:formula="of:=CONCATENATE(&quot;['&quot;;[.A82];&quot;','&quot;;[.A82];&quot; - &quot;;[.B82];&quot;'],&quot;)" office:value-type="string" office:string-value="['Marcq-en-Baroeul','Marcq-en-Baroeul - Bibliothèque municipale André Malraux'],">
            <text:p>['Marcq-en-Baroeul','Marcq-en-Baroeul - Bibliothèque municipale André Malraux'],</text:p>
          </table:table-cell>
          <table:table-cell table:formula="of:=CONCATENATE(&quot;-;&quot;;&quot;-;&quot;;[.A82];&quot;;france;&quot;;&quot;-;&quot;;[.B82])" office:value-type="string" office:string-value="-;-;Marcq-en-Baroeul;france;-;Bibliothèque municipale André Malraux">
            <text:p>-;-;Marcq-en-Baroeul;france;-;Bibliothèque municipale André Malraux</text:p>
          </table:table-cell>
          <table:table-cell table:number-columns-repeated="3"/>
        </table:table-row>
        <table:table-row table:style-name="ro1">
          <table:table-cell office:value-type="string">
            <text:p>Marquette-Lez-Lille</text:p>
          </table:table-cell>
          <table:table-cell office:value-type="string">
            <text:p>Bibliothèque municipale</text:p>
          </table:table-cell>
          <table:table-cell table:formula="of:=CONCATENATE(&quot;['&quot;;[.A83];&quot;','&quot;;[.A83];&quot; - &quot;;[.B83];&quot;'],&quot;)" office:value-type="string" office:string-value="['Marquette-Lez-Lille','Marquette-Lez-Lille - Bibliothèque municipale'],">
            <text:p>['Marquette-Lez-Lille','Marquette-Lez-Lille - Bibliothèque municipale'],</text:p>
          </table:table-cell>
          <table:table-cell table:formula="of:=CONCATENATE(&quot;-;&quot;;&quot;-;&quot;;[.A83];&quot;;france;&quot;;&quot;-;&quot;;[.B83])" office:value-type="string" office:string-value="-;-;Marquette-Lez-Lille;france;-;Bibliothèque municipale">
            <text:p>-;-;Marquette-Lez-Lill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Maubeuge</text:p>
          </table:table-cell>
          <table:table-cell office:value-type="string">
            <text:p>Bibliothèque municipale centre Culturel de l'Arsenal</text:p>
          </table:table-cell>
          <table:table-cell table:formula="of:=CONCATENATE(&quot;['&quot;;[.A84];&quot;','&quot;;[.A84];&quot; - &quot;;[.B84];&quot;'],&quot;)" office:value-type="string" office:string-value="['Maubeuge','Maubeuge - Bibliothèque municipale centre Culturel de l'Arsenal'],">
            <text:p>['Maubeuge','Maubeuge - Bibliothèque municipale centre Culturel de l'Arsenal'],</text:p>
          </table:table-cell>
          <table:table-cell table:formula="of:=CONCATENATE(&quot;-;&quot;;&quot;-;&quot;;[.A84];&quot;;france;&quot;;&quot;-;&quot;;[.B84])" office:value-type="string" office:string-value="-;-;Maubeuge;france;-;Bibliothèque municipale centre Culturel de l'Arsenal">
            <text:p>-;-;Maubeuge;france;-;Bibliothèque municipale centre Culturel de l'Arsenal</text:p>
          </table:table-cell>
          <table:table-cell table:number-columns-repeated="3"/>
        </table:table-row>
        <table:table-row table:style-name="ro1">
          <table:table-cell office:value-type="string">
            <text:p>Mérignies</text:p>
          </table:table-cell>
          <table:table-cell office:value-type="string">
            <text:p>Médiathèque municipale André Malraux</text:p>
          </table:table-cell>
          <table:table-cell table:formula="of:=CONCATENATE(&quot;['&quot;;[.A85];&quot;','&quot;;[.A85];&quot; - &quot;;[.B85];&quot;'],&quot;)" office:value-type="string" office:string-value="['Mérignies','Mérignies - Médiathèque municipale André Malraux'],">
            <text:p>['Mérignies','Mérignies - Médiathèque municipale André Malraux'],</text:p>
          </table:table-cell>
          <table:table-cell table:formula="of:=CONCATENATE(&quot;-;&quot;;&quot;-;&quot;;[.A85];&quot;;france;&quot;;&quot;-;&quot;;[.B85])" office:value-type="string" office:string-value="-;-;Mérignies;france;-;Médiathèque municipale André Malraux">
            <text:p>-;-;Mérignies;france;-;Médiathèque municipale André Malraux</text:p>
          </table:table-cell>
          <table:table-cell table:number-columns-repeated="3"/>
        </table:table-row>
        <table:table-row table:style-name="ro1">
          <table:table-cell office:value-type="string">
            <text:p>Merville</text:p>
          </table:table-cell>
          <table:table-cell office:value-type="string">
            <text:p>Médiathèque municipale espace Culturel Robert Hossein</text:p>
          </table:table-cell>
          <table:table-cell table:formula="of:=CONCATENATE(&quot;['&quot;;[.A86];&quot;','&quot;;[.A86];&quot; - &quot;;[.B86];&quot;'],&quot;)" office:value-type="string" office:string-value="['Merville','Merville - Médiathèque municipale espace Culturel Robert Hossein'],">
            <text:p>['Merville','Merville - Médiathèque municipale espace Culturel Robert Hossein'],</text:p>
          </table:table-cell>
          <table:table-cell table:formula="of:=CONCATENATE(&quot;-;&quot;;&quot;-;&quot;;[.A86];&quot;;france;&quot;;&quot;-;&quot;;[.B86])" office:value-type="string" office:string-value="-;-;Merville;france;-;Médiathèque municipale espace Culturel Robert Hossein">
            <text:p>-;-;Merville;france;-;Médiathèque municipale espace Culturel Robert Hossein</text:p>
          </table:table-cell>
          <table:table-cell table:number-columns-repeated="3"/>
        </table:table-row>
        <table:table-row table:style-name="ro1">
          <table:table-cell office:value-type="string">
            <text:p>Mons-en-Baroeul</text:p>
          </table:table-cell>
          <table:table-cell office:value-type="string">
            <text:p>Bibliothèque municipale</text:p>
          </table:table-cell>
          <table:table-cell table:formula="of:=CONCATENATE(&quot;['&quot;;[.A87];&quot;','&quot;;[.A87];&quot; - &quot;;[.B87];&quot;'],&quot;)" office:value-type="string" office:string-value="['Mons-en-Baroeul','Mons-en-Baroeul - Bibliothèque municipale'],">
            <text:p>['Mons-en-Baroeul','Mons-en-Baroeul - Bibliothèque municipale'],</text:p>
          </table:table-cell>
          <table:table-cell table:formula="of:=CONCATENATE(&quot;-;&quot;;&quot;-;&quot;;[.A87];&quot;;france;&quot;;&quot;-;&quot;;[.B87])" office:value-type="string" office:string-value="-;-;Mons-en-Baroeul;france;-;Bibliothèque municipale">
            <text:p>-;-;Mons-en-Baroeul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Mons-en-Pevèle</text:p>
          </table:table-cell>
          <table:table-cell office:value-type="string">
            <text:p>Médiathèque municipale</text:p>
          </table:table-cell>
          <table:table-cell table:formula="of:=CONCATENATE(&quot;['&quot;;[.A88];&quot;','&quot;;[.A88];&quot; - &quot;;[.B88];&quot;'],&quot;)" office:value-type="string" office:string-value="['Mons-en-Pevèle','Mons-en-Pevèle - Médiathèque municipale'],">
            <text:p>['Mons-en-Pevèle','Mons-en-Pevèle - Médiathèque municipale'],</text:p>
          </table:table-cell>
          <table:table-cell table:formula="of:=CONCATENATE(&quot;-;&quot;;&quot;-;&quot;;[.A88];&quot;;france;&quot;;&quot;-;&quot;;[.B88])" office:value-type="string" office:string-value="-;-;Mons-en-Pevèle;france;-;Médiathèque municipale">
            <text:p>-;-;Mons-en-Pevèle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Montigny-en-Ostrevent</text:p>
          </table:table-cell>
          <table:table-cell office:value-type="string">
            <text:p>Bibliothèque municipale</text:p>
          </table:table-cell>
          <table:table-cell table:formula="of:=CONCATENATE(&quot;['&quot;;[.A89];&quot;','&quot;;[.A89];&quot; - &quot;;[.B89];&quot;'],&quot;)" office:value-type="string" office:string-value="['Montigny-en-Ostrevent','Montigny-en-Ostrevent - Bibliothèque municipale'],">
            <text:p>['Montigny-en-Ostrevent','Montigny-en-Ostrevent - Bibliothèque municipale'],</text:p>
          </table:table-cell>
          <table:table-cell table:formula="of:=CONCATENATE(&quot;-;&quot;;&quot;-;&quot;;[.A89];&quot;;france;&quot;;&quot;-;&quot;;[.B89])" office:value-type="string" office:string-value="-;-;Montigny-en-Ostrevent;france;-;Bibliothèque municipale">
            <text:p>-;-;Montigny-en-Ostrevent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Nieppe</text:p>
          </table:table-cell>
          <table:table-cell office:value-type="string">
            <text:p>Bibliothèque municipale</text:p>
          </table:table-cell>
          <table:table-cell table:formula="of:=CONCATENATE(&quot;['&quot;;[.A90];&quot;','&quot;;[.A90];&quot; - &quot;;[.B90];&quot;'],&quot;)" office:value-type="string" office:string-value="['Nieppe','Nieppe - Bibliothèque municipale'],">
            <text:p>['Nieppe','Nieppe - Bibliothèque municipale'],</text:p>
          </table:table-cell>
          <table:table-cell table:formula="of:=CONCATENATE(&quot;-;&quot;;&quot;-;&quot;;[.A90];&quot;;france;&quot;;&quot;-;&quot;;[.B90])" office:value-type="string" office:string-value="-;-;Nieppe;france;-;Bibliothèque municipale">
            <text:p>-;-;Niepp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Orchies</text:p>
          </table:table-cell>
          <table:table-cell office:value-type="string">
            <text:p>Bibliothèque municipale</text:p>
          </table:table-cell>
          <table:table-cell table:formula="of:=CONCATENATE(&quot;['&quot;;[.A91];&quot;','&quot;;[.A91];&quot; - &quot;;[.B91];&quot;'],&quot;)" office:value-type="string" office:string-value="['Orchies','Orchies - Bibliothèque municipale'],">
            <text:p>['Orchies','Orchies - Bibliothèque municipale'],</text:p>
          </table:table-cell>
          <table:table-cell table:formula="of:=CONCATENATE(&quot;-;&quot;;&quot;-;&quot;;[.A91];&quot;;france;&quot;;&quot;-;&quot;;[.B91])" office:value-type="string" office:string-value="-;-;Orchies;france;-;Bibliothèque municipale">
            <text:p>-;-;Orchi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Pont-sur-Sambre</text:p>
          </table:table-cell>
          <table:table-cell office:value-type="string">
            <text:p>Médiathèque municipale</text:p>
          </table:table-cell>
          <table:table-cell table:formula="of:=CONCATENATE(&quot;['&quot;;[.A92];&quot;','&quot;;[.A92];&quot; - &quot;;[.B92];&quot;'],&quot;)" office:value-type="string" office:string-value="['Pont-sur-Sambre','Pont-sur-Sambre - Médiathèque municipale'],">
            <text:p>['Pont-sur-Sambre','Pont-sur-Sambre - Médiathèque municipale'],</text:p>
          </table:table-cell>
          <table:table-cell table:formula="of:=CONCATENATE(&quot;-;&quot;;&quot;-;&quot;;[.A92];&quot;;france;&quot;;&quot;-;&quot;;[.B92])" office:value-type="string" office:string-value="-;-;Pont-sur-Sambre;france;-;Médiathèque municipale">
            <text:p>-;-;Pont-sur-Sambre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Proville</text:p>
          </table:table-cell>
          <table:table-cell office:value-type="string">
            <text:p>Bibliothèque municipale</text:p>
          </table:table-cell>
          <table:table-cell table:formula="of:=CONCATENATE(&quot;['&quot;;[.A93];&quot;','&quot;;[.A93];&quot; - &quot;;[.B93];&quot;'],&quot;)" office:value-type="string" office:string-value="['Proville','Proville - Bibliothèque municipale'],">
            <text:p>['Proville','Proville - Bibliothèque municipale'],</text:p>
          </table:table-cell>
          <table:table-cell table:formula="of:=CONCATENATE(&quot;-;&quot;;&quot;-;&quot;;[.A93];&quot;;france;&quot;;&quot;-;&quot;;[.B93])" office:value-type="string" office:string-value="-;-;Proville;france;-;Bibliothèque municipale">
            <text:p>-;-;Proville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Quesnoy (Le)</text:p>
          </table:table-cell>
          <table:table-cell office:value-type="string">
            <text:p>Bibliothèque municipale</text:p>
          </table:table-cell>
          <table:table-cell table:formula="of:=CONCATENATE(&quot;['&quot;;[.A94];&quot;','&quot;;[.A94];&quot; - &quot;;[.B94];&quot;'],&quot;)" office:value-type="string" office:string-value="['Quesnoy (Le)','Quesnoy (Le) - Bibliothèque municipale'],">
            <text:p>['Quesnoy (Le)','Quesnoy (Le) - Bibliothèque municipale'],</text:p>
          </table:table-cell>
          <table:table-cell table:formula="of:=CONCATENATE(&quot;-;&quot;;&quot;-;&quot;;[.A94];&quot;;france;&quot;;&quot;-;&quot;;[.B94])" office:value-type="string" office:string-value="-;-;Quesnoy (Le);france;-;Bibliothèque municipale">
            <text:p>-;-;Quesnoy (Le);france;-;Bibliothèque municipale</text:p>
          </table:table-cell>
          <table:table-cell table:number-columns-repeated="3"/>
        </table:table-row>
        <table:table-row table:style-name="ro5">
          <table:table-cell office:value-type="string">
            <text:p>Quesnoy (Le)</text:p>
          </table:table-cell>
          <table:table-cell office:value-type="string">
            <text:p>Médiathèque (annexe de la Bdp) Antenne du Hainaut-Avesnois</text:p>
          </table:table-cell>
          <table:table-cell table:formula="of:=CONCATENATE(&quot;['&quot;;[.A95];&quot;','&quot;;[.A95];&quot; - &quot;;[.B95];&quot;'],&quot;)" office:value-type="string" office:string-value="['Quesnoy (Le)','Quesnoy (Le) - Médiathèque (annexe de la Bdp) Antenne du Hainaut-Avesnois'],">
            <text:p>['Quesnoy (Le)','Quesnoy (Le) - Médiathèque (annexe de la Bdp) Antenne du Hainaut-Avesnois'],</text:p>
          </table:table-cell>
          <table:table-cell table:formula="of:=CONCATENATE(&quot;-;&quot;;&quot;-;&quot;;[.A95];&quot;;france;&quot;;&quot;-;&quot;;[.B95])" office:value-type="string" office:string-value="-;-;Quesnoy (Le);france;-;Médiathèque (annexe de la Bdp) Antenne du Hainaut-Avesnois">
            <text:p>-;-;Quesnoy (Le);france;-;Médiathèque (annexe de la Bdp) Antenne du Hainaut-Avesnois</text:p>
          </table:table-cell>
          <table:table-cell table:number-columns-repeated="3"/>
        </table:table-row>
        <table:table-row table:style-name="ro1">
          <table:table-cell office:value-type="string">
            <text:p>Raismes</text:p>
          </table:table-cell>
          <table:table-cell office:value-type="string">
            <text:p>Bibliothèque municipale</text:p>
          </table:table-cell>
          <table:table-cell table:formula="of:=CONCATENATE(&quot;['&quot;;[.A96];&quot;','&quot;;[.A96];&quot; - &quot;;[.B96];&quot;'],&quot;)" office:value-type="string" office:string-value="['Raismes','Raismes - Bibliothèque municipale'],">
            <text:p>['Raismes','Raismes - Bibliothèque municipale'],</text:p>
          </table:table-cell>
          <table:table-cell table:formula="of:=CONCATENATE(&quot;-;&quot;;&quot;-;&quot;;[.A96];&quot;;france;&quot;;&quot;-;&quot;;[.B96])" office:value-type="string" office:string-value="-;-;Raismes;france;-;Bibliothèque municipale">
            <text:p>-;-;Raism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Ronchin</text:p>
          </table:table-cell>
          <table:table-cell office:value-type="string">
            <text:p>Bibliothèque municipale</text:p>
          </table:table-cell>
          <table:table-cell table:formula="of:=CONCATENATE(&quot;['&quot;;[.A97];&quot;','&quot;;[.A97];&quot; - &quot;;[.B97];&quot;'],&quot;)" office:value-type="string" office:string-value="['Ronchin','Ronchin - Bibliothèque municipale'],">
            <text:p>['Ronchin','Ronchin - Bibliothèque municipale'],</text:p>
          </table:table-cell>
          <table:table-cell table:formula="of:=CONCATENATE(&quot;-;&quot;;&quot;-;&quot;;[.A97];&quot;;france;&quot;;&quot;-;&quot;;[.B97])" office:value-type="string" office:string-value="-;-;Ronchin;france;-;Bibliothèque municipale">
            <text:p>-;-;Ronch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Roncq</text:p>
          </table:table-cell>
          <table:table-cell office:value-type="string">
            <text:p>Bibliothèque municipale</text:p>
          </table:table-cell>
          <table:table-cell table:formula="of:=CONCATENATE(&quot;['&quot;;[.A98];&quot;','&quot;;[.A98];&quot; - &quot;;[.B98];&quot;'],&quot;)" office:value-type="string" office:string-value="['Roncq','Roncq - Bibliothèque municipale'],">
            <text:p>['Roncq','Roncq - Bibliothèque municipale'],</text:p>
          </table:table-cell>
          <table:table-cell table:formula="of:=CONCATENATE(&quot;-;&quot;;&quot;-;&quot;;[.A98];&quot;;france;&quot;;&quot;-;&quot;;[.B98])" office:value-type="string" office:string-value="-;-;Roncq;france;-;Bibliothèque municipale">
            <text:p>-;-;Roncq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Roubaix</text:p>
          </table:table-cell>
          <table:table-cell office:value-type="string">
            <text:p>Médiathèque municipale</text:p>
          </table:table-cell>
          <table:table-cell table:formula="of:=CONCATENATE(&quot;['&quot;;[.A99];&quot;','&quot;;[.A99];&quot; - &quot;;[.B99];&quot;'],&quot;)" office:value-type="string" office:string-value="['Roubaix','Roubaix - Médiathèque municipale'],">
            <text:p>['Roubaix','Roubaix - Médiathèque municipale'],</text:p>
          </table:table-cell>
          <table:table-cell table:formula="of:=CONCATENATE(&quot;-;&quot;;&quot;-;&quot;;[.A99];&quot;;france;&quot;;&quot;-;&quot;;[.B99])" office:value-type="string" office:string-value="-;-;Roubaix;france;-;Médiathèque municipale">
            <text:p>-;-;Roubaix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Saint-Amand-les-Eaux</text:p>
          </table:table-cell>
          <table:table-cell office:value-type="string">
            <text:p>Mediathèque municipale</text:p>
          </table:table-cell>
          <table:table-cell table:formula="of:=CONCATENATE(&quot;['&quot;;[.A100];&quot;','&quot;;[.A100];&quot; - &quot;;[.B100];&quot;'],&quot;)" office:value-type="string" office:string-value="['Saint-Amand-les-Eaux','Saint-Amand-les-Eaux - Mediathèque municipale'],">
            <text:p>['Saint-Amand-les-Eaux','Saint-Amand-les-Eaux - Mediathèque municipale'],</text:p>
          </table:table-cell>
          <table:table-cell table:formula="of:=CONCATENATE(&quot;-;&quot;;&quot;-;&quot;;[.A100];&quot;;france;&quot;;&quot;-;&quot;;[.B100])" office:value-type="string" office:string-value="-;-;Saint-Amand-les-Eaux;france;-;Mediathèque municipale">
            <text:p>-;-;Saint-Amand-les-Eaux;france;-;Mediathèque municipale</text:p>
          </table:table-cell>
          <table:table-cell table:number-columns-repeated="3"/>
        </table:table-row>
        <table:table-row table:style-name="ro1">
          <table:table-cell office:value-type="string">
            <text:p>Saint-Pol-sur-Mer</text:p>
          </table:table-cell>
          <table:table-cell office:value-type="string">
            <text:p>Médiathèque municipale Emile Zola</text:p>
          </table:table-cell>
          <table:table-cell table:formula="of:=CONCATENATE(&quot;['&quot;;[.A101];&quot;','&quot;;[.A101];&quot; - &quot;;[.B101];&quot;'],&quot;)" office:value-type="string" office:string-value="['Saint-Pol-sur-Mer','Saint-Pol-sur-Mer - Médiathèque municipale Emile Zola'],">
            <text:p>['Saint-Pol-sur-Mer','Saint-Pol-sur-Mer - Médiathèque municipale Emile Zola'],</text:p>
          </table:table-cell>
          <table:table-cell table:formula="of:=CONCATENATE(&quot;-;&quot;;&quot;-;&quot;;[.A101];&quot;;france;&quot;;&quot;-;&quot;;[.B101])" office:value-type="string" office:string-value="-;-;Saint-Pol-sur-Mer;france;-;Médiathèque municipale Emile Zola">
            <text:p>-;-;Saint-Pol-sur-Mer;france;-;Médiathèque municipale Emile Zola</text:p>
          </table:table-cell>
          <table:table-cell table:number-columns-repeated="3"/>
        </table:table-row>
        <table:table-row table:style-name="ro1">
          <table:table-cell office:value-type="string">
            <text:p>Saulzoir</text:p>
          </table:table-cell>
          <table:table-cell office:value-type="string">
            <text:p>Bibliothèque municipale</text:p>
          </table:table-cell>
          <table:table-cell table:formula="of:=CONCATENATE(&quot;['&quot;;[.A102];&quot;','&quot;;[.A102];&quot; - &quot;;[.B102];&quot;'],&quot;)" office:value-type="string" office:string-value="['Saulzoir','Saulzoir - Bibliothèque municipale'],">
            <text:p>['Saulzoir','Saulzoir - Bibliothèque municipale'],</text:p>
          </table:table-cell>
          <table:table-cell table:formula="of:=CONCATENATE(&quot;-;&quot;;&quot;-;&quot;;[.A102];&quot;;france;&quot;;&quot;-;&quot;;[.B102])" office:value-type="string" office:string-value="-;-;Saulzoir;france;-;Bibliothèque municipale">
            <text:p>-;-;Saulzoir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Seclin</text:p>
          </table:table-cell>
          <table:table-cell office:value-type="string">
            <text:p>Bibliothèque municipale Jacques Estager</text:p>
          </table:table-cell>
          <table:table-cell table:formula="of:=CONCATENATE(&quot;['&quot;;[.A103];&quot;','&quot;;[.A103];&quot; - &quot;;[.B103];&quot;'],&quot;)" office:value-type="string" office:string-value="['Seclin','Seclin - Bibliothèque municipale Jacques Estager'],">
            <text:p>['Seclin','Seclin - Bibliothèque municipale Jacques Estager'],</text:p>
          </table:table-cell>
          <table:table-cell table:formula="of:=CONCATENATE(&quot;-;&quot;;&quot;-;&quot;;[.A103];&quot;;france;&quot;;&quot;-;&quot;;[.B103])" office:value-type="string" office:string-value="-;-;Seclin;france;-;Bibliothèque municipale Jacques Estager">
            <text:p>-;-;Seclin;france;-;Bibliothèque municipale Jacques Estager</text:p>
          </table:table-cell>
          <table:table-cell table:number-columns-repeated="3"/>
        </table:table-row>
        <table:table-row table:style-name="ro1">
          <table:table-cell office:value-type="string">
            <text:p>Sequedin</text:p>
          </table:table-cell>
          <table:table-cell office:value-type="string">
            <text:p>Bibliothèque municipale Centre Culturel</text:p>
          </table:table-cell>
          <table:table-cell table:formula="of:=CONCATENATE(&quot;['&quot;;[.A104];&quot;','&quot;;[.A104];&quot; - &quot;;[.B104];&quot;'],&quot;)" office:value-type="string" office:string-value="['Sequedin','Sequedin - Bibliothèque municipale Centre Culturel'],">
            <text:p>['Sequedin','Sequedin - Bibliothèque municipale Centre Culturel'],</text:p>
          </table:table-cell>
          <table:table-cell table:formula="of:=CONCATENATE(&quot;-;&quot;;&quot;-;&quot;;[.A104];&quot;;france;&quot;;&quot;-;&quot;;[.B104])" office:value-type="string" office:string-value="-;-;Sequedin;france;-;Bibliothèque municipale Centre Culturel">
            <text:p>-;-;Sequedin;france;-;Bibliothèque municipale Centre Culturel</text:p>
          </table:table-cell>
          <table:table-cell table:number-columns-repeated="3"/>
        </table:table-row>
        <table:table-row table:style-name="ro1">
          <table:table-cell office:value-type="string">
            <text:p>Sin-le-Noble</text:p>
          </table:table-cell>
          <table:table-cell office:value-type="string">
            <text:p>Bibliothèque municipale André Stil</text:p>
          </table:table-cell>
          <table:table-cell table:formula="of:=CONCATENATE(&quot;['&quot;;[.A105];&quot;','&quot;;[.A105];&quot; - &quot;;[.B105];&quot;'],&quot;)" office:value-type="string" office:string-value="['Sin-le-Noble','Sin-le-Noble - Bibliothèque municipale André Stil'],">
            <text:p>['Sin-le-Noble','Sin-le-Noble - Bibliothèque municipale André Stil'],</text:p>
          </table:table-cell>
          <table:table-cell table:formula="of:=CONCATENATE(&quot;-;&quot;;&quot;-;&quot;;[.A105];&quot;;france;&quot;;&quot;-;&quot;;[.B105])" office:value-type="string" office:string-value="-;-;Sin-le-Noble;france;-;Bibliothèque municipale André Stil">
            <text:p>-;-;Sin-le-Noble;france;-;Bibliothèque municipale André Stil</text:p>
          </table:table-cell>
          <table:table-cell table:number-columns-repeated="3"/>
        </table:table-row>
        <table:table-row table:style-name="ro1">
          <table:table-cell office:value-type="string">
            <text:p>Teteghem</text:p>
          </table:table-cell>
          <table:table-cell office:value-type="string">
            <text:p>Bibliothèque municipale</text:p>
          </table:table-cell>
          <table:table-cell table:formula="of:=CONCATENATE(&quot;['&quot;;[.A106];&quot;','&quot;;[.A106];&quot; - &quot;;[.B106];&quot;'],&quot;)" office:value-type="string" office:string-value="['Teteghem','Teteghem - Bibliothèque municipale'],">
            <text:p>['Teteghem','Teteghem - Bibliothèque municipale'],</text:p>
          </table:table-cell>
          <table:table-cell table:formula="of:=CONCATENATE(&quot;-;&quot;;&quot;-;&quot;;[.A106];&quot;;france;&quot;;&quot;-;&quot;;[.B106])" office:value-type="string" office:string-value="-;-;Teteghem;france;-;Bibliothèque municipale">
            <text:p>-;-;Teteghem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Thiant</text:p>
          </table:table-cell>
          <table:table-cell office:value-type="string">
            <text:p>Bibliothèque municipale</text:p>
          </table:table-cell>
          <table:table-cell table:formula="of:=CONCATENATE(&quot;['&quot;;[.A107];&quot;','&quot;;[.A107];&quot; - &quot;;[.B107];&quot;'],&quot;)" office:value-type="string" office:string-value="['Thiant','Thiant - Bibliothèque municipale'],">
            <text:p>['Thiant','Thiant - Bibliothèque municipale'],</text:p>
          </table:table-cell>
          <table:table-cell table:formula="of:=CONCATENATE(&quot;-;&quot;;&quot;-;&quot;;[.A107];&quot;;france;&quot;;&quot;-;&quot;;[.B107])" office:value-type="string" office:string-value="-;-;Thiant;france;-;Bibliothèque municipale">
            <text:p>-;-;Thiant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Tourcoing</text:p>
          </table:table-cell>
          <table:table-cell office:value-type="string">
            <text:p>Médiathèque municipale André Malraux</text:p>
          </table:table-cell>
          <table:table-cell table:formula="of:=CONCATENATE(&quot;['&quot;;[.A108];&quot;','&quot;;[.A108];&quot; - &quot;;[.B108];&quot;'],&quot;)" office:value-type="string" office:string-value="['Tourcoing','Tourcoing - Médiathèque municipale André Malraux'],">
            <text:p>['Tourcoing','Tourcoing - Médiathèque municipale André Malraux'],</text:p>
          </table:table-cell>
          <table:table-cell table:formula="of:=CONCATENATE(&quot;-;&quot;;&quot;-;&quot;;[.A108];&quot;;france;&quot;;&quot;-;&quot;;[.B108])" office:value-type="string" office:string-value="-;-;Tourcoing;france;-;Médiathèque municipale André Malraux">
            <text:p>-;-;Tourcoing;france;-;Médiathèque municipale André Malraux</text:p>
          </table:table-cell>
          <table:table-cell table:number-columns-repeated="3"/>
        </table:table-row>
        <table:table-row table:style-name="ro1">
          <table:table-cell office:value-type="string">
            <text:p>Trith-Saint-Léger</text:p>
          </table:table-cell>
          <table:table-cell office:value-type="string">
            <text:p>Médiathèque municipale Gustave Ansart</text:p>
          </table:table-cell>
          <table:table-cell table:formula="of:=CONCATENATE(&quot;['&quot;;[.A109];&quot;','&quot;;[.A109];&quot; - &quot;;[.B109];&quot;'],&quot;)" office:value-type="string" office:string-value="['Trith-Saint-Léger','Trith-Saint-Léger - Médiathèque municipale Gustave Ansart'],">
            <text:p>['Trith-Saint-Léger','Trith-Saint-Léger - Médiathèque municipale Gustave Ansart'],</text:p>
          </table:table-cell>
          <table:table-cell table:formula="of:=CONCATENATE(&quot;-;&quot;;&quot;-;&quot;;[.A109];&quot;;france;&quot;;&quot;-;&quot;;[.B109])" office:value-type="string" office:string-value="-;-;Trith-Saint-Léger;france;-;Médiathèque municipale Gustave Ansart">
            <text:p>-;-;Trith-Saint-Léger;france;-;Médiathèque municipale Gustave Ansart</text:p>
          </table:table-cell>
          <table:table-cell table:number-columns-repeated="3"/>
        </table:table-row>
        <table:table-row table:style-name="ro1">
          <table:table-cell office:value-type="string">
            <text:p>Valenciennes</text:p>
          </table:table-cell>
          <table:table-cell office:value-type="string">
            <text:p>Bibliothèque municipale</text:p>
          </table:table-cell>
          <table:table-cell table:formula="of:=CONCATENATE(&quot;['&quot;;[.A110];&quot;','&quot;;[.A110];&quot; - &quot;;[.B110];&quot;'],&quot;)" office:value-type="string" office:string-value="['Valenciennes','Valenciennes - Bibliothèque municipale'],">
            <text:p>['Valenciennes','Valenciennes - Bibliothèque municipale'],</text:p>
          </table:table-cell>
          <table:table-cell table:formula="of:=CONCATENATE(&quot;-;&quot;;&quot;-;&quot;;[.A110];&quot;;france;&quot;;&quot;-;&quot;;[.B110])" office:value-type="string" office:string-value="-;-;Valenciennes;france;-;Bibliothèque municipale">
            <text:p>-;-;Valencienne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Vieux-Berquin</text:p>
          </table:table-cell>
          <table:table-cell office:value-type="string">
            <text:p>Bibliothèque municipale</text:p>
          </table:table-cell>
          <table:table-cell table:formula="of:=CONCATENATE(&quot;['&quot;;[.A111];&quot;','&quot;;[.A111];&quot; - &quot;;[.B111];&quot;'],&quot;)" office:value-type="string" office:string-value="['Vieux-Berquin','Vieux-Berquin - Bibliothèque municipale'],">
            <text:p>['Vieux-Berquin','Vieux-Berquin - Bibliothèque municipale'],</text:p>
          </table:table-cell>
          <table:table-cell table:formula="of:=CONCATENATE(&quot;-;&quot;;&quot;-;&quot;;[.A111];&quot;;france;&quot;;&quot;-;&quot;;[.B111])" office:value-type="string" office:string-value="-;-;Vieux-Berquin;france;-;Bibliothèque municipale">
            <text:p>-;-;Vieux-Berquin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Vieux-Condé</text:p>
          </table:table-cell>
          <table:table-cell office:value-type="string">
            <text:p>Bibliothèque municipale Myatil Michel</text:p>
          </table:table-cell>
          <table:table-cell table:formula="of:=CONCATENATE(&quot;['&quot;;[.A112];&quot;','&quot;;[.A112];&quot; - &quot;;[.B112];&quot;'],&quot;)" office:value-type="string" office:string-value="['Vieux-Condé','Vieux-Condé - Bibliothèque municipale Myatil Michel'],">
            <text:p>['Vieux-Condé','Vieux-Condé - Bibliothèque municipale Myatil Michel'],</text:p>
          </table:table-cell>
          <table:table-cell table:formula="of:=CONCATENATE(&quot;-;&quot;;&quot;-;&quot;;[.A112];&quot;;france;&quot;;&quot;-;&quot;;[.B112])" office:value-type="string" office:string-value="-;-;Vieux-Condé;france;-;Bibliothèque municipale Myatil Michel">
            <text:p>-;-;Vieux-Condé;france;-;Bibliothèque municipale Myatil Michel</text:p>
          </table:table-cell>
          <table:table-cell table:number-columns-repeated="3"/>
        </table:table-row>
        <table:table-row table:style-name="ro1">
          <table:table-cell office:value-type="string">
            <text:p>Villeneuve-d'Ascq</text:p>
          </table:table-cell>
          <table:table-cell office:value-type="string">
            <text:p>Médiathèque municipale</text:p>
          </table:table-cell>
          <table:table-cell table:formula="of:=CONCATENATE(&quot;['&quot;;[.A113];&quot;','&quot;;[.A113];&quot; - &quot;;[.B113];&quot;'],&quot;)" office:value-type="string" office:string-value="['Villeneuve-d'Ascq','Villeneuve-d'Ascq - Médiathèque municipale'],">
            <text:p>['Villeneuve-d'Ascq','Villeneuve-d'Ascq - Médiathèque municipale'],</text:p>
          </table:table-cell>
          <table:table-cell table:formula="of:=CONCATENATE(&quot;-;&quot;;&quot;-;&quot;;[.A113];&quot;;france;&quot;;&quot;-;&quot;;[.B113])" office:value-type="string" office:string-value="-;-;Villeneuve-d'Ascq;france;-;Médiathèque municipale">
            <text:p>-;-;Villeneuve-d'Ascq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Wallers</text:p>
          </table:table-cell>
          <table:table-cell office:value-type="string">
            <text:p>Bibliothèque municipale</text:p>
          </table:table-cell>
          <table:table-cell table:formula="of:=CONCATENATE(&quot;['&quot;;[.A114];&quot;','&quot;;[.A114];&quot; - &quot;;[.B114];&quot;'],&quot;)" office:value-type="string" office:string-value="['Wallers','Wallers - Bibliothèque municipale'],">
            <text:p>['Wallers','Wallers - Bibliothèque municipale'],</text:p>
          </table:table-cell>
          <table:table-cell table:formula="of:=CONCATENATE(&quot;-;&quot;;&quot;-;&quot;;[.A114];&quot;;france;&quot;;&quot;-;&quot;;[.B114])" office:value-type="string" office:string-value="-;-;Wallers;france;-;Bibliothèque municipale">
            <text:p>-;-;Waller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Wargnies-le-Grand</text:p>
          </table:table-cell>
          <table:table-cell office:value-type="string">
            <text:p>Bibliothèque municipale</text:p>
          </table:table-cell>
          <table:table-cell table:formula="of:=CONCATENATE(&quot;['&quot;;[.A115];&quot;','&quot;;[.A115];&quot; - &quot;;[.B115];&quot;'],&quot;)" office:value-type="string" office:string-value="['Wargnies-le-Grand','Wargnies-le-Grand - Bibliothèque municipale'],">
            <text:p>['Wargnies-le-Grand','Wargnies-le-Grand - Bibliothèque municipale'],</text:p>
          </table:table-cell>
          <table:table-cell table:formula="of:=CONCATENATE(&quot;-;&quot;;&quot;-;&quot;;[.A115];&quot;;france;&quot;;&quot;-;&quot;;[.B115])" office:value-type="string" office:string-value="-;-;Wargnies-le-Grand;france;-;Bibliothèque municipale">
            <text:p>-;-;Wargnies-le-Grand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Wasquehal</text:p>
          </table:table-cell>
          <table:table-cell office:value-type="string">
            <text:p>Bibliothèque municipale</text:p>
          </table:table-cell>
          <table:table-cell table:formula="of:=CONCATENATE(&quot;['&quot;;[.A116];&quot;','&quot;;[.A116];&quot; - &quot;;[.B116];&quot;'],&quot;)" office:value-type="string" office:string-value="['Wasquehal','Wasquehal - Bibliothèque municipale'],">
            <text:p>['Wasquehal','Wasquehal - Bibliothèque municipale'],</text:p>
          </table:table-cell>
          <table:table-cell table:formula="of:=CONCATENATE(&quot;-;&quot;;&quot;-;&quot;;[.A116];&quot;;france;&quot;;&quot;-;&quot;;[.B116])" office:value-type="string" office:string-value="-;-;Wasquehal;france;-;Bibliothèque municipale">
            <text:p>-;-;Wasquehal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Wattrelos</text:p>
          </table:table-cell>
          <table:table-cell office:value-type="string">
            <text:p>Bibliothèque municipale</text:p>
          </table:table-cell>
          <table:table-cell table:formula="of:=CONCATENATE(&quot;['&quot;;[.A117];&quot;','&quot;;[.A117];&quot; - &quot;;[.B117];&quot;'],&quot;)" office:value-type="string" office:string-value="['Wattrelos','Wattrelos - Bibliothèque municipale'],">
            <text:p>['Wattrelos','Wattrelos - Bibliothèque municipale'],</text:p>
          </table:table-cell>
          <table:table-cell table:formula="of:=CONCATENATE(&quot;-;&quot;;&quot;-;&quot;;[.A117];&quot;;france;&quot;;&quot;-;&quot;;[.B117])" office:value-type="string" office:string-value="-;-;Wattrelos;france;-;Bibliothèque municipale">
            <text:p>-;-;Wattrelos;france;-;Bibliothèque municipale</text:p>
          </table:table-cell>
          <table:table-cell table:number-columns-repeated="3"/>
        </table:table-row>
        <table:table-row table:style-name="ro1">
          <table:table-cell office:value-type="string">
            <text:p>Waziers</text:p>
          </table:table-cell>
          <table:table-cell office:value-type="string">
            <text:p>Bibliothèque municipale Louis Aragon</text:p>
          </table:table-cell>
          <table:table-cell table:formula="of:=CONCATENATE(&quot;['&quot;;[.A118];&quot;','&quot;;[.A118];&quot; - &quot;;[.B118];&quot;'],&quot;)" office:value-type="string" office:string-value="['Waziers','Waziers - Bibliothèque municipale Louis Aragon'],">
            <text:p>['Waziers','Waziers - Bibliothèque municipale Louis Aragon'],</text:p>
          </table:table-cell>
          <table:table-cell table:formula="of:=CONCATENATE(&quot;-;&quot;;&quot;-;&quot;;[.A118];&quot;;france;&quot;;&quot;-;&quot;;[.B118])" office:value-type="string" office:string-value="-;-;Waziers;france;-;Bibliothèque municipale Louis Aragon">
            <text:p>-;-;Waziers;france;-;Bibliothèque municipale Louis Aragon</text:p>
          </table:table-cell>
          <table:table-cell table:number-columns-repeated="3"/>
        </table:table-row>
        <table:table-row table:style-name="ro1">
          <table:table-cell office:value-type="string">
            <text:p>Wervicq</text:p>
          </table:table-cell>
          <table:table-cell office:value-type="string">
            <text:p>Médiathèque municipale</text:p>
          </table:table-cell>
          <table:table-cell table:formula="of:=CONCATENATE(&quot;['&quot;;[.A119];&quot;','&quot;;[.A119];&quot; - &quot;;[.B119];&quot;'],&quot;)" office:value-type="string" office:string-value="['Wervicq','Wervicq - Médiathèque municipale'],">
            <text:p>['Wervicq','Wervicq - Médiathèque municipale'],</text:p>
          </table:table-cell>
          <table:table-cell table:formula="of:=CONCATENATE(&quot;-;&quot;;&quot;-;&quot;;[.A119];&quot;;france;&quot;;&quot;-;&quot;;[.B119])" office:value-type="string" office:string-value="-;-;Wervicq;france;-;Médiathèque municipale">
            <text:p>-;-;Wervicq;france;-;Médiathèque municipale</text:p>
          </table:table-cell>
          <table:table-cell table:number-columns-repeated="3"/>
        </table:table-row>
        <table:table-row table:style-name="ro1">
          <table:table-cell office:value-type="string">
            <text:p>Wormhout</text:p>
          </table:table-cell>
          <table:table-cell office:value-type="string">
            <text:p>Médithèque municipale</text:p>
          </table:table-cell>
          <table:table-cell table:formula="of:=CONCATENATE(&quot;['&quot;;[.A120];&quot;','&quot;;[.A120];&quot; - &quot;;[.B120];&quot;'],&quot;)" office:value-type="string" office:string-value="['Wormhout','Wormhout - Médithèque municipale'],">
            <text:p>['Wormhout','Wormhout - Médithèque municipale'],</text:p>
          </table:table-cell>
          <table:table-cell table:formula="of:=CONCATENATE(&quot;-;&quot;;&quot;-;&quot;;[.A120];&quot;;france;&quot;;&quot;-;&quot;;[.B120])" office:value-type="string" office:string-value="-;-;Wormhout;france;-;Médithèque municipale">
            <text:p>-;-;Wormhout;france;-;Médithèque municipale</text:p>
          </table:table-cell>
          <table:table-cell table:number-columns-repeated="3"/>
        </table:table-row>
        <table:table-row table:style-name="ro1">
          <table:table-cell table:number-columns-repeated="2" table:style-name="Default"/>
          <table:table-cell table:formula="of:=CONCATENATE(&quot;['&quot;;[.A121];&quot;','&quot;;[.B121];&quot;'],&quot;)" office:value-type="string" office:string-value="['',''],">
            <text:p>['',''],</text:p>
          </table:table-cell>
          <table:table-cell table:formula="of:=CONCATENATE(&quot;-;&quot;;&quot;-;&quot;;[.A121];&quot;;france;&quot;;&quot;-;&quot;;[.B121])" office:value-type="string" office:string-value="-;-;;france;-;">
            <text:p>-;-;;france;-;</text:p>
          </table:table-cell>
          <table:table-cell table:number-columns-repeated="3"/>
        </table:table-row>
      </table:table>
      <table:table table:name="Feuille3" table:style-name="ta1">
        <table:table-column table:style-name="co1" table:number-columns-repeated="13" table:default-cell-style-name="Default"/>
        <table:table-row table:style-name="ro1">
          <table:table-cell office:value-type="string">
            <text:p>adresse</text:p>
          </table:table-cell>
          <table:table-cell office:value-type="string">
            <text:p>code_postal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Accuracy</text:p>
          </table:table-cell>
          <table:table-cell office:value-type="string">
            <text:p>NbAdrReturned</text:p>
          </table:table-cell>
          <table:table-cell office:value-type="string">
            <text:p>Error/Address</text:p>
          </table:table-cell>
          <table:table-cell office:value-type="string">
            <text:p>Code</text:p>
          </table:table-cell>
          <table:table-cell/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llennes-les-Marai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</text:p>
          </table:table-cell>
          <table:table-cell office:value-type="string">
            <text:p>50.537157</text:p>
          </table:table-cell>
          <table:table-cell office:value-type="string">
            <text:p>2.9522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ennes-les-Marais, France</text:p>
          </table:table-cell>
          <table:table-cell office:value-type="float" office:value="200">
            <text:p>200</text:p>
          </table:table-cell>
          <table:table-cell table:formula="of:=CONCATENATE(&quot;[&quot;;[.G2];&quot;,&quot;;[.H2];&quot;,'blue',&quot;;1;&quot;,_&quot;;[.C2];&quot; - &quot;;[.F2];&quot;_],&quot;)" office:value-type="string" office:string-value="[50.537157,2.952225,'blue',1,_Allennes-les-Marais - Bibliothèque_],">
            <text:p>[50.537157,2.952225,'blue',1,_Allennes-les-Marais - Bibliothèqu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nich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Norbert Ségard</text:p>
          </table:table-cell>
          <table:table-cell office:value-type="string">
            <text:p>50.331488</text:p>
          </table:table-cell>
          <table:table-cell office:value-type="string">
            <text:p>3.2517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niche, France</text:p>
          </table:table-cell>
          <table:table-cell office:value-type="float" office:value="200">
            <text:p>200</text:p>
          </table:table-cell>
          <table:table-cell table:formula="of:=CONCATENATE(&quot;[&quot;;[.G3];&quot;,&quot;;[.H3];&quot;,'blue',&quot;;1;&quot;,_&quot;;[.C3];&quot; - &quot;;[.F3];&quot;_],&quot;)" office:value-type="string" office:string-value="[50.331488,3.251723,'blue',1,_Aniche - Bibliothèque municipale Norbert Ségard_],">
            <text:p>[50.331488,3.251723,'blue',1,_Aniche - Bibliothèque municipale Norbert Ségard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nnoeull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</text:p>
          </table:table-cell>
          <table:table-cell office:value-type="string">
            <text:p>50.529722</text:p>
          </table:table-cell>
          <table:table-cell office:value-type="string">
            <text:p>2.9315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nnœullin, France</text:p>
          </table:table-cell>
          <table:table-cell office:value-type="float" office:value="200">
            <text:p>200</text:p>
          </table:table-cell>
          <table:table-cell table:formula="of:=CONCATENATE(&quot;[&quot;;[.G4];&quot;,&quot;;[.H4];&quot;,'blue',&quot;;1;&quot;,_&quot;;[.C4];&quot; - &quot;;[.F4];&quot;_],&quot;)" office:value-type="string" office:string-value="[50.529722,2.931557,'blue',1,_Annoeullin - Médiathèque_],">
            <text:p>[50.529722,2.931557,'blue',1,_Annoeullin - Médiathèqu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nz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75949</text:p>
          </table:table-cell>
          <table:table-cell office:value-type="string">
            <text:p>3.5111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nzin, France</text:p>
          </table:table-cell>
          <table:table-cell office:value-type="float" office:value="200">
            <text:p>200</text:p>
          </table:table-cell>
          <table:table-cell table:formula="of:=CONCATENATE(&quot;[&quot;;[.G5];&quot;,&quot;;[.H5];&quot;,'blue',&quot;;1;&quot;,_&quot;;[.C5];&quot; - &quot;;[.F5];&quot;_],&quot;)" office:value-type="string" office:string-value="[50.375949,3.511127,'blue',1,_Anzin - Bibliothèque municipale_],">
            <text:p>[50.375949,3.511127,'blue',1,_Anz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rmentièr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91652</text:p>
          </table:table-cell>
          <table:table-cell office:value-type="string">
            <text:p>2.8842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rmentières, France</text:p>
          </table:table-cell>
          <table:table-cell office:value-type="float" office:value="200">
            <text:p>200</text:p>
          </table:table-cell>
          <table:table-cell table:formula="of:=CONCATENATE(&quot;[&quot;;[.G6];&quot;,&quot;;[.H6];&quot;,'blue',&quot;;1;&quot;,_&quot;;[.C6];&quot; - &quot;;[.F6];&quot;_],&quot;)" office:value-type="string" office:string-value="[50.691652,2.884218,'blue',1,_Armentières - Bibliothèque municipale_],">
            <text:p>[50.691652,2.884218,'blue',1,_Armentièr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sseven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Marcel Pagnol</text:p>
          </table:table-cell>
          <table:table-cell office:value-type="string">
            <text:p>50.287503</text:p>
          </table:table-cell>
          <table:table-cell office:value-type="string">
            <text:p>4.0199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ssevent, France</text:p>
          </table:table-cell>
          <table:table-cell office:value-type="float" office:value="200">
            <text:p>200</text:p>
          </table:table-cell>
          <table:table-cell table:formula="of:=CONCATENATE(&quot;[&quot;;[.G7];&quot;,&quot;;[.H7];&quot;,'blue',&quot;;1;&quot;,_&quot;;[.C7];&quot; - &quot;;[.F7];&quot;_],&quot;)" office:value-type="string" office:string-value="[50.287503,4.019965,'blue',1,_Assevent - Bibliothèque municipale Marcel Pagnol_],">
            <text:p>[50.287503,4.019965,'blue',1,_Assevent - Bibliothèque municipale Marcel Pagno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ttich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52073</text:p>
          </table:table-cell>
          <table:table-cell office:value-type="string">
            <text:p>3.0613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ttiches, France</text:p>
          </table:table-cell>
          <table:table-cell office:value-type="float" office:value="200">
            <text:p>200</text:p>
          </table:table-cell>
          <table:table-cell table:formula="of:=CONCATENATE(&quot;[&quot;;[.G8];&quot;,&quot;;[.H8];&quot;,'blue',&quot;;1;&quot;,_&quot;;[.C8];&quot; - &quot;;[.F8];&quot;_],&quot;)" office:value-type="string" office:string-value="[50.52073,3.061368,'blue',1,_Attiches - Bibliothèque municipale_],">
            <text:p>[50.52073,3.061368,'blue',1,_Attich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ub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Louis Aragon</text:p>
          </table:table-cell>
          <table:table-cell office:value-type="string">
            <text:p>50.414319</text:p>
          </table:table-cell>
          <table:table-cell office:value-type="string">
            <text:p>3.0612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by, France</text:p>
          </table:table-cell>
          <table:table-cell office:value-type="float" office:value="200">
            <text:p>200</text:p>
          </table:table-cell>
          <table:table-cell table:formula="of:=CONCATENATE(&quot;[&quot;;[.G9];&quot;,&quot;;[.H9];&quot;,'blue',&quot;;1;&quot;,_&quot;;[.C9];&quot; - &quot;;[.F9];&quot;_],&quot;)" office:value-type="string" office:string-value="[50.414319,3.061237,'blue',1,_Auby - Médiathèque municipale Louis Aragon_],">
            <text:p>[50.414319,3.061237,'blue',1,_Auby - Médiathèque municipale Louis Aragon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ulnoy-Lez-Valencien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François Rabelais</text:p>
          </table:table-cell>
          <table:table-cell office:value-type="string">
            <text:p>50.330922</text:p>
          </table:table-cell>
          <table:table-cell office:value-type="string">
            <text:p>3.5308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lnoy-Lez-Valenciennes, France</text:p>
          </table:table-cell>
          <table:table-cell office:value-type="float" office:value="200">
            <text:p>200</text:p>
          </table:table-cell>
          <table:table-cell table:formula="of:=CONCATENATE(&quot;[&quot;;[.G10];&quot;,&quot;;[.H10];&quot;,'blue',&quot;;1;&quot;,_&quot;;[.C10];&quot; - &quot;;[.F10];&quot;_],&quot;)" office:value-type="string" office:string-value="[50.330922,3.530884,'blue',1,_Aulnoy-Lez-Valenciennes - Médiathèque municipale François Rabelais_],">
            <text:p>[50.330922,3.530884,'blue',1,_Aulnoy-Lez-Valenciennes - Médiathèque municipale François Rabelais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ulnoye-Aymeri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201182</text:p>
          </table:table-cell>
          <table:table-cell office:value-type="string">
            <text:p>3.8311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lnoye-Aymeries, France</text:p>
          </table:table-cell>
          <table:table-cell office:value-type="float" office:value="200">
            <text:p>200</text:p>
          </table:table-cell>
          <table:table-cell table:formula="of:=CONCATENATE(&quot;[&quot;;[.G11];&quot;,&quot;;[.H11];&quot;,'blue',&quot;;1;&quot;,_&quot;;[.C11];&quot; - &quot;;[.F11];&quot;_],&quot;)" office:value-type="string" office:string-value="[50.201182,3.831173,'blue',1,_Aulnoye-Aymeries - Médiathèque municipale_],">
            <text:p>[50.201182,3.831173,'blue',1,_Aulnoye-Aymeries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vel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539688</text:p>
          </table:table-cell>
          <table:table-cell office:value-type="string">
            <text:p>3.0850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velin, France</text:p>
          </table:table-cell>
          <table:table-cell office:value-type="float" office:value="200">
            <text:p>200</text:p>
          </table:table-cell>
          <table:table-cell table:formula="of:=CONCATENATE(&quot;[&quot;;[.G12];&quot;,&quot;;[.H12];&quot;,'blue',&quot;;1;&quot;,_&quot;;[.C12];&quot; - &quot;;[.F12];&quot;_],&quot;)" office:value-type="string" office:string-value="[50.539688,3.085039,'blue',1,_Avelin - Médiathèque municipale_],">
            <text:p>[50.539688,3.085039,'blue',1,_Avelin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vesnes-les-Auber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197766</text:p>
          </table:table-cell>
          <table:table-cell office:value-type="string">
            <text:p>3.3782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vesnes-les-Aubert, France</text:p>
          </table:table-cell>
          <table:table-cell office:value-type="float" office:value="200">
            <text:p>200</text:p>
          </table:table-cell>
          <table:table-cell table:formula="of:=CONCATENATE(&quot;[&quot;;[.G13];&quot;,&quot;;[.H13];&quot;,'blue',&quot;;1;&quot;,_&quot;;[.C13];&quot; - &quot;;[.F13];&quot;_],&quot;)" office:value-type="string" office:string-value="[50.197766,3.378209,'blue',1,_Avesnes-les-Aubert - Bibliothèque municipale_],">
            <text:p>[50.197766,3.378209,'blue',1,_Avesnes-les-Aubert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Avesnes-sur-Help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123589</text:p>
          </table:table-cell>
          <table:table-cell office:value-type="string">
            <text:p>3.9268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59440 Avesnes-sur-Helpe, France</text:p>
          </table:table-cell>
          <table:table-cell office:value-type="float" office:value="200">
            <text:p>200</text:p>
          </table:table-cell>
          <table:table-cell table:formula="of:=CONCATENATE(&quot;[&quot;;[.G14];&quot;,&quot;;[.H14];&quot;,'blue',&quot;;1;&quot;,_&quot;;[.C14];&quot; - &quot;;[.F14];&quot;_],&quot;)" office:value-type="string" office:string-value="[50.123589,3.926864,'blue',1,_Avesnes-sur-Helpe - Bibliothèque municipale_],">
            <text:p>[50.123589,3.926864,'blue',1,_Avesnes-sur-Help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ailleul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Danielle et François Mitterrand</text:p>
          </table:table-cell>
          <table:table-cell office:value-type="string">
            <text:p>50.736482</text:p>
          </table:table-cell>
          <table:table-cell office:value-type="string">
            <text:p>2.735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ailleul, France</text:p>
          </table:table-cell>
          <table:table-cell office:value-type="float" office:value="200">
            <text:p>200</text:p>
          </table:table-cell>
          <table:table-cell table:formula="of:=CONCATENATE(&quot;[&quot;;[.G15];&quot;,&quot;;[.H15];&quot;,'blue',&quot;;1;&quot;,_&quot;;[.C15];&quot; - &quot;;[.F15];&quot;_],&quot;)" office:value-type="string" office:string-value="[50.736482,2.73559,'blue',1,_Bailleul - Bibliothèque municipale Danielle et François Mitterrand_],">
            <text:p>[50.736482,2.73559,'blue',1,_Bailleul - Bibliothèque municipale Danielle et François Mitterrand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aisieux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09889</text:p>
          </table:table-cell>
          <table:table-cell office:value-type="string">
            <text:p>3.2381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isieux, France</text:p>
          </table:table-cell>
          <table:table-cell office:value-type="float" office:value="200">
            <text:p>200</text:p>
          </table:table-cell>
          <table:table-cell table:formula="of:=CONCATENATE(&quot;[&quot;;[.G16];&quot;,&quot;;[.H16];&quot;,'blue',&quot;;1;&quot;,_&quot;;[.C16];&quot; - &quot;;[.F16];&quot;_],&quot;)" office:value-type="string" office:string-value="[50.609889,3.238176,'blue',1,_Baisieux - Bibliothèque municipale_],">
            <text:p>[50.609889,3.238176,'blue',1,_Baisieux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ellaing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36639</text:p>
          </table:table-cell>
          <table:table-cell office:value-type="string">
            <text:p>3.42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llaing, France</text:p>
          </table:table-cell>
          <table:table-cell office:value-type="float" office:value="200">
            <text:p>200</text:p>
          </table:table-cell>
          <table:table-cell table:formula="of:=CONCATENATE(&quot;[&quot;;[.G17];&quot;,&quot;;[.H17];&quot;,'blue',&quot;;1;&quot;,_&quot;;[.C17];&quot; - &quot;;[.F17];&quot;_],&quot;)" office:value-type="string" office:string-value="[50.36639,3.4264,'blue',1,_Bellaing - Médiathèque municipale_],">
            <text:p>[50.36639,3.4264,'blue',1,_Bellaing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ergu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Marguerite Brébant</text:p>
          </table:table-cell>
          <table:table-cell office:value-type="string">
            <text:p>50.968519</text:p>
          </table:table-cell>
          <table:table-cell office:value-type="string">
            <text:p>2.4333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rgues, France</text:p>
          </table:table-cell>
          <table:table-cell office:value-type="float" office:value="200">
            <text:p>200</text:p>
          </table:table-cell>
          <table:table-cell table:formula="of:=CONCATENATE(&quot;[&quot;;[.G18];&quot;,&quot;;[.H18];&quot;,'blue',&quot;;1;&quot;,_&quot;;[.C18];&quot; - &quot;;[.F18];&quot;_],&quot;)" office:value-type="string" office:string-value="[50.968519,2.433324,'blue',1,_Bergues - Bibliothèque municipale Marguerite Brébant_],">
            <text:p>[50.968519,2.433324,'blue',1,_Bergues - Bibliothèque municipale Marguerite Brébant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ersé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481274</text:p>
          </table:table-cell>
          <table:table-cell office:value-type="string">
            <text:p>3.1500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rsée, France</text:p>
          </table:table-cell>
          <table:table-cell office:value-type="float" office:value="200">
            <text:p>200</text:p>
          </table:table-cell>
          <table:table-cell table:formula="of:=CONCATENATE(&quot;[&quot;;[.G19];&quot;,&quot;;[.H19];&quot;,'blue',&quot;;1;&quot;,_&quot;;[.C19];&quot; - &quot;;[.F19];&quot;_],&quot;)" office:value-type="string" office:string-value="[50.481274,3.150046,'blue',1,_Bersée - Bibliothèque municipale_],">
            <text:p>[50.481274,3.150046,'blue',1,_Bersé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oucha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281524</text:p>
          </table:table-cell>
          <table:table-cell office:value-type="string">
            <text:p>3.3199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uchain, France</text:p>
          </table:table-cell>
          <table:table-cell office:value-type="float" office:value="200">
            <text:p>200</text:p>
          </table:table-cell>
          <table:table-cell table:formula="of:=CONCATENATE(&quot;[&quot;;[.G20];&quot;,&quot;;[.H20];&quot;,'blue',&quot;;1;&quot;,_&quot;;[.C20];&quot; - &quot;;[.F20];&quot;_],&quot;)" office:value-type="string" office:string-value="[50.281524,3.319975,'blue',1,_Bouchain - Bibliothèque municipale_],">
            <text:p>[50.281524,3.319975,'blue',1,_Boucha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ourbourg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946447</text:p>
          </table:table-cell>
          <table:table-cell office:value-type="string">
            <text:p>2.196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urbourg, France</text:p>
          </table:table-cell>
          <table:table-cell office:value-type="float" office:value="200">
            <text:p>200</text:p>
          </table:table-cell>
          <table:table-cell table:formula="of:=CONCATENATE(&quot;[&quot;;[.G21];&quot;,&quot;;[.H21];&quot;,'blue',&quot;;1;&quot;,_&quot;;[.C21];&quot; - &quot;;[.F21];&quot;_],&quot;)" office:value-type="string" office:string-value="[50.946447,2.196505,'blue',1,_Bourbourg - Médiathèque municipale_],">
            <text:p>[50.946447,2.196505,'blue',1,_Bourbourg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ray-Du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1.070883</text:p>
          </table:table-cell>
          <table:table-cell office:value-type="string">
            <text:p>2.5248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ray-Dunes, France</text:p>
          </table:table-cell>
          <table:table-cell office:value-type="float" office:value="200">
            <text:p>200</text:p>
          </table:table-cell>
          <table:table-cell table:formula="of:=CONCATENATE(&quot;[&quot;;[.G22];&quot;,&quot;;[.H22];&quot;,'blue',&quot;;1;&quot;,_&quot;;[.C22];&quot; - &quot;;[.F22];&quot;_],&quot;)" office:value-type="string" office:string-value="[51.070883,2.524825,'blue',1,_Bray-Dunes - Médiathèque municipale_],">
            <text:p>[51.070883,2.524825,'blue',1,_Bray-Dunes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Bruay-sur-l'Escau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397664</text:p>
          </table:table-cell>
          <table:table-cell office:value-type="string">
            <text:p>3.5371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ruay-sur-l'Escaut, France</text:p>
          </table:table-cell>
          <table:table-cell office:value-type="float" office:value="200">
            <text:p>200</text:p>
          </table:table-cell>
          <table:table-cell table:formula="of:=CONCATENATE(&quot;[&quot;;[.G23];&quot;,&quot;;[.H23];&quot;,'blue',&quot;;1;&quot;,_&quot;;[.C23];&quot; - &quot;;[.F23];&quot;_],&quot;)" office:value-type="string" office:string-value="[50.397664,3.537198,'blue',1,_Bruay-sur-l'Escaut - Médiathèque municipale_],">
            <text:p>[50.397664,3.537198,'blue',1,_Bruay-sur-l'Escaut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mbrai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173538</text:p>
          </table:table-cell>
          <table:table-cell office:value-type="string">
            <text:p>3.2366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mbrai, France</text:p>
          </table:table-cell>
          <table:table-cell office:value-type="float" office:value="200">
            <text:p>200</text:p>
          </table:table-cell>
          <table:table-cell table:formula="of:=CONCATENATE(&quot;[&quot;;[.G24];&quot;,&quot;;[.H24];&quot;,'blue',&quot;;1;&quot;,_&quot;;[.C24];&quot; - &quot;;[.F24];&quot;_],&quot;)" office:value-type="string" office:string-value="[50.173538,3.236633,'blue',1,_Cambrai - Médiathèque municipale_],">
            <text:p>[50.173538,3.236633,'blue',1,_Cambrai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ppelle-Brouck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894113</text:p>
          </table:table-cell>
          <table:table-cell office:value-type="string">
            <text:p>2.2264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ppelle-Brouck, France</text:p>
          </table:table-cell>
          <table:table-cell office:value-type="float" office:value="200">
            <text:p>200</text:p>
          </table:table-cell>
          <table:table-cell table:formula="of:=CONCATENATE(&quot;[&quot;;[.G25];&quot;,&quot;;[.H25];&quot;,'blue',&quot;;1;&quot;,_&quot;;[.C25];&quot; - &quot;;[.F25];&quot;_],&quot;)" office:value-type="string" office:string-value="[50.894113,2.226442,'blue',1,_Cappelle-Brouck - Médiathèque municipale_],">
            <text:p>[50.894113,2.226442,'blue',1,_Cappelle-Brouck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ppelle-la-Grand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9987629</text:p>
          </table:table-cell>
          <table:table-cell office:value-type="string">
            <text:p>2.374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ppelle-la-Grande, France</text:p>
          </table:table-cell>
          <table:table-cell office:value-type="float" office:value="200">
            <text:p>200</text:p>
          </table:table-cell>
          <table:table-cell table:formula="of:=CONCATENATE(&quot;[&quot;;[.G26];&quot;,&quot;;[.H26];&quot;,'blue',&quot;;1;&quot;,_&quot;;[.C26];&quot; - &quot;;[.F26];&quot;_],&quot;)" office:value-type="string" office:string-value="[50.9987629,2.374221,'blue',1,_Cappelle-la-Grande - Bibliothèque municipale_],">
            <text:p>[50.9987629,2.374221,'blue',1,_Cappelle-la-Grand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rn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</text:p>
          </table:table-cell>
          <table:table-cell office:value-type="string">
            <text:p>50.519334</text:p>
          </table:table-cell>
          <table:table-cell office:value-type="string">
            <text:p>2.9604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rnin, France</text:p>
          </table:table-cell>
          <table:table-cell office:value-type="float" office:value="200">
            <text:p>200</text:p>
          </table:table-cell>
          <table:table-cell table:formula="of:=CONCATENATE(&quot;[&quot;;[.G27];&quot;,&quot;;[.H27];&quot;,'blue',&quot;;1;&quot;,_&quot;;[.C27];&quot; - &quot;;[.F27];&quot;_],&quot;)" office:value-type="string" office:string-value="[50.519334,2.960407,'blue',1,_Carnin - Bibliothèque_],">
            <text:p>[50.519334,2.960407,'blue',1,_Carnin - Bibliothèqu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teau-Cambresis (Le)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103942</text:p>
          </table:table-cell>
          <table:table-cell office:value-type="string">
            <text:p>3.5442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ateau-Cambrésis, France</text:p>
          </table:table-cell>
          <table:table-cell office:value-type="float" office:value="200">
            <text:p>200</text:p>
          </table:table-cell>
          <table:table-cell table:formula="of:=CONCATENATE(&quot;[&quot;;[.G28];&quot;,&quot;;[.H28];&quot;,'blue',&quot;;1;&quot;,_&quot;;[.C28];&quot; - &quot;;[.F28];&quot;_],&quot;)" office:value-type="string" office:string-value="[50.103942,3.544235,'blue',1,_Cateau-Cambresis (Le) - Bibliothèque municipale_],">
            <text:p>[50.103942,3.544235,'blue',1,_Cateau-Cambresis (Le)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udr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124269</text:p>
          </table:table-cell>
          <table:table-cell office:value-type="string">
            <text:p>3.4101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udry, France</text:p>
          </table:table-cell>
          <table:table-cell office:value-type="float" office:value="200">
            <text:p>200</text:p>
          </table:table-cell>
          <table:table-cell table:formula="of:=CONCATENATE(&quot;[&quot;;[.G29];&quot;,&quot;;[.H29];&quot;,'blue',&quot;;1;&quot;,_&quot;;[.C29];&quot; - &quot;;[.F29];&quot;_],&quot;)" office:value-type="string" office:string-value="[50.124269,3.410122,'blue',1,_Caudry - Bibliothèque municipale_],">
            <text:p>[50.124269,3.410122,'blue',1,_Caudry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audr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(Annexe de la BDP)</text:p>
          </table:table-cell>
          <table:table-cell office:value-type="string">
            <text:p>50.124269</text:p>
          </table:table-cell>
          <table:table-cell office:value-type="string">
            <text:p>3.4101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udry, France</text:p>
          </table:table-cell>
          <table:table-cell office:value-type="float" office:value="200">
            <text:p>200</text:p>
          </table:table-cell>
          <table:table-cell table:formula="of:=CONCATENATE(&quot;[&quot;;[.G30];&quot;,&quot;;[.H30];&quot;,'blue',&quot;;1;&quot;,_&quot;;[.C30];&quot; - &quot;;[.F30];&quot;_],&quot;)" office:value-type="string" office:string-value="[50.124269,3.410122,'blue',1,_Caudry - Médiathèque (Annexe de la BDP)_],">
            <text:p>[50.124269,3.410122,'blue',1,_Caudry - Médiathèque (Annexe de la BDP)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hem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</text:p>
          </table:table-cell>
          <table:table-cell office:value-type="string">
            <text:p>50.531622</text:p>
          </table:table-cell>
          <table:table-cell office:value-type="string">
            <text:p>2.9955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emy, France</text:p>
          </table:table-cell>
          <table:table-cell office:value-type="float" office:value="200">
            <text:p>200</text:p>
          </table:table-cell>
          <table:table-cell table:formula="of:=CONCATENATE(&quot;[&quot;;[.G31];&quot;,&quot;;[.H31];&quot;,'blue',&quot;;1;&quot;,_&quot;;[.C31];&quot; - &quot;;[.F31];&quot;_],&quot;)" office:value-type="string" office:string-value="[50.531622,2.995581,'blue',1,_Chemy - Bibliothèque_],">
            <text:p>[50.531622,2.995581,'blue',1,_Chemy - Bibliothèqu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omi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Georges Dehallewyn</text:p>
          </table:table-cell>
          <table:table-cell office:value-type="string">
            <text:p>50.7650099</text:p>
          </table:table-cell>
          <table:table-cell office:value-type="string">
            <text:p>3.0062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mines, France</text:p>
          </table:table-cell>
          <table:table-cell office:value-type="float" office:value="200">
            <text:p>200</text:p>
          </table:table-cell>
          <table:table-cell table:formula="of:=CONCATENATE(&quot;[&quot;;[.G32];&quot;,&quot;;[.H32];&quot;,'blue',&quot;;1;&quot;,_&quot;;[.C32];&quot; - &quot;;[.F32];&quot;_],&quot;)" office:value-type="string" office:string-value="[50.7650099,3.006234,'blue',1,_Comines - Bibliothèque municipale Georges Dehallewyn_],">
            <text:p>[50.7650099,3.006234,'blue',1,_Comines - Bibliothèque municipale Georges Dehallewyn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ondé-sur-l'Escau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448651</text:p>
          </table:table-cell>
          <table:table-cell office:value-type="string">
            <text:p>3.5934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dé-sur-l'Escaut, France</text:p>
          </table:table-cell>
          <table:table-cell office:value-type="float" office:value="200">
            <text:p>200</text:p>
          </table:table-cell>
          <table:table-cell table:formula="of:=CONCATENATE(&quot;[&quot;;[.G33];&quot;,&quot;;[.H33];&quot;,'blue',&quot;;1;&quot;,_&quot;;[.C33];&quot; - &quot;;[.F33];&quot;_],&quot;)" office:value-type="string" office:string-value="[50.448651,3.593407,'blue',1,_Condé-sur-l'Escaut - Bibliothèque municipale_],">
            <text:p>[50.448651,3.593407,'blue',1,_Condé-sur-l'Escaut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oudekerque-Branch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1.015681</text:p>
          </table:table-cell>
          <table:table-cell office:value-type="string">
            <text:p>2.3970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udekerque-Branche, France</text:p>
          </table:table-cell>
          <table:table-cell office:value-type="float" office:value="200">
            <text:p>200</text:p>
          </table:table-cell>
          <table:table-cell table:formula="of:=CONCATENATE(&quot;[&quot;;[.G34];&quot;,&quot;;[.H34];&quot;,'blue',&quot;;1;&quot;,_&quot;;[.C34];&quot; - &quot;;[.F34];&quot;_],&quot;)" office:value-type="string" office:string-value="[51.015681,2.397046,'blue',1,_Coudekerque-Branche - Bibliothèque municipale_],">
            <text:p>[51.015681,2.397046,'blue',1,_Coudekerque-Branch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resp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421057</text:p>
          </table:table-cell>
          <table:table-cell office:value-type="string">
            <text:p>3.6507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respin, France</text:p>
          </table:table-cell>
          <table:table-cell office:value-type="float" office:value="200">
            <text:p>200</text:p>
          </table:table-cell>
          <table:table-cell table:formula="of:=CONCATENATE(&quot;[&quot;;[.G35];&quot;,&quot;;[.H35];&quot;,'blue',&quot;;1;&quot;,_&quot;;[.C35];&quot; - &quot;;[.F35];&quot;_],&quot;)" office:value-type="string" office:string-value="[50.421057,3.650729,'blue',1,_Crespin - Bibliothèque municipale_],">
            <text:p>[50.421057,3.650729,'blue',1,_Cresp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rocht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</text:p>
          </table:table-cell>
          <table:table-cell office:value-type="string">
            <text:p>50.93469</text:p>
          </table:table-cell>
          <table:table-cell office:value-type="string">
            <text:p>2.3874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rochte, France</text:p>
          </table:table-cell>
          <table:table-cell office:value-type="float" office:value="200">
            <text:p>200</text:p>
          </table:table-cell>
          <table:table-cell table:formula="of:=CONCATENATE(&quot;[&quot;;[.G36];&quot;,&quot;;[.H36];&quot;,'blue',&quot;;1;&quot;,_&quot;;[.C36];&quot; - &quot;;[.F36];&quot;_],&quot;)" office:value-type="string" office:string-value="[50.93469,2.387485,'blue',1,_Crochte - Bibliothèque_],">
            <text:p>[50.93469,2.387485,'blue',1,_Crochte - Bibliothèqu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Cuinc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Albert Camus</text:p>
          </table:table-cell>
          <table:table-cell office:value-type="string">
            <text:p>50.382014</text:p>
          </table:table-cell>
          <table:table-cell office:value-type="string">
            <text:p>3.0443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uincy, France</text:p>
          </table:table-cell>
          <table:table-cell office:value-type="float" office:value="200">
            <text:p>200</text:p>
          </table:table-cell>
          <table:table-cell table:formula="of:=CONCATENATE(&quot;[&quot;;[.G37];&quot;,&quot;;[.H37];&quot;,'blue',&quot;;1;&quot;,_&quot;;[.C37];&quot; - &quot;;[.F37];&quot;_],&quot;)" office:value-type="string" office:string-value="[50.382014,3.044337,'blue',1,_Cuincy - Bibliothèque municipale Albert Camus_],">
            <text:p>[50.382014,3.044337,'blue',1,_Cuincy - Bibliothèque municipale Albert Camus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Dena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Jacques Prévert</text:p>
          </table:table-cell>
          <table:table-cell office:value-type="string">
            <text:p>50.328225</text:p>
          </table:table-cell>
          <table:table-cell office:value-type="string">
            <text:p>3.3973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nain, France</text:p>
          </table:table-cell>
          <table:table-cell office:value-type="float" office:value="200">
            <text:p>200</text:p>
          </table:table-cell>
          <table:table-cell table:formula="of:=CONCATENATE(&quot;[&quot;;[.G38];&quot;,&quot;;[.H38];&quot;,'blue',&quot;;1;&quot;,_&quot;;[.C38];&quot; - &quot;;[.F38];&quot;_],&quot;)" office:value-type="string" office:string-value="[50.328225,3.397325,'blue',1,_Denain - Médiathèque municipale Jacques Prévert_],">
            <text:p>[50.328225,3.397325,'blue',1,_Denain - Médiathèque municipale Jacques Prévert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Douai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67874</text:p>
          </table:table-cell>
          <table:table-cell office:value-type="string">
            <text:p>3.0806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ai, France</text:p>
          </table:table-cell>
          <table:table-cell office:value-type="float" office:value="200">
            <text:p>200</text:p>
          </table:table-cell>
          <table:table-cell table:formula="of:=CONCATENATE(&quot;[&quot;;[.G39];&quot;,&quot;;[.H39];&quot;,'blue',&quot;;1;&quot;,_&quot;;[.C39];&quot; - &quot;;[.F39];&quot;_],&quot;)" office:value-type="string" office:string-value="[50.367874,3.080602,'blue',1,_Douai - Bibliothèque municipale_],">
            <text:p>[50.367874,3.080602,'blue',1,_Douai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Douchy-les-Mi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Max-Pol Fouchet</text:p>
          </table:table-cell>
          <table:table-cell office:value-type="string">
            <text:p>50.300531</text:p>
          </table:table-cell>
          <table:table-cell office:value-type="string">
            <text:p>3.3889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chy-les-Mines, France</text:p>
          </table:table-cell>
          <table:table-cell office:value-type="float" office:value="200">
            <text:p>200</text:p>
          </table:table-cell>
          <table:table-cell table:formula="of:=CONCATENATE(&quot;[&quot;;[.G40];&quot;,&quot;;[.H40];&quot;,'blue',&quot;;1;&quot;,_&quot;;[.C40];&quot; - &quot;;[.F40];&quot;_],&quot;)" office:value-type="string" office:string-value="[50.300531,3.388923,'blue',1,_Douchy-les-Mines - Médiathèque municipale Max-Pol Fouchet_],">
            <text:p>[50.300531,3.388923,'blue',1,_Douchy-les-Mines - Médiathèque municipale Max-Pol Fouchet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Dunkerqu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1.03456</text:p>
          </table:table-cell>
          <table:table-cell office:value-type="string">
            <text:p>2.37520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unkerque, France</text:p>
          </table:table-cell>
          <table:table-cell office:value-type="float" office:value="200">
            <text:p>200</text:p>
          </table:table-cell>
          <table:table-cell table:formula="of:=CONCATENATE(&quot;[&quot;;[.G41];&quot;,&quot;;[.H41];&quot;,'blue',&quot;;1;&quot;,_&quot;;[.C41];&quot; - &quot;;[.F41];&quot;_],&quot;)" office:value-type="string" office:string-value="[51.03456,2.3752019,'blue',1,_Dunkerque - Bibliothèque municipale_],">
            <text:p>[51.03456,2.3752019,'blue',1,_Dunkerqu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Emerchicour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</text:p>
          </table:table-cell>
          <table:table-cell office:value-type="string">
            <text:p>50.307683</text:p>
          </table:table-cell>
          <table:table-cell office:value-type="string">
            <text:p>3.24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Émerchicourt, France</text:p>
          </table:table-cell>
          <table:table-cell office:value-type="float" office:value="200">
            <text:p>200</text:p>
          </table:table-cell>
          <table:table-cell table:formula="of:=CONCATENATE(&quot;[&quot;;[.G42];&quot;,&quot;;[.H42];&quot;,'blue',&quot;;1;&quot;,_&quot;;[.C42];&quot; - &quot;;[.F42];&quot;_],&quot;)" office:value-type="string" office:string-value="[50.307683,3.24385,'blue',1,_Emerchicourt - Médiathèque_],">
            <text:p>[50.307683,3.24385,'blue',1,_Emerchicourt - Médiathèqu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Escaudoeuvr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Liberté</text:p>
          </table:table-cell>
          <table:table-cell office:value-type="string">
            <text:p>50.194347</text:p>
          </table:table-cell>
          <table:table-cell office:value-type="string">
            <text:p>3.2663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scaudœuvres, France</text:p>
          </table:table-cell>
          <table:table-cell office:value-type="float" office:value="200">
            <text:p>200</text:p>
          </table:table-cell>
          <table:table-cell table:formula="of:=CONCATENATE(&quot;[&quot;;[.G43];&quot;,&quot;;[.H43];&quot;,'blue',&quot;;1;&quot;,_&quot;;[.C43];&quot; - &quot;;[.F43];&quot;_],&quot;)" office:value-type="string" office:string-value="[50.194347,3.266366,'blue',1,_Escaudoeuvres - Médiathèque municipale Liberté_],">
            <text:p>[50.194347,3.266366,'blue',1,_Escaudoeuvres - Médiathèque municipale Liberté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Esquelbecq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891315</text:p>
          </table:table-cell>
          <table:table-cell office:value-type="string">
            <text:p>2.4271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squelbecq, France</text:p>
          </table:table-cell>
          <table:table-cell office:value-type="float" office:value="200">
            <text:p>200</text:p>
          </table:table-cell>
          <table:table-cell table:formula="of:=CONCATENATE(&quot;[&quot;;[.G44];&quot;,&quot;;[.H44];&quot;,'blue',&quot;;1;&quot;,_&quot;;[.C44];&quot; - &quot;;[.F44];&quot;_],&quot;)" office:value-type="string" office:string-value="[50.891315,2.427136,'blue',1,_Esquelbecq - Médiathèque municipale_],">
            <text:p>[50.891315,2.427136,'blue',1,_Esquelbecq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Estair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44248</text:p>
          </table:table-cell>
          <table:table-cell office:value-type="string">
            <text:p>2.7218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staires, France</text:p>
          </table:table-cell>
          <table:table-cell office:value-type="float" office:value="200">
            <text:p>200</text:p>
          </table:table-cell>
          <table:table-cell table:formula="of:=CONCATENATE(&quot;[&quot;;[.G45];&quot;,&quot;;[.H45];&quot;,'blue',&quot;;1;&quot;,_&quot;;[.C45];&quot; - &quot;;[.F45];&quot;_],&quot;)" office:value-type="string" office:string-value="[50.644248,2.721848,'blue',1,_Estaires - Bibliothèque municipale_],">
            <text:p>[50.644248,2.721848,'blue',1,_Estair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aches-Thumesnil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Marguerite Yourcenar</text:p>
          </table:table-cell>
          <table:table-cell office:value-type="string">
            <text:p>50.602642</text:p>
          </table:table-cell>
          <table:table-cell office:value-type="string">
            <text:p>3.069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aches-Thumesnil, France</text:p>
          </table:table-cell>
          <table:table-cell office:value-type="float" office:value="200">
            <text:p>200</text:p>
          </table:table-cell>
          <table:table-cell table:formula="of:=CONCATENATE(&quot;[&quot;;[.G46];&quot;,&quot;;[.H46];&quot;,'blue',&quot;;1;&quot;,_&quot;;[.C46];&quot; - &quot;;[.F46];&quot;_],&quot;)" office:value-type="string" office:string-value="[50.602642,3.06953,'blue',1,_Faches-Thumesnil - Bibliothèque municipale Marguerite Yourcenar_],">
            <text:p>[50.602642,3.06953,'blue',1,_Faches-Thumesnil - Bibliothèque municipale Marguerite Yourcenar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amar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0882</text:p>
          </table:table-cell>
          <table:table-cell office:value-type="string">
            <text:p>3.5259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amars, France</text:p>
          </table:table-cell>
          <table:table-cell office:value-type="float" office:value="200">
            <text:p>200</text:p>
          </table:table-cell>
          <table:table-cell table:formula="of:=CONCATENATE(&quot;[&quot;;[.G47];&quot;,&quot;;[.H47];&quot;,'blue',&quot;;1;&quot;,_&quot;;[.C47];&quot; - &quot;;[.F47];&quot;_],&quot;)" office:value-type="string" office:string-value="[50.30882,3.525987,'blue',1,_Famars - Bibliothèque municipale_],">
            <text:p>[50.30882,3.525987,'blue',1,_Famar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eigni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299953</text:p>
          </table:table-cell>
          <table:table-cell office:value-type="string">
            <text:p>3.9158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eignies, France</text:p>
          </table:table-cell>
          <table:table-cell office:value-type="float" office:value="200">
            <text:p>200</text:p>
          </table:table-cell>
          <table:table-cell table:formula="of:=CONCATENATE(&quot;[&quot;;[.G48];&quot;,&quot;;[.H48];&quot;,'blue',&quot;;1;&quot;,_&quot;;[.C48];&quot; - &quot;;[.F48];&quot;_],&quot;)" office:value-type="string" office:string-value="[50.299953,3.915898,'blue',1,_Feignies - Médiathèque municipale_],">
            <text:p>[50.299953,3.915898,'blue',1,_Feignies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errière-la-Grand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253626</text:p>
          </table:table-cell>
          <table:table-cell office:value-type="string">
            <text:p>3.993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errière-la-Grande, France</text:p>
          </table:table-cell>
          <table:table-cell office:value-type="float" office:value="200">
            <text:p>200</text:p>
          </table:table-cell>
          <table:table-cell table:formula="of:=CONCATENATE(&quot;[&quot;;[.G49];&quot;,&quot;;[.H49];&quot;,'blue',&quot;;1;&quot;,_&quot;;[.C49];&quot; - &quot;;[.F49];&quot;_],&quot;)" office:value-type="string" office:string-value="[50.253626,3.993618,'blue',1,_Ferrière-la-Grande - Bibliothèque municipale_],">
            <text:p>[50.253626,3.993618,'blue',1,_Ferrière-la-Grand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orest-sur-Marqu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342039</text:p>
          </table:table-cell>
          <table:table-cell office:value-type="string">
            <text:p>3.1894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rest-sur-Marque, France</text:p>
          </table:table-cell>
          <table:table-cell office:value-type="float" office:value="200">
            <text:p>200</text:p>
          </table:table-cell>
          <table:table-cell table:formula="of:=CONCATENATE(&quot;[&quot;;[.G50];&quot;,&quot;;[.H50];&quot;,'blue',&quot;;1;&quot;,_&quot;;[.C50];&quot; - &quot;;[.F50];&quot;_],&quot;)" office:value-type="string" office:string-value="[50.6342039,3.189417,'blue',1,_Forest-sur-Marque - Bibliothèque municipale_],">
            <text:p>[50.6342039,3.189417,'blue',1,_Forest-sur-Marqu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ort-Mardyck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1.030968</text:p>
          </table:table-cell>
          <table:table-cell office:value-type="string">
            <text:p>2.30536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rt-Mardyck, France</text:p>
          </table:table-cell>
          <table:table-cell office:value-type="float" office:value="200">
            <text:p>200</text:p>
          </table:table-cell>
          <table:table-cell table:formula="of:=CONCATENATE(&quot;[&quot;;[.G51];&quot;,&quot;;[.H51];&quot;,'blue',&quot;;1;&quot;,_&quot;;[.C51];&quot; - &quot;;[.F51];&quot;_],&quot;)" office:value-type="string" office:string-value="[51.030968,2.3053659,'blue',1,_Fort-Mardyck - Bibliothèque municipale_],">
            <text:p>[51.030968,2.3053659,'blue',1,_Fort-Mardyck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Fourmi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018301</text:p>
          </table:table-cell>
          <table:table-cell office:value-type="string">
            <text:p>4.0469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urmies, France</text:p>
          </table:table-cell>
          <table:table-cell office:value-type="float" office:value="200">
            <text:p>200</text:p>
          </table:table-cell>
          <table:table-cell table:formula="of:=CONCATENATE(&quot;[&quot;;[.G52];&quot;,&quot;;[.H52];&quot;,'blue',&quot;;1;&quot;,_&quot;;[.C52];&quot; - &quot;;[.F52];&quot;_],&quot;)" office:value-type="string" office:string-value="[50.018301,4.046972,'blue',1,_Fourmies - Bibliothèque municipale_],">
            <text:p>[50.018301,4.046972,'blue',1,_Fourmi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Godewaersveld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793405</text:p>
          </table:table-cell>
          <table:table-cell office:value-type="string">
            <text:p>2.6474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odewaersvelde, France</text:p>
          </table:table-cell>
          <table:table-cell office:value-type="float" office:value="200">
            <text:p>200</text:p>
          </table:table-cell>
          <table:table-cell table:formula="of:=CONCATENATE(&quot;[&quot;;[.G53];&quot;,&quot;;[.H53];&quot;,'blue',&quot;;1;&quot;,_&quot;;[.C53];&quot; - &quot;;[.F53];&quot;_],&quot;)" office:value-type="string" office:string-value="[50.793405,2.647444,'blue',1,_Godewaersvelde - Médiathèque municipale_],">
            <text:p>[50.793405,2.647444,'blue',1,_Godewaersvelde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Gorgue (La)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36133</text:p>
          </table:table-cell>
          <table:table-cell office:value-type="string">
            <text:p>2.7060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Gorgue, France</text:p>
          </table:table-cell>
          <table:table-cell office:value-type="float" office:value="200">
            <text:p>200</text:p>
          </table:table-cell>
          <table:table-cell table:formula="of:=CONCATENATE(&quot;[&quot;;[.G54];&quot;,&quot;;[.H54];&quot;,'blue',&quot;;1;&quot;,_&quot;;[.C54];&quot; - &quot;;[.F54];&quot;_],&quot;)" office:value-type="string" office:string-value="[50.636133,2.706088,'blue',1,_Gorgue (La) - Bibliothèque municipale_],">
            <text:p>[50.636133,2.706088,'blue',1,_Gorgue (La)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Grand-Fort-Philipp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François Mitterrand</text:p>
          </table:table-cell>
          <table:table-cell office:value-type="string">
            <text:p>51.001619</text:p>
          </table:table-cell>
          <table:table-cell office:value-type="string">
            <text:p>2.1054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rand-Fort-Philippe, France</text:p>
          </table:table-cell>
          <table:table-cell office:value-type="float" office:value="200">
            <text:p>200</text:p>
          </table:table-cell>
          <table:table-cell table:formula="of:=CONCATENATE(&quot;[&quot;;[.G55];&quot;,&quot;;[.H55];&quot;,'blue',&quot;;1;&quot;,_&quot;;[.C55];&quot; - &quot;;[.F55];&quot;_],&quot;)" office:value-type="string" office:string-value="[51.001619,2.105458,'blue',1,_Grand-Fort-Philippe - Médiathèque municipale François Mitterrand_],">
            <text:p>[51.001619,2.105458,'blue',1,_Grand-Fort-Philippe - Médiathèque municipale François Mitterrand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Grande-Synth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Nelson Mandéla</text:p>
          </table:table-cell>
          <table:table-cell office:value-type="string">
            <text:p>51.013547</text:p>
          </table:table-cell>
          <table:table-cell office:value-type="string">
            <text:p>2.3025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rande-Synthe, France</text:p>
          </table:table-cell>
          <table:table-cell office:value-type="float" office:value="200">
            <text:p>200</text:p>
          </table:table-cell>
          <table:table-cell table:formula="of:=CONCATENATE(&quot;[&quot;;[.G56];&quot;,&quot;;[.H56];&quot;,'blue',&quot;;1;&quot;,_&quot;;[.C56];&quot; - &quot;;[.F56];&quot;_],&quot;)" office:value-type="string" office:string-value="[51.013547,2.302577,'blue',1,_Grande-Synthe - Médiathèque municipale Nelson Mandéla_],">
            <text:p>[51.013547,2.302577,'blue',1,_Grande-Synthe - Médiathèque municipale Nelson Mandéla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Graveli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98707</text:p>
          </table:table-cell>
          <table:table-cell office:value-type="string">
            <text:p>2.1255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ravelines, France</text:p>
          </table:table-cell>
          <table:table-cell office:value-type="float" office:value="200">
            <text:p>200</text:p>
          </table:table-cell>
          <table:table-cell table:formula="of:=CONCATENATE(&quot;[&quot;;[.G57];&quot;,&quot;;[.H57];&quot;,'blue',&quot;;1;&quot;,_&quot;;[.C57];&quot; - &quot;;[.F57];&quot;_],&quot;)" office:value-type="string" office:string-value="[50.98707,2.125537,'blue',1,_Gravelines - Médiathèque municipale_],">
            <text:p>[50.98707,2.125537,'blue',1,_Gravelines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Guesna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ediathèque municipale</text:p>
          </table:table-cell>
          <table:table-cell office:value-type="string">
            <text:p>50.348584</text:p>
          </table:table-cell>
          <table:table-cell office:value-type="string">
            <text:p>3.1479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uesnain, France</text:p>
          </table:table-cell>
          <table:table-cell office:value-type="float" office:value="200">
            <text:p>200</text:p>
          </table:table-cell>
          <table:table-cell table:formula="of:=CONCATENATE(&quot;[&quot;;[.G58];&quot;,&quot;;[.H58];&quot;,'blue',&quot;;1;&quot;,_&quot;;[.C58];&quot; - &quot;;[.F58];&quot;_],&quot;)" office:value-type="string" office:string-value="[50.348584,3.147943,'blue',1,_Guesnain - Mediathèque municipale_],">
            <text:p>[50.348584,3.147943,'blue',1,_Guesnain - Me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allu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782824</text:p>
          </table:table-cell>
          <table:table-cell office:value-type="string">
            <text:p>3.1278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lluin, France</text:p>
          </table:table-cell>
          <table:table-cell office:value-type="float" office:value="200">
            <text:p>200</text:p>
          </table:table-cell>
          <table:table-cell table:formula="of:=CONCATENATE(&quot;[&quot;;[.G59];&quot;,&quot;;[.H59];&quot;,'blue',&quot;;1;&quot;,_&quot;;[.C59];&quot; - &quot;;[.F59];&quot;_],&quot;)" office:value-type="string" office:string-value="[50.782824,3.127845,'blue',1,_Halluin - Bibliothèque municipale_],">
            <text:p>[50.782824,3.127845,'blue',1,_Hallu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aubourd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0953</text:p>
          </table:table-cell>
          <table:table-cell office:value-type="string">
            <text:p>2.9847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ubourdin, France</text:p>
          </table:table-cell>
          <table:table-cell office:value-type="float" office:value="200">
            <text:p>200</text:p>
          </table:table-cell>
          <table:table-cell table:formula="of:=CONCATENATE(&quot;[&quot;;[.G60];&quot;,&quot;;[.H60];&quot;,'blue',&quot;;1;&quot;,_&quot;;[.C60];&quot; - &quot;;[.F60];&quot;_],&quot;)" office:value-type="string" office:string-value="[50.60953,2.984736,'blue',1,_Haubourdin - Bibliothèque municipale_],">
            <text:p>[50.60953,2.984736,'blue',1,_Haubourd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autmon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Jean Jaurès</text:p>
          </table:table-cell>
          <table:table-cell office:value-type="string">
            <text:p>50.246997</text:p>
          </table:table-cell>
          <table:table-cell office:value-type="string">
            <text:p>3.917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utmont, France</text:p>
          </table:table-cell>
          <table:table-cell office:value-type="float" office:value="200">
            <text:p>200</text:p>
          </table:table-cell>
          <table:table-cell table:formula="of:=CONCATENATE(&quot;[&quot;;[.G61];&quot;,&quot;;[.H61];&quot;,'blue',&quot;;1;&quot;,_&quot;;[.C61];&quot; - &quot;;[.F61];&quot;_],&quot;)" office:value-type="string" office:string-value="[50.246997,3.91708,'blue',1,_Hautmont - Bibliothèque municipale Jean Jaurès_],">
            <text:p>[50.246997,3.91708,'blue',1,_Hautmont - Bibliothèque municipale Jean Jaurès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averskerqu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41975</text:p>
          </table:table-cell>
          <table:table-cell office:value-type="string">
            <text:p>2.5410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verskerque, France</text:p>
          </table:table-cell>
          <table:table-cell office:value-type="float" office:value="200">
            <text:p>200</text:p>
          </table:table-cell>
          <table:table-cell table:formula="of:=CONCATENATE(&quot;[&quot;;[.G62];&quot;,&quot;;[.H62];&quot;,'blue',&quot;;1;&quot;,_&quot;;[.C62];&quot; - &quot;;[.F62];&quot;_],&quot;)" office:value-type="string" office:string-value="[50.641975,2.541052,'blue',1,_Haverskerque - Bibliothèque municipale_],">
            <text:p>[50.641975,2.541052,'blue',1,_Haverskerqu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azebrouck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72748</text:p>
          </table:table-cell>
          <table:table-cell office:value-type="string">
            <text:p>2.5425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zebrouck, France</text:p>
          </table:table-cell>
          <table:table-cell office:value-type="float" office:value="200">
            <text:p>200</text:p>
          </table:table-cell>
          <table:table-cell table:formula="of:=CONCATENATE(&quot;[&quot;;[.G63];&quot;,&quot;;[.H63];&quot;,'blue',&quot;;1;&quot;,_&quot;;[.C63];&quot; - &quot;;[.F63];&quot;_],&quot;)" office:value-type="string" office:string-value="[50.72748,2.542555,'blue',1,_Hazebrouck - Bibliothèque municipale_],">
            <text:p>[50.72748,2.542555,'blue',1,_Hazebrouck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azebrouck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(annexe de la Bdp) Antenne de Flandre</text:p>
          </table:table-cell>
          <table:table-cell office:value-type="string">
            <text:p>50.72748</text:p>
          </table:table-cell>
          <table:table-cell office:value-type="string">
            <text:p>2.5425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zebrouck, France</text:p>
          </table:table-cell>
          <table:table-cell office:value-type="float" office:value="200">
            <text:p>200</text:p>
          </table:table-cell>
          <table:table-cell table:formula="of:=CONCATENATE(&quot;[&quot;;[.G64];&quot;,&quot;;[.H64];&quot;,'blue',&quot;;1;&quot;,_&quot;;[.C64];&quot; - &quot;;[.F64];&quot;_],&quot;)" office:value-type="string" office:string-value="[50.72748,2.542555,'blue',1,_Hazebrouck - Médiathèque (annexe de la Bdp) Antenne de Flandre_],">
            <text:p>[50.72748,2.542555,'blue',1,_Hazebrouck - Médiathèque (annexe de la Bdp) Antenne de Flandr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ellemmes-Lil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communale</text:p>
          </table:table-cell>
          <table:table-cell office:value-type="string">
            <text:p>50.6312585</text:p>
          </table:table-cell>
          <table:table-cell office:value-type="string">
            <text:p>3.1114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ellemmes, Lille, France</text:p>
          </table:table-cell>
          <table:table-cell office:value-type="float" office:value="200">
            <text:p>200</text:p>
          </table:table-cell>
          <table:table-cell table:formula="of:=CONCATENATE(&quot;[&quot;;[.G65];&quot;,&quot;;[.H65];&quot;,'blue',&quot;;1;&quot;,_&quot;;[.C65];&quot; - &quot;;[.F65];&quot;_],&quot;)" office:value-type="string" office:string-value="[50.6312585,3.1114773,'blue',1,_Hellemmes-Lille - Bibliothèque communale_],">
            <text:p>[50.6312585,3.1114773,'blue',1,_Hellemmes-Lille - Bibliothèque commun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ellemmes-Lil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départementale du Nord</text:p>
          </table:table-cell>
          <table:table-cell office:value-type="string">
            <text:p>50.6312585</text:p>
          </table:table-cell>
          <table:table-cell office:value-type="string">
            <text:p>3.1114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ellemmes, Lille, France</text:p>
          </table:table-cell>
          <table:table-cell office:value-type="float" office:value="200">
            <text:p>200</text:p>
          </table:table-cell>
          <table:table-cell table:formula="of:=CONCATENATE(&quot;[&quot;;[.G66];&quot;,&quot;;[.H66];&quot;,'blue',&quot;;1;&quot;,_&quot;;[.C66];&quot; - &quot;;[.F66];&quot;_],&quot;)" office:value-type="string" office:string-value="[50.6312585,3.1114773,'blue',1,_Hellemmes-Lille - Médiathèque départementale du Nord_],">
            <text:p>[50.6312585,3.1114773,'blue',1,_Hellemmes-Lille - Médiathèque départementale du Nord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ornaing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Maxence Van Der Méersch</text:p>
          </table:table-cell>
          <table:table-cell office:value-type="string">
            <text:p>50.369348</text:p>
          </table:table-cell>
          <table:table-cell office:value-type="string">
            <text:p>3.337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rnaing, France</text:p>
          </table:table-cell>
          <table:table-cell office:value-type="float" office:value="200">
            <text:p>200</text:p>
          </table:table-cell>
          <table:table-cell table:formula="of:=CONCATENATE(&quot;[&quot;;[.G67];&quot;,&quot;;[.H67];&quot;,'blue',&quot;;1;&quot;,_&quot;;[.C67];&quot; - &quot;;[.F67];&quot;_],&quot;)" office:value-type="string" office:string-value="[50.369348,3.337115,'blue',1,_Hornaing - Médiathèque municipale Maxence Van Der Méersch_],">
            <text:p>[50.369348,3.337115,'blue',1,_Hornaing - Médiathèque municipale Maxence Van Der Méersch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ouplin-Ancoisn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arcel Pagnol</text:p>
          </table:table-cell>
          <table:table-cell office:value-type="string">
            <text:p>50.562</text:p>
          </table:table-cell>
          <table:table-cell office:value-type="string">
            <text:p>3.0004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uplin-Ancoisne, France</text:p>
          </table:table-cell>
          <table:table-cell office:value-type="float" office:value="200">
            <text:p>200</text:p>
          </table:table-cell>
          <table:table-cell table:formula="of:=CONCATENATE(&quot;[&quot;;[.G68];&quot;,&quot;;[.H68];&quot;,'blue',&quot;;1;&quot;,_&quot;;[.C68];&quot; - &quot;;[.F68];&quot;_],&quot;)" office:value-type="string" office:string-value="[50.562,3.000458,'blue',1,_Houplin-Ancoisne - Médiathèque Marcel Pagnol_],">
            <text:p>[50.562,3.000458,'blue',1,_Houplin-Ancoisne - Médiathèque Marcel Pagno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Houpli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9533</text:p>
          </table:table-cell>
          <table:table-cell office:value-type="string">
            <text:p>2.9153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uplines, France</text:p>
          </table:table-cell>
          <table:table-cell office:value-type="float" office:value="200">
            <text:p>200</text:p>
          </table:table-cell>
          <table:table-cell table:formula="of:=CONCATENATE(&quot;[&quot;;[.G69];&quot;,&quot;;[.H69];&quot;,'blue',&quot;;1;&quot;,_&quot;;[.C69];&quot; - &quot;;[.F69];&quot;_],&quot;)" office:value-type="string" office:string-value="[50.69533,2.915396,'blue',1,_Houplines - Bibliothèque municipale_],">
            <text:p>[50.69533,2.915396,'blue',1,_Houplin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ambres-Lez-Douai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de la MJC</text:p>
          </table:table-cell>
          <table:table-cell office:value-type="string">
            <text:p>50.354695</text:p>
          </table:table-cell>
          <table:table-cell office:value-type="string">
            <text:p>3.0650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mbres-Lez-Douai, France</text:p>
          </table:table-cell>
          <table:table-cell office:value-type="float" office:value="200">
            <text:p>200</text:p>
          </table:table-cell>
          <table:table-cell table:formula="of:=CONCATENATE(&quot;[&quot;;[.G70];&quot;,&quot;;[.H70];&quot;,'blue',&quot;;1;&quot;,_&quot;;[.C70];&quot; - &quot;;[.F70];&quot;_],&quot;)" office:value-type="string" office:string-value="[50.354695,3.065022,'blue',1,_Lambres-Lez-Douai - Médiathèque municipale de la MJC_],">
            <text:p>[50.354695,3.065022,'blue',1,_Lambres-Lez-Douai - Médiathèque municipale de la MJC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andreci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Philippe Lamour</text:p>
          </table:table-cell>
          <table:table-cell office:value-type="string">
            <text:p>50.125434</text:p>
          </table:table-cell>
          <table:table-cell office:value-type="string">
            <text:p>3.6916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ndrecies, France</text:p>
          </table:table-cell>
          <table:table-cell office:value-type="float" office:value="200">
            <text:p>200</text:p>
          </table:table-cell>
          <table:table-cell table:formula="of:=CONCATENATE(&quot;[&quot;;[.G71];&quot;,&quot;;[.H71];&quot;,'blue',&quot;;1;&quot;,_&quot;;[.C71];&quot; - &quot;;[.F71];&quot;_],&quot;)" office:value-type="string" office:string-value="[50.125434,3.691623,'blue',1,_Landrecies - Bibliothèque municipale Philippe Lamour_],">
            <text:p>[50.125434,3.691623,'blue',1,_Landrecies - Bibliothèque municipale Philippe Lamour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anno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65802</text:p>
          </table:table-cell>
          <table:table-cell office:value-type="string">
            <text:p>3.2107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nnoy, France</text:p>
          </table:table-cell>
          <table:table-cell office:value-type="float" office:value="200">
            <text:p>200</text:p>
          </table:table-cell>
          <table:table-cell table:formula="of:=CONCATENATE(&quot;[&quot;;[.G72];&quot;,&quot;;[.H72];&quot;,'blue',&quot;;1;&quot;,_&quot;;[.C72];&quot; - &quot;;[.F72];&quot;_],&quot;)" office:value-type="string" office:string-value="[50.665802,3.210788,'blue',1,_Lannoy - Bibliothèque municipale_],">
            <text:p>[50.665802,3.210788,'blue',1,_Lannoy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effrinckouck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1.050913</text:p>
          </table:table-cell>
          <table:table-cell office:value-type="string">
            <text:p>2.4384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ffrinckoucke, France</text:p>
          </table:table-cell>
          <table:table-cell office:value-type="float" office:value="200">
            <text:p>200</text:p>
          </table:table-cell>
          <table:table-cell table:formula="of:=CONCATENATE(&quot;[&quot;;[.G73];&quot;,&quot;;[.H73];&quot;,'blue',&quot;;1;&quot;,_&quot;;[.C73];&quot; - &quot;;[.F73];&quot;_],&quot;)" office:value-type="string" office:string-value="[51.050913,2.438462,'blue',1,_Leffrinckoucke - Bibliothèque municipale_],">
            <text:p>[51.050913,2.438462,'blue',1,_Leffrinckouck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ezen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14964</text:p>
          </table:table-cell>
          <table:table-cell office:value-type="string">
            <text:p>3.1170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zennes, France</text:p>
          </table:table-cell>
          <table:table-cell office:value-type="float" office:value="200">
            <text:p>200</text:p>
          </table:table-cell>
          <table:table-cell table:formula="of:=CONCATENATE(&quot;[&quot;;[.G74];&quot;,&quot;;[.H74];&quot;,'blue',&quot;;1;&quot;,_&quot;;[.C74];&quot; - &quot;;[.F74];&quot;_],&quot;)" office:value-type="string" office:string-value="[50.614964,3.117055,'blue',1,_Lezennes - Bibliothèque municipale_],">
            <text:p>[50.614964,3.117055,'blue',1,_Lezenn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il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2925</text:p>
          </table:table-cell>
          <table:table-cell office:value-type="string">
            <text:p>3.057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lle, France</text:p>
          </table:table-cell>
          <table:table-cell office:value-type="float" office:value="200">
            <text:p>200</text:p>
          </table:table-cell>
          <table:table-cell table:formula="of:=CONCATENATE(&quot;[&quot;;[.G75];&quot;,&quot;;[.H75];&quot;,'blue',&quot;;1;&quot;,_&quot;;[.C75];&quot; - &quot;;[.F75];&quot;_],&quot;)" office:value-type="string" office:string-value="[50.62925,3.057256,'blue',1,_Lille - Bibliothèque municipale_],">
            <text:p>[50.62925,3.057256,'blue',1,_Lill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omm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Odyssée Médiathèque de Lomme</text:p>
          </table:table-cell>
          <table:table-cell office:value-type="string">
            <text:p>50.641402</text:p>
          </table:table-cell>
          <table:table-cell office:value-type="string">
            <text:p>3.0083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omme, Lille, France</text:p>
          </table:table-cell>
          <table:table-cell office:value-type="float" office:value="200">
            <text:p>200</text:p>
          </table:table-cell>
          <table:table-cell table:formula="of:=CONCATENATE(&quot;[&quot;;[.G76];&quot;,&quot;;[.H76];&quot;,'blue',&quot;;1;&quot;,_&quot;;[.C76];&quot; - &quot;;[.F76];&quot;_],&quot;)" office:value-type="string" office:string-value="[50.641402,3.008377,'blue',1,_Lomme - Odyssée Médiathèque de Lomme_],">
            <text:p>[50.641402,3.008377,'blue',1,_Lomme - Odyssée Médiathèque de Lomm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oon-Plag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Marcel Pagnol</text:p>
          </table:table-cell>
          <table:table-cell office:value-type="string">
            <text:p>50.998117</text:p>
          </table:table-cell>
          <table:table-cell office:value-type="string">
            <text:p>2.2256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oon-Plage, France</text:p>
          </table:table-cell>
          <table:table-cell office:value-type="float" office:value="200">
            <text:p>200</text:p>
          </table:table-cell>
          <table:table-cell table:formula="of:=CONCATENATE(&quot;[&quot;;[.G77];&quot;,&quot;;[.H77];&quot;,'blue',&quot;;1;&quot;,_&quot;;[.C77];&quot; - &quot;;[.F77];&quot;_],&quot;)" office:value-type="string" office:string-value="[50.998117,2.2256269,'blue',1,_Loon-Plage - Bibliothèque municipale Marcel Pagnol_],">
            <text:p>[50.998117,2.2256269,'blue',1,_Loon-Plage - Bibliothèque municipale Marcel Pagno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oo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45791</text:p>
          </table:table-cell>
          <table:table-cell office:value-type="string">
            <text:p>2.7927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oos, France</text:p>
          </table:table-cell>
          <table:table-cell office:value-type="float" office:value="200">
            <text:p>200</text:p>
          </table:table-cell>
          <table:table-cell table:formula="of:=CONCATENATE(&quot;[&quot;;[.G78];&quot;,&quot;;[.H78];&quot;,'blue',&quot;;1;&quot;,_&quot;;[.C78];&quot; - &quot;;[.F78];&quot;_],&quot;)" office:value-type="string" office:string-value="[50.45791,2.792788,'blue',1,_Loos - Bibliothèque municipale_],">
            <text:p>[50.45791,2.792788,'blue',1,_Loo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ourch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15201</text:p>
          </table:table-cell>
          <table:table-cell office:value-type="string">
            <text:p>3.3535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ourches, France</text:p>
          </table:table-cell>
          <table:table-cell office:value-type="float" office:value="200">
            <text:p>200</text:p>
          </table:table-cell>
          <table:table-cell table:formula="of:=CONCATENATE(&quot;[&quot;;[.G79];&quot;,&quot;;[.H79];&quot;,'blue',&quot;;1;&quot;,_&quot;;[.C79];&quot; - &quot;;[.F79];&quot;_],&quot;)" office:value-type="string" office:string-value="[50.315201,3.353589,'blue',1,_Lourches - Bibliothèque municipale_],">
            <text:p>[50.315201,3.353589,'blue',1,_Lourch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ouvroil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26374</text:p>
          </table:table-cell>
          <table:table-cell office:value-type="string">
            <text:p>3.959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ouvroil, France</text:p>
          </table:table-cell>
          <table:table-cell office:value-type="float" office:value="200">
            <text:p>200</text:p>
          </table:table-cell>
          <table:table-cell table:formula="of:=CONCATENATE(&quot;[&quot;;[.G80];&quot;,&quot;;[.H80];&quot;,'blue',&quot;;1;&quot;,_&quot;;[.C80];&quot; - &quot;;[.F80];&quot;_],&quot;)" office:value-type="string" office:string-value="[50.26374,3.959502,'blue',1,_Louvroil - Bibliothèque municipale_],">
            <text:p>[50.26374,3.959502,'blue',1,_Louvroil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Lys-Lez-Lannoy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67452</text:p>
          </table:table-cell>
          <table:table-cell office:value-type="string">
            <text:p>3.2168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ys-lez-Lannoy, France</text:p>
          </table:table-cell>
          <table:table-cell office:value-type="float" office:value="200">
            <text:p>200</text:p>
          </table:table-cell>
          <table:table-cell table:formula="of:=CONCATENATE(&quot;[&quot;;[.G81];&quot;,&quot;;[.H81];&quot;,'blue',&quot;;1;&quot;,_&quot;;[.C81];&quot; - &quot;;[.F81];&quot;_],&quot;)" office:value-type="string" office:string-value="[50.67452,3.216898,'blue',1,_Lys-Lez-Lannoy - Médiathèque municipale_],">
            <text:p>[50.67452,3.216898,'blue',1,_Lys-Lez-Lannoy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arcq-en-Baroeul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André Malraux</text:p>
          </table:table-cell>
          <table:table-cell office:value-type="string">
            <text:p>50.670368</text:p>
          </table:table-cell>
          <table:table-cell office:value-type="string">
            <text:p>3.0962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rcq-en-Barœul, France</text:p>
          </table:table-cell>
          <table:table-cell office:value-type="float" office:value="200">
            <text:p>200</text:p>
          </table:table-cell>
          <table:table-cell table:formula="of:=CONCATENATE(&quot;[&quot;;[.G82];&quot;,&quot;;[.H82];&quot;,'blue',&quot;;1;&quot;,_&quot;;[.C82];&quot; - &quot;;[.F82];&quot;_],&quot;)" office:value-type="string" office:string-value="[50.670368,3.096267,'blue',1,_Marcq-en-Baroeul - Bibliothèque municipale André Malraux_],">
            <text:p>[50.670368,3.096267,'blue',1,_Marcq-en-Baroeul - Bibliothèque municipale André Malraux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arquette-Lez-Lil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74339</text:p>
          </table:table-cell>
          <table:table-cell office:value-type="string">
            <text:p>3.0623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rquette-Lez-Lille, France</text:p>
          </table:table-cell>
          <table:table-cell office:value-type="float" office:value="200">
            <text:p>200</text:p>
          </table:table-cell>
          <table:table-cell table:formula="of:=CONCATENATE(&quot;[&quot;;[.G83];&quot;,&quot;;[.H83];&quot;,'blue',&quot;;1;&quot;,_&quot;;[.C83];&quot; - &quot;;[.F83];&quot;_],&quot;)" office:value-type="string" office:string-value="[50.674339,3.062324,'blue',1,_Marquette-Lez-Lille - Bibliothèque municipale_],">
            <text:p>[50.674339,3.062324,'blue',1,_Marquette-Lez-Lill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aubeug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centre Culturel de l'Arsenal</text:p>
          </table:table-cell>
          <table:table-cell office:value-type="string">
            <text:p>50.280228</text:p>
          </table:table-cell>
          <table:table-cell office:value-type="string">
            <text:p>3.96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ubeuge, France</text:p>
          </table:table-cell>
          <table:table-cell office:value-type="float" office:value="200">
            <text:p>200</text:p>
          </table:table-cell>
          <table:table-cell table:formula="of:=CONCATENATE(&quot;[&quot;;[.G84];&quot;,&quot;;[.H84];&quot;,'blue',&quot;;1;&quot;,_&quot;;[.C84];&quot; - &quot;;[.F84];&quot;_],&quot;)" office:value-type="string" office:string-value="[50.280228,3.9674,'blue',1,_Maubeuge - Bibliothèque municipale centre Culturel de l'Arsenal_],">
            <text:p>[50.280228,3.9674,'blue',1,_Maubeuge - Bibliothèque municipale centre Culturel de l'Arsena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érigni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André Malraux</text:p>
          </table:table-cell>
          <table:table-cell office:value-type="string">
            <text:p>50.505926</text:p>
          </table:table-cell>
          <table:table-cell office:value-type="string">
            <text:p>3.1100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érignies, France</text:p>
          </table:table-cell>
          <table:table-cell office:value-type="float" office:value="200">
            <text:p>200</text:p>
          </table:table-cell>
          <table:table-cell table:formula="of:=CONCATENATE(&quot;[&quot;;[.G85];&quot;,&quot;;[.H85];&quot;,'blue',&quot;;1;&quot;,_&quot;;[.C85];&quot; - &quot;;[.F85];&quot;_],&quot;)" office:value-type="string" office:string-value="[50.505926,3.110068,'blue',1,_Mérignies - Médiathèque municipale André Malraux_],">
            <text:p>[50.505926,3.110068,'blue',1,_Mérignies - Médiathèque municipale André Malraux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ervil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espace Culturel Robert Hossein</text:p>
          </table:table-cell>
          <table:table-cell office:value-type="string">
            <text:p>50.642989</text:p>
          </table:table-cell>
          <table:table-cell office:value-type="string">
            <text:p>2.6392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erville, France</text:p>
          </table:table-cell>
          <table:table-cell office:value-type="float" office:value="200">
            <text:p>200</text:p>
          </table:table-cell>
          <table:table-cell table:formula="of:=CONCATENATE(&quot;[&quot;;[.G86];&quot;,&quot;;[.H86];&quot;,'blue',&quot;;1;&quot;,_&quot;;[.C86];&quot; - &quot;;[.F86];&quot;_],&quot;)" office:value-type="string" office:string-value="[50.642989,2.639274,'blue',1,_Merville - Médiathèque municipale espace Culturel Robert Hossein_],">
            <text:p>[50.642989,2.639274,'blue',1,_Merville - Médiathèque municipale espace Culturel Robert Hossein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ons-en-Baroeul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42006</text:p>
          </table:table-cell>
          <table:table-cell office:value-type="string">
            <text:p>3.1076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s-en-Barœul, France</text:p>
          </table:table-cell>
          <table:table-cell office:value-type="float" office:value="200">
            <text:p>200</text:p>
          </table:table-cell>
          <table:table-cell table:formula="of:=CONCATENATE(&quot;[&quot;;[.G87];&quot;,&quot;;[.H87];&quot;,'blue',&quot;;1;&quot;,_&quot;;[.C87];&quot; - &quot;;[.F87];&quot;_],&quot;)" office:value-type="string" office:string-value="[50.642006,3.107673,'blue',1,_Mons-en-Baroeul - Bibliothèque municipale_],">
            <text:p>[50.642006,3.107673,'blue',1,_Mons-en-Baroeul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ons-en-Pevè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480352</text:p>
          </table:table-cell>
          <table:table-cell office:value-type="string">
            <text:p>3.0995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s-en-Pévèle, France</text:p>
          </table:table-cell>
          <table:table-cell office:value-type="float" office:value="200">
            <text:p>200</text:p>
          </table:table-cell>
          <table:table-cell table:formula="of:=CONCATENATE(&quot;[&quot;;[.G88];&quot;,&quot;;[.H88];&quot;,'blue',&quot;;1;&quot;,_&quot;;[.C88];&quot; - &quot;;[.F88];&quot;_],&quot;)" office:value-type="string" office:string-value="[50.480352,3.099575,'blue',1,_Mons-en-Pevèle - Médiathèque municipale_],">
            <text:p>[50.480352,3.099575,'blue',1,_Mons-en-Pevèle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Montigny-en-Ostreven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66481</text:p>
          </table:table-cell>
          <table:table-cell office:value-type="string">
            <text:p>3.1860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igny-en-Ostrevent, France</text:p>
          </table:table-cell>
          <table:table-cell office:value-type="float" office:value="200">
            <text:p>200</text:p>
          </table:table-cell>
          <table:table-cell table:formula="of:=CONCATENATE(&quot;[&quot;;[.G89];&quot;,&quot;;[.H89];&quot;,'blue',&quot;;1;&quot;,_&quot;;[.C89];&quot; - &quot;;[.F89];&quot;_],&quot;)" office:value-type="string" office:string-value="[50.366481,3.186042,'blue',1,_Montigny-en-Ostrevent - Bibliothèque municipale_],">
            <text:p>[50.366481,3.186042,'blue',1,_Montigny-en-Ostrevent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Niepp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704851</text:p>
          </table:table-cell>
          <table:table-cell office:value-type="string">
            <text:p>2.838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ieppe, France</text:p>
          </table:table-cell>
          <table:table-cell office:value-type="float" office:value="200">
            <text:p>200</text:p>
          </table:table-cell>
          <table:table-cell table:formula="of:=CONCATENATE(&quot;[&quot;;[.G90];&quot;,&quot;;[.H90];&quot;,'blue',&quot;;1;&quot;,_&quot;;[.C90];&quot; - &quot;;[.F90];&quot;_],&quot;)" office:value-type="string" office:string-value="[50.704851,2.838402,'blue',1,_Nieppe - Bibliothèque municipale_],">
            <text:p>[50.704851,2.838402,'blue',1,_Niepp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Orchi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4745</text:p>
          </table:table-cell>
          <table:table-cell office:value-type="string">
            <text:p>3.2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rchies, France</text:p>
          </table:table-cell>
          <table:table-cell office:value-type="float" office:value="200">
            <text:p>200</text:p>
          </table:table-cell>
          <table:table-cell table:formula="of:=CONCATENATE(&quot;[&quot;;[.G91];&quot;,&quot;;[.H91];&quot;,'blue',&quot;;1;&quot;,_&quot;;[.C91];&quot; - &quot;;[.F91];&quot;_],&quot;)" office:value-type="string" office:string-value="[50.4745,3.2428,'blue',1,_Orchies - Bibliothèque municipale_],">
            <text:p>[50.4745,3.2428,'blue',1,_Orchi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Pont-sur-Sambr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222336</text:p>
          </table:table-cell>
          <table:table-cell office:value-type="string">
            <text:p>3.847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nt-sur-Sambre, France</text:p>
          </table:table-cell>
          <table:table-cell office:value-type="float" office:value="200">
            <text:p>200</text:p>
          </table:table-cell>
          <table:table-cell table:formula="of:=CONCATENATE(&quot;[&quot;;[.G92];&quot;,&quot;;[.H92];&quot;,'blue',&quot;;1;&quot;,_&quot;;[.C92];&quot; - &quot;;[.F92];&quot;_],&quot;)" office:value-type="string" office:string-value="[50.222336,3.847567,'blue',1,_Pont-sur-Sambre - Médiathèque municipale_],">
            <text:p>[50.222336,3.847567,'blue',1,_Pont-sur-Sambre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Provil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163214</text:p>
          </table:table-cell>
          <table:table-cell office:value-type="string">
            <text:p>3.209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oville, France</text:p>
          </table:table-cell>
          <table:table-cell office:value-type="float" office:value="200">
            <text:p>200</text:p>
          </table:table-cell>
          <table:table-cell table:formula="of:=CONCATENATE(&quot;[&quot;;[.G93];&quot;,&quot;;[.H93];&quot;,'blue',&quot;;1;&quot;,_&quot;;[.C93];&quot; - &quot;;[.F93];&quot;_],&quot;)" office:value-type="string" office:string-value="[50.163214,3.209844,'blue',1,_Proville - Bibliothèque municipale_],">
            <text:p>[50.163214,3.209844,'blue',1,_Proville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Quesnoy (Le)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714722</text:p>
          </table:table-cell>
          <table:table-cell office:value-type="string">
            <text:p>3.0096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esnoy, France</text:p>
          </table:table-cell>
          <table:table-cell office:value-type="float" office:value="200">
            <text:p>200</text:p>
          </table:table-cell>
          <table:table-cell table:formula="of:=CONCATENATE(&quot;[&quot;;[.G94];&quot;,&quot;;[.H94];&quot;,'blue',&quot;;1;&quot;,_&quot;;[.C94];&quot; - &quot;;[.F94];&quot;_],&quot;)" office:value-type="string" office:string-value="[50.714722,3.009636,'blue',1,_Quesnoy (Le) - Bibliothèque municipale_],">
            <text:p>[50.714722,3.009636,'blue',1,_Quesnoy (Le)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Quesnoy (Le)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(annexe de la Bdp) Antenne du Hainaut-Avesnois</text:p>
          </table:table-cell>
          <table:table-cell office:value-type="string">
            <text:p>50.714722</text:p>
          </table:table-cell>
          <table:table-cell office:value-type="string">
            <text:p>3.0096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esnoy, France</text:p>
          </table:table-cell>
          <table:table-cell office:value-type="float" office:value="200">
            <text:p>200</text:p>
          </table:table-cell>
          <table:table-cell table:formula="of:=CONCATENATE(&quot;[&quot;;[.G95];&quot;,&quot;;[.H95];&quot;,'blue',&quot;;1;&quot;,_&quot;;[.C95];&quot; - &quot;;[.F95];&quot;_],&quot;)" office:value-type="string" office:string-value="[50.714722,3.009636,'blue',1,_Quesnoy (Le) - Médiathèque (annexe de la Bdp) Antenne du Hainaut-Avesnois_],">
            <text:p>[50.714722,3.009636,'blue',1,_Quesnoy (Le) - Médiathèque (annexe de la Bdp) Antenne du Hainaut-Avesnois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Raism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92546</text:p>
          </table:table-cell>
          <table:table-cell office:value-type="string">
            <text:p>3.4849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aismes, France</text:p>
          </table:table-cell>
          <table:table-cell office:value-type="float" office:value="200">
            <text:p>200</text:p>
          </table:table-cell>
          <table:table-cell table:formula="of:=CONCATENATE(&quot;[&quot;;[.G96];&quot;,&quot;;[.H96];&quot;,'blue',&quot;;1;&quot;,_&quot;;[.C96];&quot; - &quot;;[.F96];&quot;_],&quot;)" office:value-type="string" office:string-value="[50.392546,3.484984,'blue',1,_Raismes - Bibliothèque municipale_],">
            <text:p>[50.392546,3.484984,'blue',1,_Raism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Ronch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05934</text:p>
          </table:table-cell>
          <table:table-cell office:value-type="string">
            <text:p>3.0786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nchin, France</text:p>
          </table:table-cell>
          <table:table-cell office:value-type="float" office:value="200">
            <text:p>200</text:p>
          </table:table-cell>
          <table:table-cell table:formula="of:=CONCATENATE(&quot;[&quot;;[.G97];&quot;,&quot;;[.H97];&quot;,'blue',&quot;;1;&quot;,_&quot;;[.C97];&quot; - &quot;;[.F97];&quot;_],&quot;)" office:value-type="string" office:string-value="[50.605934,3.078683,'blue',1,_Ronchin - Bibliothèque municipale_],">
            <text:p>[50.605934,3.078683,'blue',1,_Ronch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Roncq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746301</text:p>
          </table:table-cell>
          <table:table-cell office:value-type="string">
            <text:p>3.1156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ncq, France</text:p>
          </table:table-cell>
          <table:table-cell office:value-type="float" office:value="200">
            <text:p>200</text:p>
          </table:table-cell>
          <table:table-cell table:formula="of:=CONCATENATE(&quot;[&quot;;[.G98];&quot;,&quot;;[.H98];&quot;,'blue',&quot;;1;&quot;,_&quot;;[.C98];&quot; - &quot;;[.F98];&quot;_],&quot;)" office:value-type="string" office:string-value="[50.746301,3.115632,'blue',1,_Roncq - Bibliothèque municipale_],">
            <text:p>[50.746301,3.115632,'blue',1,_Roncq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Roubaix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6927049</text:p>
          </table:table-cell>
          <table:table-cell office:value-type="string">
            <text:p>3.1778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baix, France</text:p>
          </table:table-cell>
          <table:table-cell office:value-type="float" office:value="200">
            <text:p>200</text:p>
          </table:table-cell>
          <table:table-cell table:formula="of:=CONCATENATE(&quot;[&quot;;[.G99];&quot;,&quot;;[.H99];&quot;,'blue',&quot;;1;&quot;,_&quot;;[.C99];&quot; - &quot;;[.F99];&quot;_],&quot;)" office:value-type="string" office:string-value="[50.6927049,3.177847,'blue',1,_Roubaix - Médiathèque municipale_],">
            <text:p>[50.6927049,3.177847,'blue',1,_Roubaix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Saint-Amand-les-Eaux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448979</text:p>
          </table:table-cell>
          <table:table-cell office:value-type="string">
            <text:p>3.4287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int-Amand-les-Eaux, France</text:p>
          </table:table-cell>
          <table:table-cell office:value-type="float" office:value="200">
            <text:p>200</text:p>
          </table:table-cell>
          <table:table-cell table:formula="of:=CONCATENATE(&quot;[&quot;;[.G100];&quot;,&quot;;[.H100];&quot;,'blue',&quot;;1;&quot;,_&quot;;[.C100];&quot; - &quot;;[.F100];&quot;_],&quot;)" office:value-type="string" office:string-value="[50.448979,3.428713,'blue',1,_Saint-Amand-les-Eaux - Médiathèque municipale_],">
            <text:p>[50.448979,3.428713,'blue',1,_Saint-Amand-les-Eaux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Saint-Pol-sur-Mer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Emile Zola</text:p>
          </table:table-cell>
          <table:table-cell office:value-type="string">
            <text:p>51.026461</text:p>
          </table:table-cell>
          <table:table-cell office:value-type="string">
            <text:p>2.342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int-Pol-sur-Mer, France</text:p>
          </table:table-cell>
          <table:table-cell office:value-type="float" office:value="200">
            <text:p>200</text:p>
          </table:table-cell>
          <table:table-cell table:formula="of:=CONCATENATE(&quot;[&quot;;[.G101];&quot;,&quot;;[.H101];&quot;,'blue',&quot;;1;&quot;,_&quot;;[.C101];&quot; - &quot;;[.F101];&quot;_],&quot;)" office:value-type="string" office:string-value="[51.026461,2.34247,'blue',1,_Saint-Pol-sur-Mer - Médiathèque municipale Emile Zola_],">
            <text:p>[51.026461,2.34247,'blue',1,_Saint-Pol-sur-Mer - Médiathèque municipale Emile Zola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Saulzoir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24045</text:p>
          </table:table-cell>
          <table:table-cell office:value-type="string">
            <text:p>3.442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ulzoir, France</text:p>
          </table:table-cell>
          <table:table-cell office:value-type="float" office:value="200">
            <text:p>200</text:p>
          </table:table-cell>
          <table:table-cell table:formula="of:=CONCATENATE(&quot;[&quot;;[.G102];&quot;,&quot;;[.H102];&quot;,'blue',&quot;;1;&quot;,_&quot;;[.C102];&quot; - &quot;;[.F102];&quot;_],&quot;)" office:value-type="string" office:string-value="[50.24045,3.44211,'blue',1,_Saulzoir - Bibliothèque municipale_],">
            <text:p>[50.24045,3.44211,'blue',1,_Saulzoir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Secl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Jacques Estager</text:p>
          </table:table-cell>
          <table:table-cell office:value-type="string">
            <text:p>50.545332</text:p>
          </table:table-cell>
          <table:table-cell office:value-type="string">
            <text:p>3.0265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clin, France</text:p>
          </table:table-cell>
          <table:table-cell office:value-type="float" office:value="200">
            <text:p>200</text:p>
          </table:table-cell>
          <table:table-cell table:formula="of:=CONCATENATE(&quot;[&quot;;[.G103];&quot;,&quot;;[.H103];&quot;,'blue',&quot;;1;&quot;,_&quot;;[.C103];&quot; - &quot;;[.F103];&quot;_],&quot;)" office:value-type="string" office:string-value="[50.545332,3.026566,'blue',1,_Seclin - Bibliothèque municipale Jacques Estager_],">
            <text:p>[50.545332,3.026566,'blue',1,_Seclin - Bibliothèque municipale Jacques Estager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Sequed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Centre Culturel</text:p>
          </table:table-cell>
          <table:table-cell office:value-type="string">
            <text:p>50.625431</text:p>
          </table:table-cell>
          <table:table-cell office:value-type="string">
            <text:p>2.98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quedin, France</text:p>
          </table:table-cell>
          <table:table-cell office:value-type="float" office:value="200">
            <text:p>200</text:p>
          </table:table-cell>
          <table:table-cell table:formula="of:=CONCATENATE(&quot;[&quot;;[.G104];&quot;,&quot;;[.H104];&quot;,'blue',&quot;;1;&quot;,_&quot;;[.C104];&quot; - &quot;;[.F104];&quot;_],&quot;)" office:value-type="string" office:string-value="[50.625431,2.98033,'blue',1,_Sequedin - Bibliothèque municipale Centre Culturel_],">
            <text:p>[50.625431,2.98033,'blue',1,_Sequedin - Bibliothèque municipale Centre Culture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Sin-le-Noble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André Stil</text:p>
          </table:table-cell>
          <table:table-cell office:value-type="string">
            <text:p>50.365851</text:p>
          </table:table-cell>
          <table:table-cell office:value-type="string">
            <text:p>3.1143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n-le-Noble, France</text:p>
          </table:table-cell>
          <table:table-cell office:value-type="float" office:value="200">
            <text:p>200</text:p>
          </table:table-cell>
          <table:table-cell table:formula="of:=CONCATENATE(&quot;[&quot;;[.G105];&quot;,&quot;;[.H105];&quot;,'blue',&quot;;1;&quot;,_&quot;;[.C105];&quot; - &quot;;[.F105];&quot;_],&quot;)" office:value-type="string" office:string-value="[50.365851,3.114329,'blue',1,_Sin-le-Noble - Bibliothèque municipale André Stil_],">
            <text:p>[50.365851,3.114329,'blue',1,_Sin-le-Noble - Bibliothèque municipale André Sti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Teteghem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1.0179199</text:p>
          </table:table-cell>
          <table:table-cell office:value-type="string">
            <text:p>2.4404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éteghem, France</text:p>
          </table:table-cell>
          <table:table-cell office:value-type="float" office:value="200">
            <text:p>200</text:p>
          </table:table-cell>
          <table:table-cell table:formula="of:=CONCATENATE(&quot;[&quot;;[.G106];&quot;,&quot;;[.H106];&quot;,'blue',&quot;;1;&quot;,_&quot;;[.C106];&quot; - &quot;;[.F106];&quot;_],&quot;)" office:value-type="string" office:string-value="[51.0179199,2.440483,'blue',1,_Teteghem - Bibliothèque municipale_],">
            <text:p>[51.0179199,2.440483,'blue',1,_Teteghem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Thian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042469</text:p>
          </table:table-cell>
          <table:table-cell office:value-type="string">
            <text:p>3.4493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ant, France</text:p>
          </table:table-cell>
          <table:table-cell office:value-type="float" office:value="200">
            <text:p>200</text:p>
          </table:table-cell>
          <table:table-cell table:formula="of:=CONCATENATE(&quot;[&quot;;[.G107];&quot;,&quot;;[.H107];&quot;,'blue',&quot;;1;&quot;,_&quot;;[.C107];&quot; - &quot;;[.F107];&quot;_],&quot;)" office:value-type="string" office:string-value="[50.3042469,3.449314,'blue',1,_Thiant - Bibliothèque municipale_],">
            <text:p>[50.3042469,3.449314,'blue',1,_Thiant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Tourcoing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André Malraux</text:p>
          </table:table-cell>
          <table:table-cell office:value-type="string">
            <text:p>50.724993</text:p>
          </table:table-cell>
          <table:table-cell office:value-type="string">
            <text:p>3.162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rcoing, France</text:p>
          </table:table-cell>
          <table:table-cell office:value-type="float" office:value="200">
            <text:p>200</text:p>
          </table:table-cell>
          <table:table-cell table:formula="of:=CONCATENATE(&quot;[&quot;;[.G108];&quot;,&quot;;[.H108];&quot;,'blue',&quot;;1;&quot;,_&quot;;[.C108];&quot; - &quot;;[.F108];&quot;_],&quot;)" office:value-type="string" office:string-value="[50.724993,3.16207,'blue',1,_Tourcoing - Médiathèque municipale André Malraux_],">
            <text:p>[50.724993,3.16207,'blue',1,_Tourcoing - Médiathèque municipale André Malraux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Trith-Saint-Léger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 Gustave Ansart</text:p>
          </table:table-cell>
          <table:table-cell office:value-type="string">
            <text:p>50.329349</text:p>
          </table:table-cell>
          <table:table-cell office:value-type="string">
            <text:p>3.4879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rith-Saint-Léger, France</text:p>
          </table:table-cell>
          <table:table-cell office:value-type="float" office:value="200">
            <text:p>200</text:p>
          </table:table-cell>
          <table:table-cell table:formula="of:=CONCATENATE(&quot;[&quot;;[.G109];&quot;,&quot;;[.H109];&quot;,'blue',&quot;;1;&quot;,_&quot;;[.C109];&quot; - &quot;;[.F109];&quot;_],&quot;)" office:value-type="string" office:string-value="[50.329349,3.487903,'blue',1,_Trith-Saint-Léger - Médiathèque municipale Gustave Ansart_],">
            <text:p>[50.329349,3.487903,'blue',1,_Trith-Saint-Léger - Médiathèque municipale Gustave Ansart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Valencienne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57113</text:p>
          </table:table-cell>
          <table:table-cell office:value-type="string">
            <text:p>3.5183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alenciennes, France</text:p>
          </table:table-cell>
          <table:table-cell office:value-type="float" office:value="200">
            <text:p>200</text:p>
          </table:table-cell>
          <table:table-cell table:formula="of:=CONCATENATE(&quot;[&quot;;[.G110];&quot;,&quot;;[.H110];&quot;,'blue',&quot;;1;&quot;,_&quot;;[.C110];&quot; - &quot;;[.F110];&quot;_],&quot;)" office:value-type="string" office:string-value="[50.357113,3.518332,'blue',1,_Valenciennes - Bibliothèque municipale_],">
            <text:p>[50.357113,3.518332,'blue',1,_Valencienne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Vieux-Berquin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95027</text:p>
          </table:table-cell>
          <table:table-cell office:value-type="string">
            <text:p>2.6444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ieux-Berquin, France</text:p>
          </table:table-cell>
          <table:table-cell office:value-type="float" office:value="200">
            <text:p>200</text:p>
          </table:table-cell>
          <table:table-cell table:formula="of:=CONCATENATE(&quot;[&quot;;[.G111];&quot;,&quot;;[.H111];&quot;,'blue',&quot;;1;&quot;,_&quot;;[.C111];&quot; - &quot;;[.F111];&quot;_],&quot;)" office:value-type="string" office:string-value="[50.695027,2.644432,'blue',1,_Vieux-Berquin - Bibliothèque municipale_],">
            <text:p>[50.695027,2.644432,'blue',1,_Vieux-Berquin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Vieux-Condé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Myatil Michel</text:p>
          </table:table-cell>
          <table:table-cell office:value-type="string">
            <text:p>50.458671</text:p>
          </table:table-cell>
          <table:table-cell office:value-type="string">
            <text:p>3.5686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ieux-Condé, France</text:p>
          </table:table-cell>
          <table:table-cell office:value-type="float" office:value="200">
            <text:p>200</text:p>
          </table:table-cell>
          <table:table-cell table:formula="of:=CONCATENATE(&quot;[&quot;;[.G112];&quot;,&quot;;[.H112];&quot;,'blue',&quot;;1;&quot;,_&quot;;[.C112];&quot; - &quot;;[.F112];&quot;_],&quot;)" office:value-type="string" office:string-value="[50.458671,3.568612,'blue',1,_Vieux-Condé - Bibliothèque municipale Myatil Michel_],">
            <text:p>[50.458671,3.568612,'blue',1,_Vieux-Condé - Bibliothèque municipale Myatil Michel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Villeneuve-d'Ascq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6232523</text:p>
          </table:table-cell>
          <table:table-cell office:value-type="string">
            <text:p>3.14426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illeneuve-d'Ascq, France</text:p>
          </table:table-cell>
          <table:table-cell office:value-type="float" office:value="200">
            <text:p>200</text:p>
          </table:table-cell>
          <table:table-cell table:formula="of:=CONCATENATE(&quot;[&quot;;[.G113];&quot;,&quot;;[.H113];&quot;,'blue',&quot;;1;&quot;,_&quot;;[.C113];&quot; - &quot;;[.F113];&quot;_],&quot;)" office:value-type="string" office:string-value="[50.6232523,3.1442651,'blue',1,_Villeneuve-d'Ascq - Médiathèque municipale_],">
            <text:p>[50.6232523,3.1442651,'blue',1,_Villeneuve-d'Ascq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aller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7427</text:p>
          </table:table-cell>
          <table:table-cell office:value-type="string">
            <text:p>3.391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llers, France</text:p>
          </table:table-cell>
          <table:table-cell office:value-type="float" office:value="200">
            <text:p>200</text:p>
          </table:table-cell>
          <table:table-cell table:formula="of:=CONCATENATE(&quot;[&quot;;[.G114];&quot;,&quot;;[.H114];&quot;,'blue',&quot;;1;&quot;,_&quot;;[.C114];&quot; - &quot;;[.F114];&quot;_],&quot;)" office:value-type="string" office:string-value="[50.37427,3.391335,'blue',1,_Wallers - Bibliothèque municipale_],">
            <text:p>[50.37427,3.391335,'blue',1,_Waller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argnies-le-Grand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312137</text:p>
          </table:table-cell>
          <table:table-cell office:value-type="string">
            <text:p>3.660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rgnies-le-Grand, France</text:p>
          </table:table-cell>
          <table:table-cell office:value-type="float" office:value="200">
            <text:p>200</text:p>
          </table:table-cell>
          <table:table-cell table:formula="of:=CONCATENATE(&quot;[&quot;;[.G115];&quot;,&quot;;[.H115];&quot;,'blue',&quot;;1;&quot;,_&quot;;[.C115];&quot; - &quot;;[.F115];&quot;_],&quot;)" office:value-type="string" office:string-value="[50.312137,3.660402,'blue',1,_Wargnies-le-Grand - Bibliothèque municipale_],">
            <text:p>[50.312137,3.660402,'blue',1,_Wargnies-le-Grand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asquehal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669276</text:p>
          </table:table-cell>
          <table:table-cell office:value-type="string">
            <text:p>3.1307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squehal, France</text:p>
          </table:table-cell>
          <table:table-cell office:value-type="float" office:value="200">
            <text:p>200</text:p>
          </table:table-cell>
          <table:table-cell table:formula="of:=CONCATENATE(&quot;[&quot;;[.G116];&quot;,&quot;;[.H116];&quot;,'blue',&quot;;1;&quot;,_&quot;;[.C116];&quot; - &quot;;[.F116];&quot;_],&quot;)" office:value-type="string" office:string-value="[50.669276,3.130782,'blue',1,_Wasquehal - Bibliothèque municipale_],">
            <text:p>[50.669276,3.130782,'blue',1,_Wasquehal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attrelo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</text:p>
          </table:table-cell>
          <table:table-cell office:value-type="string">
            <text:p>50.701174</text:p>
          </table:table-cell>
          <table:table-cell office:value-type="string">
            <text:p>3.2150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ttrelos, France</text:p>
          </table:table-cell>
          <table:table-cell office:value-type="float" office:value="200">
            <text:p>200</text:p>
          </table:table-cell>
          <table:table-cell table:formula="of:=CONCATENATE(&quot;[&quot;;[.G117];&quot;,&quot;;[.H117];&quot;,'blue',&quot;;1;&quot;,_&quot;;[.C117];&quot; - &quot;;[.F117];&quot;_],&quot;)" office:value-type="string" office:string-value="[50.701174,3.215007,'blue',1,_Wattrelos - Bibliothèque municipale_],">
            <text:p>[50.701174,3.215007,'blue',1,_Wattrelos - Biblio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aziers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Bibliothèque municipale Louis Aragon</text:p>
          </table:table-cell>
          <table:table-cell office:value-type="string">
            <text:p>50.385754</text:p>
          </table:table-cell>
          <table:table-cell office:value-type="string">
            <text:p>3.1090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ziers, France</text:p>
          </table:table-cell>
          <table:table-cell office:value-type="float" office:value="200">
            <text:p>200</text:p>
          </table:table-cell>
          <table:table-cell table:formula="of:=CONCATENATE(&quot;[&quot;;[.G118];&quot;,&quot;;[.H118];&quot;,'blue',&quot;;1;&quot;,_&quot;;[.C118];&quot; - &quot;;[.F118];&quot;_],&quot;)" office:value-type="string" office:string-value="[50.385754,3.109077,'blue',1,_Waziers - Bibliothèque municipale Louis Aragon_],">
            <text:p>[50.385754,3.109077,'blue',1,_Waziers - Bibliothèque municipale Louis Aragon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ervicq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7838218</text:p>
          </table:table-cell>
          <table:table-cell office:value-type="string">
            <text:p>3.04416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rvik, Belgique</text:p>
          </table:table-cell>
          <table:table-cell office:value-type="float" office:value="200">
            <text:p>200</text:p>
          </table:table-cell>
          <table:table-cell table:formula="of:=CONCATENATE(&quot;[&quot;;[.G119];&quot;,&quot;;[.H119];&quot;,'blue',&quot;;1;&quot;,_&quot;;[.C119];&quot; - &quot;;[.F119];&quot;_],&quot;)" office:value-type="string" office:string-value="[50.7838218,3.0441692,'blue',1,_Wervicq - Médiathèque municipale_],">
            <text:p>[50.7838218,3.0441692,'blue',1,_Wervicq - Médiathèque municipale_],</text:p>
          </table:table-cell>
        </table:table-row>
        <table:table-row table:style-name="ro4">
          <table:table-cell table:number-columns-repeated="2" office:value-type="string">
            <text:p>-</text:p>
          </table:table-cell>
          <table:table-cell office:value-type="string">
            <text:p>Wormhout</text:p>
          </table:table-cell>
          <table:table-cell office:value-type="string">
            <text:p>france</text:p>
          </table:table-cell>
          <table:table-cell office:value-type="string">
            <text:p>-</text:p>
          </table:table-cell>
          <table:table-cell office:value-type="string">
            <text:p>Médiathèque municipale</text:p>
          </table:table-cell>
          <table:table-cell office:value-type="string">
            <text:p>50.882814</text:p>
          </table:table-cell>
          <table:table-cell office:value-type="string">
            <text:p>2.4681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ormhout, France</text:p>
          </table:table-cell>
          <table:table-cell office:value-type="float" office:value="200">
            <text:p>200</text:p>
          </table:table-cell>
          <table:table-cell table:formula="of:=CONCATENATE(&quot;[&quot;;[.G120];&quot;,&quot;;[.H120];&quot;,'blue',&quot;;1;&quot;,_&quot;;[.C120];&quot; - &quot;;[.F120];&quot;_],&quot;)" office:value-type="string" office:string-value="[50.882814,2.468155,'blue',1,_Wormhout - Médiathèque municipale_],">
            <text:p>[50.882814,2.468155,'blue',1,_Wormhout - Médiathèque municipale_],</text:p>
          </table:table-cell>
        </table:table-row>
      </table:table>
      <table:named-expressions/>
      <table:database-ranges>
        <table:database-range table:name="__Anonymous_Sheet_DB__1" table:target-range-address="Feuille2.A1:Feuille2.B1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6:51:46.70</meta:creation-date>
    <dc:date>2013-05-12T09:03:51.21</dc:date>
    <meta:editing-duration>P1DT16H6M55S</meta:editing-duration>
    <meta:editing-cycles>2</meta:editing-cycles>
    <meta:generator>LibreOffice/3.6$Windows_x86 LibreOffice_project/2ef5aff-a6fb0ff-166bdff-cf087ad-0f1389</meta:generator>
    <meta:document-statistic meta:table-count="3" meta:cell-count="2287" meta:object-count="119"/>
  </office:meta>
</office:document-meta>
</file>